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otham-Book" svg:font-family="Gotham-Book"/>
    <style:font-face style:name="Mangal1" svg:font-family="Mangal"/>
    <style:font-face style:name="Symbol" svg:font-family="Symbol"/>
    <style:font-face style:name="Gotham-BookItalic" svg:font-family="Gotham-BookItalic" style:font-family-generic="swiss"/>
    <style:font-face style:name="Gotham-Medium" svg:font-family="Gotham-Medium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L" style:family="table">
      <style:table-properties style:width="6.9243in" fo:margin-left="-0.0063in" fo:margin-right="0.0069in" table:align="margins"/>
    </style:style>
    <style:style style:name="RL.A" style:family="table-column">
      <style:table-column-properties style:column-width="0.2806in" style:rel-column-width="2655*"/>
    </style:style>
    <style:style style:name="RL.B" style:family="table-column">
      <style:table-column-properties style:column-width="1.0347in" style:rel-column-width="9793*"/>
    </style:style>
    <style:style style:name="RL.C" style:family="table-column">
      <style:table-column-properties style:column-width="1.0618in" style:rel-column-width="10049*"/>
    </style:style>
    <style:style style:name="RL.D" style:family="table-column">
      <style:table-column-properties style:column-width="1.1215in" style:rel-column-width="10614*"/>
    </style:style>
    <style:style style:name="RL.E" style:family="table-column">
      <style:table-column-properties style:column-width="1.1424in" style:rel-column-width="10811*"/>
    </style:style>
    <style:style style:name="RL.F" style:family="table-column">
      <style:table-column-properties style:column-width="1.1146in" style:rel-column-width="10548*"/>
    </style:style>
    <style:style style:name="RL.G" style:family="table-column">
      <style:table-column-properties style:column-width="1.1694in" style:rel-column-width="11065*"/>
    </style:style>
    <style:style style:name="RL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RL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L.G1" style:family="table-cell" style:data-style-name="N0">
      <style:table-cell-properties fo:padding="0.0382in" fo:border="0.0007in solid #000000"/>
    </style:style>
    <style:style style:name="RL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RL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L.B3" style:family="table-cell">
      <style:table-cell-properties fo:padding="0.0382in" fo:border-left="0.0007in solid #000000" fo:border-right="none" fo:border-top="none" fo:border-bottom="0.0007in solid #000000"/>
    </style:style>
    <style:style style:name="ReadingInformational" style:family="table">
      <style:table-properties style:width="6.925in" table:align="margins"/>
    </style:style>
    <style:style style:name="ReadingInformational.A" style:family="table-column">
      <style:table-column-properties style:column-width="0.2736in" style:rel-column-width="2589*"/>
    </style:style>
    <style:style style:name="ReadingInformational.B" style:family="table-column">
      <style:table-column-properties style:column-width="1.0354in" style:rel-column-width="9798*"/>
    </style:style>
    <style:style style:name="ReadingInformational.C" style:family="table-column">
      <style:table-column-properties style:column-width="1.0611in" style:rel-column-width="10041*"/>
    </style:style>
    <style:style style:name="ReadingInformational.D" style:family="table-column">
      <style:table-column-properties style:column-width="1.1354in" style:rel-column-width="10745*"/>
    </style:style>
    <style:style style:name="ReadingInformational.E" style:family="table-column">
      <style:table-column-properties style:column-width="1.1215in" style:rel-column-width="10613*"/>
    </style:style>
    <style:style style:name="ReadingInformational.F" style:family="table-column">
      <style:table-column-properties style:column-width="1.0951in" style:rel-column-width="10363*"/>
    </style:style>
    <style:style style:name="ReadingInformational.G" style:family="table-column">
      <style:table-column-properties style:column-width="1.2035in" style:rel-column-width="11386*"/>
    </style:style>
    <style:style style:name="ReadingInformational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eadingInformational.C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ReadingInformational.G1" style:family="table-cell" style:data-style-name="N0">
      <style:table-cell-properties fo:padding="0.0382in" fo:border="0.0007in solid #000000"/>
    </style:style>
    <style:style style:name="ReadingInformational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ReadingInformational.B2" style:family="table-cell">
      <style:table-cell-properties fo:padding="0.0382in" fo:border-left="0.0007in solid #000000" fo:border-right="none" fo:border-top="none" fo:border-bottom="0.0007in solid #000000"/>
    </style:style>
    <style:style style:name="ReadingInformational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eadingFoundational" style:family="table">
      <style:table-properties style:width="6.925in" table:align="margins"/>
    </style:style>
    <style:style style:name="ReadingFoundational.A" style:family="table-column">
      <style:table-column-properties style:column-width="0.2736in" style:rel-column-width="2589*"/>
    </style:style>
    <style:style style:name="ReadingFoundational.B" style:family="table-column">
      <style:table-column-properties style:column-width="1.0215in" style:rel-column-width="9667*"/>
    </style:style>
    <style:style style:name="ReadingFoundational.C" style:family="table-column">
      <style:table-column-properties style:column-width="1.1021in" style:rel-column-width="10429*"/>
    </style:style>
    <style:style style:name="ReadingFoundational.D" style:family="table-column">
      <style:table-column-properties style:column-width="1.1285in" style:rel-column-width="10679*"/>
    </style:style>
    <style:style style:name="ReadingFoundational.E" style:family="table-column">
      <style:table-column-properties style:column-width="1.1083in" style:rel-column-width="10488*"/>
    </style:style>
    <style:style style:name="ReadingFoundational.F" style:family="table-column">
      <style:table-column-properties style:column-width="1.075in" style:rel-column-width="10173*"/>
    </style:style>
    <style:style style:name="ReadingFoundational.G" style:family="table-column">
      <style:table-column-properties style:column-width="1.216in" style:rel-column-width="11510*"/>
    </style:style>
    <style:style style:name="ReadingFoundational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eadingFoundational.C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ReadingFoundational.G1" style:family="table-cell" style:data-style-name="N0">
      <style:table-cell-properties fo:padding="0.0382in" fo:border="0.0007in solid #000000"/>
    </style:style>
    <style:style style:name="ReadingFoundational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ReadingFoundational.B2" style:family="table-cell">
      <style:table-cell-properties fo:padding="0.0382in" fo:border-left="0.0007in solid #000000" fo:border-right="none" fo:border-top="none" fo:border-bottom="0.0007in solid #000000"/>
    </style:style>
    <style:style style:name="ReadingFoundational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Writing" style:family="table">
      <style:table-properties style:width="6.925in" table:align="margins"/>
    </style:style>
    <style:style style:name="Writing.A" style:family="table-column">
      <style:table-column-properties style:column-width="0.2806in" style:rel-column-width="404*"/>
    </style:style>
    <style:style style:name="Writing.B" style:family="table-column">
      <style:table-column-properties style:column-width="1.0549in" style:rel-column-width="1519*"/>
    </style:style>
    <style:style style:name="Writing.D" style:family="table-column">
      <style:table-column-properties style:column-width="1.1688in" style:rel-column-width="1683*"/>
    </style:style>
    <style:style style:name="Writing.F" style:family="table-column">
      <style:table-column-properties style:column-width="1.075in" style:rel-column-width="1548*"/>
    </style:style>
    <style:style style:name="Writing.G" style:family="table-column">
      <style:table-column-properties style:column-width="1.2361in" style:rel-column-width="1780*"/>
    </style:style>
    <style:style style:name="Writing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Writing.C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Writing.G1" style:family="table-cell" style:data-style-name="N0">
      <style:table-cell-properties fo:padding="0.0382in" fo:border="0.0007in solid #000000"/>
    </style:style>
    <style:style style:name="Writing.A2" style:family="table-cell">
      <style:table-cell-properties fo:padding="0.0382in" fo:border-left="0.0007in solid #000000" fo:border-right="none" fo:border-top="none" fo:border-bottom="0.0007in solid #000000"/>
    </style:style>
    <style:style style:name="Writing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Writing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SpeakingListening" style:family="table">
      <style:table-properties style:width="6.925in" table:align="margins"/>
    </style:style>
    <style:style style:name="SpeakingListening.A" style:family="table-column">
      <style:table-column-properties style:column-width="0.3in" style:rel-column-width="432*"/>
    </style:style>
    <style:style style:name="SpeakingListening.B" style:family="table-column">
      <style:table-column-properties style:column-width="1.0701in" style:rel-column-width="1541*"/>
    </style:style>
    <style:style style:name="SpeakingListening.D" style:family="table-column">
      <style:table-column-properties style:column-width="1.084in" style:rel-column-width="1561*"/>
    </style:style>
    <style:style style:name="SpeakingListening.E" style:family="table-column">
      <style:table-column-properties style:column-width="1.0417in" style:rel-column-width="1500*"/>
    </style:style>
    <style:style style:name="SpeakingListening.F" style:family="table-column">
      <style:table-column-properties style:column-width="1.0278in" style:rel-column-width="1480*"/>
    </style:style>
    <style:style style:name="SpeakingListening.G" style:family="table-column">
      <style:table-column-properties style:column-width="1.3313in" style:rel-column-width="1917*"/>
    </style:style>
    <style:style style:name="SpeakingListening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peakingListening.C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SpeakingListening.G1" style:family="table-cell" style:data-style-name="N0">
      <style:table-cell-properties fo:padding="0.0382in" fo:border="0.0007in solid #000000"/>
    </style:style>
    <style:style style:name="SpeakingListening.A2" style:family="table-cell">
      <style:table-cell-properties fo:padding="0.0382in" fo:border-left="0.0007in solid #000000" fo:border-right="none" fo:border-top="none" fo:border-bottom="0.0007in solid #000000"/>
    </style:style>
    <style:style style:name="SpeakingListening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peakingListening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Language" style:family="table">
      <style:table-properties style:width="6.925in" table:align="margins"/>
    </style:style>
    <style:style style:name="Language.A" style:family="table-column">
      <style:table-column-properties style:column-width="0.2854in" style:rel-column-width="411*"/>
    </style:style>
    <style:style style:name="Language.B" style:family="table-column">
      <style:table-column-properties style:column-width="1.0986in" style:rel-column-width="1582*"/>
    </style:style>
    <style:style style:name="Language.C" style:family="table-column">
      <style:table-column-properties style:column-width="1.0417in" style:rel-column-width="1500*"/>
    </style:style>
    <style:style style:name="Language.D" style:family="table-column">
      <style:table-column-properties style:column-width="1.0701in" style:rel-column-width="1541*"/>
    </style:style>
    <style:style style:name="Language.E" style:family="table-column">
      <style:table-column-properties style:column-width="1.0847in" style:rel-column-width="1562*"/>
    </style:style>
    <style:style style:name="Language.G" style:family="table-column">
      <style:table-column-properties style:column-width="1.3028in" style:rel-column-width="1876*"/>
    </style:style>
    <style:style style:name="Languag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Language.C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Language.G1" style:family="table-cell" style:data-style-name="N0">
      <style:table-cell-properties fo:padding="0.0382in" fo:border="0.0007in solid #000000"/>
    </style:style>
    <style:style style:name="Language.A2" style:family="table-cell">
      <style:table-cell-properties fo:padding="0.0382in" fo:border-left="0.0007in solid #000000" fo:border-right="none" fo:border-top="none" fo:border-bottom="0.0007in solid #000000"/>
    </style:style>
    <style:style style:name="Languag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Language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Arial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6pt" fo:font-weight="bold" style:font-name-asian="Gotham-Book" style:font-size-asian="6pt" style:font-weight-asian="bold" style:font-name-complex="Gotham-Book" style:font-size-complex="6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6pt" style:font-name-asian="Gotham-Book" style:font-size-asian="6pt" style:font-name-complex="Gotham-Book" style:font-size-complex="6pt"/>
    </style:style>
    <style:style style:name="P5" style:family="paragraph" style:parent-style-name="Table_20_Contents">
      <style:text-properties style:font-name="Arial" fo:font-size="6pt" style:font-size-asian="6pt" style:font-size-complex="6pt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Arial" fo:font-size="6pt" style:font-name-asian="Gotham-Book" style:font-size-asian="6pt" style:font-name-complex="Gotham-Book" style:font-size-complex="6pt"/>
    </style:style>
    <style:style style:name="P7" style:family="paragraph" style:parent-style-name="Table_20_Heading"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 fo:font-size="6pt" style:font-name-asian="Gotham-Book" style:font-size-asian="6pt" style:font-name-complex="Gotham-Book" style:font-size-complex="6pt"/>
    </style:style>
    <style:style style:name="P9" style:family="paragraph" style:parent-style-name="Standard">
      <style:paragraph-properties style:text-autospace="none"/>
      <style:text-properties style:font-name="Arial" fo:font-size="6pt" style:font-name-asian="Gotham-Book" style:font-size-asian="6pt" style:font-name-complex="Gotham-Book" style:font-size-complex="6pt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style:font-name="Gotham-Book" fo:font-size="10pt" style:font-name-asian="Gotham-Book" style:font-size-asian="10pt" style:font-name-complex="Gotham-Book" style:font-size-complex="10pt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style:font-name="Gotham-Book" fo:font-size="7.5pt" style:font-name-asian="Gotham-Book" style:font-size-asian="7.5pt" style:font-name-complex="Gotham-Book" style:font-size-complex="7.5pt"/>
    </style:style>
    <style:style style:name="P12" style:family="paragraph" style:parent-style-name="Standard" style:list-style-name="">
      <style:paragraph-properties style:text-autospace="none"/>
      <style:text-properties style:font-name="Arial" fo:font-size="6pt" style:font-size-asian="6pt" style:font-size-complex="6pt"/>
    </style:style>
    <style:style style:name="P13" style:family="paragraph" style:parent-style-name="Standard">
      <style:text-properties style:font-name="Arial" fo:font-size="6pt" style:font-name-asian="Gotham-Book" style:font-size-asian="6pt" style:font-name-complex="Gotham-Book" style:font-size-complex="6pt"/>
    </style:style>
    <style:style style:name="P14" style:family="paragraph" style:parent-style-name="Standard" style:list-style-name="">
      <style:paragraph-properties fo:text-align="start" style:justify-single-word="false" style:text-autospace="none"/>
      <style:text-properties style:font-name="Arial" fo:font-size="6pt" style:font-name-asian="Gotham-Book" style:font-size-asian="6pt" style:font-name-complex="Gotham-Book" style:font-size-complex="6pt"/>
    </style:style>
    <style:style style:name="P15" style:family="paragraph" style:parent-style-name="Standard" style:list-style-name="">
      <style:paragraph-properties style:text-autospace="none"/>
    </style:style>
    <style:style style:name="P16" style:family="paragraph" style:parent-style-name="Standard" style:list-style-name="">
      <style:paragraph-properties fo:text-align="start" style:justify-single-word="false" style:text-autospace="none"/>
      <style:text-properties style:font-name="Gotham-BookItalic" fo:font-size="7.5pt" fo:font-style="italic" style:font-name-asian="Gotham-BookItalic" style:font-size-asian="7.5pt" style:font-style-asian="italic" style:font-name-complex="Gotham-BookItalic" style:font-size-complex="7.5pt" style:font-style-complex="italic"/>
    </style:style>
    <style:style style:name="P17" style:family="paragraph" style:parent-style-name="Standard" style:list-style-name="">
      <style:paragraph-properties fo:text-align="start" style:justify-single-word="false" style:text-autospace="none"/>
      <style:text-properties style:font-name="Gotham-Medium" fo:font-size="9pt" fo:font-weight="bold" style:font-name-asian="Gotham-Medium" style:font-size-asian="9pt" style:font-weight-asian="bold" style:font-name-complex="Gotham-Medium" style:font-size-complex="9pt" style:font-weight-complex="bold"/>
    </style:style>
    <style:style style:name="P18" style:family="paragraph" style:parent-style-name="Standard">
      <style:text-properties style:font-name="Franklin Gothic Medium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6pt" style:font-size-asian="6pt" style:font-size-complex="6pt"/>
    </style:style>
    <style:style style:name="P20" style:family="paragraph" style:parent-style-name="Table_20_Contents" style:list-style-name="">
      <style:paragraph-properties fo:text-align="start" style:justify-single-word="false" style:text-autospace="none"/>
      <style:text-properties style:font-name="Arial" fo:font-size="6pt" style:font-name-asian="Gotham-Book" style:font-size-asian="6pt" style:font-name-complex="Gotham-Book" style:font-size-complex="6pt"/>
    </style:style>
    <style:style style:name="P21" style:family="paragraph" style:parent-style-name="Table_20_Contents" style:list-style-name="">
      <style:paragraph-properties fo:text-align="start" style:justify-single-word="false" style:text-autospace="none"/>
      <style:text-properties style:font-name="Gotham-Book" fo:font-size="7.5pt" style:font-name-asian="Gotham-Book" style:font-size-asian="7.5pt" style:font-name-complex="Gotham-Book" style:font-size-complex="7.5pt"/>
    </style:style>
    <style:style style:name="P22" style:family="paragraph" style:parent-style-name="Table_20_Contents" style:list-style-name="">
      <style:paragraph-properties fo:text-align="start" style:justify-single-word="false" style:text-autospace="none"/>
      <style:text-properties style:font-name="Gotham-Medium" fo:font-size="9pt" style:font-name-asian="Gotham-Medium" style:font-size-asian="9pt" style:font-name-complex="Gotham-Medium" style:font-size-complex="9pt"/>
    </style:style>
    <style:style style:name="P23" style:family="paragraph" style:parent-style-name="Table_20_Contents" style:list-style-name="">
      <style:paragraph-properties fo:text-align="start" style:justify-single-word="false" style:text-autospace="none"/>
      <style:text-properties style:font-name="Gotham-Medium" fo:font-size="9pt" fo:font-weight="bold" style:font-name-asian="Gotham-Medium" style:font-size-asian="9pt" style:font-weight-asian="bold" style:font-name-complex="Gotham-Medium" style:font-size-complex="9pt" style:font-weight-complex="bold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Heading" style:list-style-name="">
      <style:paragraph-properties fo:text-align="start" style:justify-single-word="false" style:text-autospace="none"/>
      <style:text-properties style:font-name="Gotham-Medium" fo:font-size="9pt" style:font-name-asian="Gotham-Medium" style:font-size-asian="9pt" style:font-name-complex="Gotham-Medium" style:font-size-complex="9pt"/>
    </style:style>
    <style:style style:name="P26" style:family="paragraph" style:parent-style-name="Table_20_Heading">
      <style:text-properties fo:font-weight="bold" style:font-weight-asian="bold" style:font-weight-complex="bold"/>
    </style:style>
    <style:style style:name="T1" style:family="text">
      <style:text-properties style:font-name-asian="Gotham-Book" style:font-name-complex="Gotham-Book"/>
    </style:style>
    <style:style style:name="T2" style:family="text">
      <style:text-properties fo:font-style="italic" style:font-name-asian="Gotham-BookItalic" style:font-style-asian="italic" style:font-name-complex="Gotham-BookItalic" style:font-style-complex="italic"/>
    </style:style>
    <style:style style:name="T3" style:family="text">
      <style:text-properties fo:font-size="7.5pt" style:font-size-asian="7.5pt" style:font-size-complex="7.5pt"/>
    </style:style>
    <style:style style:name="T4" style:family="text">
      <style:text-properties style:font-name="Gotham-BookItalic" fo:font-size="7.5pt" fo:font-style="italic" style:font-name-asian="Gotham-BookItalic" style:font-size-asian="7.5pt" style:font-style-asian="italic" style:font-name-complex="Gotham-BookItalic" style:font-size-complex="7.5pt" style:font-style-complex="italic"/>
    </style:style>
    <style:style style:name="T5" style:family="text">
      <style:text-properties style:font-name="Gotham-Book" fo:font-size="7.5pt" style:font-name-asian="Gotham-Book" style:font-size-asian="7.5pt" style:font-name-complex="Gotham-Book" style:font-size-complex="7.5pt"/>
    </style:style>
    <style:style style:name="T6" style:family="text">
      <style:text-properties style:font-name="Symbol" fo:font-size="7.5pt" style:font-name-asian="Symbol" style:font-size-asian="7.5pt" style:font-name-complex="Symbol" style:font-size-complex="7.5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nglish Language Arts K - 5</text:h>
      <text:h text:style-name="Heading_20_2" text:outline-level="2">Reading Literature (RL)</text:h>
      <table:table table:name="RL" table:style-name="RL">
        <table:table-column table:style-name="RL.A"/>
        <table:table-column table:style-name="RL.B"/>
        <table:table-column table:style-name="RL.C"/>
        <table:table-column table:style-name="RL.D"/>
        <table:table-column table:style-name="RL.E"/>
        <table:table-column table:style-name="RL.F"/>
        <table:table-column table:style-name="RL.G"/>
        <table:table-row>
          <table:table-cell table:style-name="RL.A1">
            <text:p text:style-name="Table_20_Heading"/>
          </table:table-cell>
          <table:table-cell table:style-name="RL.B1" office:value-type="string">
            <text:p text:style-name="P7">K</text:p>
          </table:table-cell>
          <table:table-cell table:style-name="RL.A1" office:value-type="float" office:value="1">
            <text:p text:style-name="P7">1</text:p>
          </table:table-cell>
          <table:table-cell table:style-name="RL.A1" office:value-type="float" office:value="2">
            <text:p text:style-name="P7">2</text:p>
          </table:table-cell>
          <table:table-cell table:style-name="RL.A1" office:value-type="float" office:value="3">
            <text:p text:style-name="P7">3</text:p>
          </table:table-cell>
          <table:table-cell table:style-name="RL.A1" office:value-type="float" office:value="4">
            <text:p text:style-name="P7">4</text:p>
          </table:table-cell>
          <table:table-cell table:style-name="RL.G1" office:value-type="float" office:value="5">
            <text:p text:style-name="P7">5</text:p>
          </table:table-cell>
        </table:table-row>
        <table:table-row>
          <table:table-cell table:style-name="RL.A2">
            <text:p text:style-name="P5"/>
          </table:table-cell>
          <table:table-cell table:style-name="RL.B2" table:number-columns-spanned="6" office:value-type="string">
            <text:p text:style-name="P1">Key Ideas and Detai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L.A2" office:value-type="float" office:value="1">
            <text:p text:style-name="P5">1</text:p>
          </table:table-cell>
          <table:table-cell table:style-name="RL.B3" office:value-type="string">
            <text:p text:style-name="P4">With prompting and support, ask and answer questions about key details in a text.</text:p>
          </table:table-cell>
          <table:table-cell table:style-name="RL.B3" office:value-type="string">
            <text:p text:style-name="P4">Ask and answer questions about key details in a text.</text:p>
          </table:table-cell>
          <table:table-cell table:style-name="RL.B3" office:value-type="string">
            <text:p text:style-name="P4">Ask and answer such questions as <text:span text:style-name="T2">who</text:span>, <text:span text:style-name="T2">what</text:span>,</text:p>
            <text:p text:style-name="P4"><text:span text:style-name="T2">where</text:span>, <text:span text:style-name="T2">when</text:span>, <text:span text:style-name="T2">why</text:span>, and <text:span text:style-name="T2">how </text:span>to demonstrate</text:p>
            <text:p text:style-name="P9">understanding of key details in a text.</text:p>
          </table:table-cell>
          <table:table-cell table:style-name="RL.B3" office:value-type="string">
            <text:p text:style-name="P4">Ask and answer questions to demonstrate</text:p>
            <text:p text:style-name="P4">understanding of a text, referring explicitly to the</text:p>
            <text:p text:style-name="P9">text as the basis for the answers.</text:p>
          </table:table-cell>
          <table:table-cell table:style-name="RL.B3" office:value-type="string">
            <text:p text:style-name="P4">Refer to details and examples in a text when</text:p>
            <text:p text:style-name="P4">explaining what the text says explicitly and when</text:p>
            <text:p text:style-name="P9">drawing inferences from the text.</text:p>
          </table:table-cell>
          <table:table-cell table:style-name="RL.B2" office:value-type="string">
            <text:p text:style-name="P4">Quote accurately from a text when explaining</text:p>
            <text:p text:style-name="P4">what the text says explicitly and when drawing</text:p>
            <text:p text:style-name="P9">inferences from the text.</text:p>
          </table:table-cell>
        </table:table-row>
        <table:table-row>
          <table:table-cell table:style-name="RL.A2" office:value-type="float" office:value="2">
            <text:p text:style-name="P5">2</text:p>
          </table:table-cell>
          <table:table-cell table:style-name="RL.B3" office:value-type="string">
            <text:p text:style-name="P4">With prompting and support, retell familiar</text:p>
            <text:p text:style-name="P9">stories, including key details.</text:p>
          </table:table-cell>
          <table:table-cell table:style-name="RL.B3" office:value-type="string">
            <text:p text:style-name="P4">Retell stories, including key details, and</text:p>
            <text:p text:style-name="P4">demonstrate understanding of their central message or lesson.</text:p>
          </table:table-cell>
          <table:table-cell table:style-name="RL.B3" office:value-type="string">
            <text:p text:style-name="P4">Recount stories, including fables and folktales from diverse cultures, and determine their central message, lesson, or moral.</text:p>
          </table:table-cell>
          <table:table-cell table:style-name="RL.B3" office:value-type="string">
            <text:p text:style-name="P4">Recount stories, including fables, folktales, and</text:p>
            <text:p text:style-name="P4">myths from diverse cultures; determine the</text:p>
            <text:p text:style-name="P4">central message, lesson, or moral and explain</text:p>
            <text:p text:style-name="P9">how it is conveyed through key details in the text.</text:p>
          </table:table-cell>
          <table:table-cell table:style-name="RL.B3" office:value-type="string">
            <text:p text:style-name="P4">Determine a theme of a story, drama, or poem</text:p>
            <text:p text:style-name="P9">from details in the text; summarize the text.</text:p>
          </table:table-cell>
          <table:table-cell table:style-name="RL.B2" office:value-type="string">
            <text:p text:style-name="P4">Determine a theme of a story, drama, or poem</text:p>
            <text:p text:style-name="P4">from details in the text, including how characters</text:p>
            <text:p text:style-name="P4">in a story or drama respond to challenges or</text:p>
            <text:p text:style-name="P4">how the speaker in a poem reflects upon a topic;</text:p>
            <text:p text:style-name="P9">summarize the text.</text:p>
          </table:table-cell>
        </table:table-row>
        <table:table-row>
          <table:table-cell table:style-name="RL.A2" office:value-type="float" office:value="3">
            <text:p text:style-name="P5">3</text:p>
          </table:table-cell>
          <table:table-cell table:style-name="RL.B3" office:value-type="string">
            <text:p text:style-name="P4">With prompting and support, identify characters, settings, and major events in a story.</text:p>
          </table:table-cell>
          <table:table-cell table:style-name="RL.B3" office:value-type="string">
            <text:p text:style-name="P4">Describe characters, settings, and major events in a story, using key details.</text:p>
          </table:table-cell>
          <table:table-cell table:style-name="RL.B3" office:value-type="string">
            <text:p text:style-name="P4">Describe how characters in a story respond to</text:p>
            <text:p text:style-name="P9">major events and challenges.</text:p>
          </table:table-cell>
          <table:table-cell table:style-name="RL.B3" office:value-type="string">
            <text:p text:style-name="P4">Describe characters in a story (e.g., their traits,</text:p>
            <text:p text:style-name="P4">motivations, or feelings) and explain how their</text:p>
            <text:p text:style-name="P9">actions contribute to the sequence of events.</text:p>
          </table:table-cell>
          <table:table-cell table:style-name="RL.B3" office:value-type="string">
            <text:p text:style-name="P4">Describe in depth a character, setting, or event in a story or drama, drawing on specific details</text:p>
            <text:p text:style-name="P4">in the text (e.g., a character’s thoughts, words, or</text:p>
            <text:p text:style-name="P9">actions).</text:p>
          </table:table-cell>
          <table:table-cell table:style-name="RL.B2" office:value-type="string">
            <text:p text:style-name="P4">Compare and contrast two or more characters,</text:p>
            <text:p text:style-name="P4">settings, or events in a story or drama, drawing</text:p>
            <text:p text:style-name="P4">on specific details in the text (e.g., how</text:p>
            <text:p text:style-name="P9">characters interact).</text:p>
          </table:table-cell>
        </table:table-row>
        <table:table-row>
          <table:table-cell table:style-name="RL.A2">
            <text:p text:style-name="P5"/>
          </table:table-cell>
          <table:table-cell table:style-name="RL.B2" table:number-columns-spanned="6" office:value-type="string">
            <text:p text:style-name="P1">Craft and Structu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L.A2" office:value-type="float" office:value="4">
            <text:p text:style-name="P5">4</text:p>
          </table:table-cell>
          <table:table-cell table:style-name="RL.B3" office:value-type="string">
            <text:p text:style-name="P4">Ask and answer questions about unknown words</text:p>
            <text:p text:style-name="P9">in a text.</text:p>
          </table:table-cell>
          <table:table-cell table:style-name="RL.B3" office:value-type="string">
            <text:p text:style-name="P4">Identify words and phrases in stories or poems that suggest feelings or appeal to the senses.</text:p>
          </table:table-cell>
          <table:table-cell table:style-name="RL.B3" office:value-type="string">
            <text:p text:style-name="P4">Describe how words and phrases (e.g., regular</text:p>
            <text:p text:style-name="P4">beats, alliteration, rhymes, repeated lines) supply</text:p>
            <text:p text:style-name="P9">rhythm and meaning in a story, poem, or song.</text:p>
          </table:table-cell>
          <table:table-cell table:style-name="RL.B3" office:value-type="string">
            <text:p text:style-name="P4">Determine the meaning of words and phrases as</text:p>
            <text:p text:style-name="P4">they are used in a text, distinguishing literal from</text:p>
            <text:p text:style-name="P9">non-literal language.</text:p>
          </table:table-cell>
          <table:table-cell table:style-name="RL.B3" office:value-type="string">
            <text:p text:style-name="P4">Determine the meaning of words and phrases</text:p>
            <text:p text:style-name="P4">as they are used in a text, including those</text:p>
            <text:p text:style-name="P4">that allude to significant characters found in</text:p>
            <text:p text:style-name="P9">mythology (e.g., Herculean).</text:p>
          </table:table-cell>
          <table:table-cell table:style-name="RL.B2" office:value-type="string">
            <text:p text:style-name="P4">Determine the meaning of words and phrases</text:p>
            <text:p text:style-name="P4">as they are used in a text, including figurative</text:p>
            <text:p text:style-name="P9">language such as metaphors and similes.</text:p>
          </table:table-cell>
        </table:table-row>
        <table:table-row>
          <table:table-cell table:style-name="RL.A2" office:value-type="float" office:value="5">
            <text:p text:style-name="P5">5</text:p>
          </table:table-cell>
          <table:table-cell table:style-name="RL.B3" office:value-type="string">
            <text:p text:style-name="P4">Recognize common types of texts (e.g.,</text:p>
            <text:p text:style-name="P9">storybooks, poems).</text:p>
          </table:table-cell>
          <table:table-cell table:style-name="RL.B3" office:value-type="string">
            <text:p text:style-name="P4">Explain major differences between books that tell</text:p>
            <text:p text:style-name="P4">stories and books that give information, drawing on a wide reading of a range of text types.</text:p>
          </table:table-cell>
          <table:table-cell table:style-name="RL.B3" office:value-type="string">
            <text:p text:style-name="P4">Describe the overall structure of a story, including describing how the beginning introduces the story and the ending concludes the action.</text:p>
          </table:table-cell>
          <table:table-cell table:style-name="RL.B3" office:value-type="string">
            <text:p text:style-name="P4">Refer to parts of stories, dramas, and poems</text:p>
            <text:p text:style-name="P4">when writing or speaking about a text, using</text:p>
            <text:p text:style-name="P4">terms such as chapter, scene, and stanza;</text:p>
            <text:p text:style-name="P4">describe how each successive part builds on</text:p>
            <text:p text:style-name="P9">earlier sections.</text:p>
          </table:table-cell>
          <table:table-cell table:style-name="RL.B3" office:value-type="string">
            <text:p text:style-name="P4">Explain major differences between poems, drama, and prose, and refer to the structural elements of poems (e.g., verse, rhythm, meter)</text:p>
            <text:p text:style-name="P4">and drama (e.g., casts of characters, settings,</text:p>
            <text:p text:style-name="P4">descriptions, dialogue, stage directions) when</text:p>
            <text:p text:style-name="P9">writing or speaking about a text.</text:p>
          </table:table-cell>
          <table:table-cell table:style-name="RL.B2" office:value-type="string">
            <text:p text:style-name="P4">Explain how a series of chapters, scenes, or</text:p>
            <text:p text:style-name="P4">stanzas fits together to provide the overall</text:p>
            <text:p text:style-name="P9">structure of a particular story, drama, or poem.</text:p>
          </table:table-cell>
        </table:table-row>
        <table:table-row>
          <table:table-cell table:style-name="RL.A2" office:value-type="float" office:value="6">
            <text:p text:style-name="P5">6</text:p>
          </table:table-cell>
          <table:table-cell table:style-name="RL.B3" office:value-type="string">
            <text:p text:style-name="P4">With prompting and support, name the author</text:p>
            <text:p text:style-name="P4">and illustrator of a story and define the role of</text:p>
            <text:p text:style-name="P9">each in telling the story.</text:p>
          </table:table-cell>
          <table:table-cell table:style-name="RL.B3" office:value-type="string">
            <text:p text:style-name="P4">Identify who is telling the story at various points in a text.</text:p>
          </table:table-cell>
          <table:table-cell table:style-name="RL.B3" office:value-type="string">
            <text:p text:style-name="P4">Acknowledge differences in the points of view of</text:p>
            <text:p text:style-name="P4">characters, including by speaking in a different</text:p>
            <text:p text:style-name="P4">voice for each character when reading dialogue</text:p>
            <text:p text:style-name="P9">aloud.</text:p>
          </table:table-cell>
          <table:table-cell table:style-name="RL.B3" office:value-type="string">
            <text:p text:style-name="P4">Distinguish their own point of view from that of</text:p>
            <text:p text:style-name="P9">the narrator or those of the characters.</text:p>
          </table:table-cell>
          <table:table-cell table:style-name="RL.B3" office:value-type="string">
            <text:p text:style-name="P4">Compare and contrast the point of view from which</text:p>
            <text:p text:style-name="P4">different stories are narrated, including the difference</text:p>
            <text:p text:style-name="P9">between first- and third-person narrations.</text:p>
          </table:table-cell>
          <table:table-cell table:style-name="RL.B2" office:value-type="string">
            <text:p text:style-name="P4">Describe how a narrator’s or speaker’s point of</text:p>
            <text:p text:style-name="P9">view influences how events are described.</text:p>
          </table:table-cell>
        </table:table-row>
        <table:table-row>
          <table:table-cell table:style-name="RL.A2">
            <text:p text:style-name="P5"/>
          </table:table-cell>
          <table:table-cell table:style-name="RL.B2" table:number-columns-spanned="6" office:value-type="string">
            <text:p text:style-name="P2">Integration of knowledge and Ide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L.A2" office:value-type="float" office:value="7">
            <text:p text:style-name="P5">7</text:p>
          </table:table-cell>
          <table:table-cell table:style-name="RL.B3" office:value-type="string">
            <text:p text:style-name="P4">With prompting and support, describe the</text:p>
            <text:p text:style-name="P4">relationship between illustrations and the story in</text:p>
            <text:p text:style-name="P4">which they appear (e.g., what moment in a story</text:p>
            <text:p text:style-name="P9">an illustration depicts).</text:p>
          </table:table-cell>
          <table:table-cell table:style-name="RL.B3" office:value-type="string">
            <text:p text:style-name="P4">Use illustrations and details in a story to describe its characters, setting, or events.</text:p>
          </table:table-cell>
          <table:table-cell table:style-name="RL.B3" office:value-type="string">
            <text:p text:style-name="P4">Use information gained from the illustrations and words in a print or digital text to demonstrate</text:p>
            <text:p text:style-name="P9">understanding of its characters, setting, or plot.</text:p>
          </table:table-cell>
          <table:table-cell table:style-name="RL.B3" office:value-type="string">
            <text:p text:style-name="P4">Explain how specific aspects of a text’s</text:p>
            <text:p text:style-name="P4">illustrations contribute to what is conveyed</text:p>
            <text:p text:style-name="P4">by the words in a story (e.g., create mood,</text:p>
            <text:p text:style-name="P9">emphasize aspects of a character or setting).</text:p>
          </table:table-cell>
          <table:table-cell table:style-name="RL.B3" office:value-type="string">
            <text:p text:style-name="P4">Make connections between the text of a story or drama and a visual or oral presentation of</text:p>
            <text:p text:style-name="P4">the text, identifying where each version reflects specific descriptions and directions in the text.</text:p>
          </table:table-cell>
          <table:table-cell table:style-name="RL.B2" office:value-type="string">
            <text:p text:style-name="P4">Analyze how visual and multimedia elements</text:p>
            <text:p text:style-name="P4">contribute to the meaning, tone, or beauty of a text (e.g., graphic novel, multimedia presentation</text:p>
            <text:p text:style-name="P9">of fiction, folktale, myth, poem).</text:p>
          </table:table-cell>
        </table:table-row>
        <table:table-row>
          <table:table-cell table:style-name="RL.A2" office:value-type="float" office:value="8">
            <text:p text:style-name="P5">8</text:p>
          </table:table-cell>
          <table:table-cell table:style-name="RL.B3" office:value-type="string">
            <text:p text:style-name="P6">(Not applicable to literature)</text:p>
          </table:table-cell>
          <table:table-cell table:style-name="RL.B3" office:value-type="string">
            <text:p text:style-name="P6">(Not applicable to literature)</text:p>
          </table:table-cell>
          <table:table-cell table:style-name="RL.B3" office:value-type="string">
            <text:p text:style-name="P6">(Not applicable to literature)</text:p>
          </table:table-cell>
          <table:table-cell table:style-name="RL.B3" office:value-type="string">
            <text:p text:style-name="P6">(Not applicable to literature)</text:p>
          </table:table-cell>
          <table:table-cell table:style-name="RL.B3" office:value-type="string">
            <text:p text:style-name="P6">(Not applicable to literature)</text:p>
          </table:table-cell>
          <table:table-cell table:style-name="RL.B2" office:value-type="string">
            <text:p text:style-name="P6">(Not applicable to literature)</text:p>
          </table:table-cell>
        </table:table-row>
        <table:table-row>
          <table:table-cell table:style-name="RL.A2" office:value-type="float" office:value="9">
            <text:p text:style-name="P5">9</text:p>
          </table:table-cell>
          <table:table-cell table:style-name="RL.B3" office:value-type="string">
            <text:p text:style-name="P4">With prompting and support, compare and</text:p>
            <text:p text:style-name="P4">contrast the adventures and experiences of</text:p>
            <text:p text:style-name="P9">characters in familiar stories.</text:p>
          </table:table-cell>
          <table:table-cell table:style-name="RL.B3" office:value-type="string">
            <text:p text:style-name="P4">Compare and contrast the adventures and</text:p>
            <text:p text:style-name="P9">experiences of characters in stories.</text:p>
          </table:table-cell>
          <table:table-cell table:style-name="RL.B3" office:value-type="string">
            <text:p text:style-name="P4">Compare and contrast two or more versions</text:p>
            <text:p text:style-name="P4">of the same story (e.g., Cinderella stories) by</text:p>
            <text:p text:style-name="P9">different authors or from different cultures.</text:p>
          </table:table-cell>
          <table:table-cell table:style-name="RL.B3" office:value-type="string">
            <text:p text:style-name="P4">Compare and contrast the themes, settings, and plots of stories written by the same author about the same or similar characters (e.g., in books</text:p>
            <text:p text:style-name="P9">from a series).</text:p>
          </table:table-cell>
          <table:table-cell table:style-name="RL.B3" office:value-type="string">
            <text:p text:style-name="P4">Compare and contrast the treatment of similar</text:p>
            <text:p text:style-name="P4">themes and topics (e.g., opposition of good and</text:p>
            <text:p text:style-name="P4">evil) and patterns of events (e.g., the quest) in stories, myths, and traditional literature from</text:p>
            <text:p text:style-name="P9">different cultures.</text:p>
          </table:table-cell>
          <table:table-cell table:style-name="RL.B2" office:value-type="string">
            <text:p text:style-name="P4">Compare and contrast stories in the same genre</text:p>
            <text:p text:style-name="P4">(e.g., mysteries and adventure stories) on their approaches to similar themes and topics.</text:p>
          </table:table-cell>
        </table:table-row>
        <table:table-row>
          <table:table-cell table:style-name="RL.A2">
            <text:p text:style-name="P5"/>
          </table:table-cell>
          <table:table-cell table:style-name="RL.B2" table:number-columns-spanned="6" office:value-type="string">
            <text:p text:style-name="P2">Range of Reading and Level of Text Complexit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L.A2" office:value-type="float" office:value="10">
            <text:p text:style-name="P5">10</text:p>
          </table:table-cell>
          <table:table-cell table:style-name="RL.B3" office:value-type="string">
            <text:p text:style-name="P4">Actively engage in group <text:soft-page-break/>reading activities with</text:p>
            <text:p text:style-name="P9">purpose and understanding.</text:p>
          </table:table-cell>
          <table:table-cell table:style-name="RL.B3" office:value-type="string">
            <text:p text:style-name="P3"><text:span text:style-name="T1">With prompting and </text:span><text:soft-page-break/><text:span text:style-name="T1">support, read prose and poetry of appropriate complexity for grade 1.</text:span></text:p>
          </table:table-cell>
          <table:table-cell table:style-name="RL.B3" office:value-type="string">
            <text:p text:style-name="P4">By the end of the year, read <text:soft-page-break/>and comprehend</text:p>
            <text:p text:style-name="P4">literature, including stories and poetry, in the grades 2–3 text complexity band proficiently, with scaffolding as needed at the high end of the</text:p>
            <text:p text:style-name="P9">range.</text:p>
          </table:table-cell>
          <table:table-cell table:style-name="RL.B3" office:value-type="string">
            <text:p text:style-name="P4">By the end of the year, read <text:soft-page-break/>and comprehend</text:p>
            <text:p text:style-name="P4">literature, including stories, dramas, and poetry, at the high end of the grades 2–3 text complexity band independently and proficiently.</text:p>
          </table:table-cell>
          <table:table-cell table:style-name="RL.B3" office:value-type="string">
            <text:p text:style-name="P4">By the end of the year, read <text:soft-page-break/>and comprehend</text:p>
            <text:p text:style-name="P4">literature, including stories, dramas, and poetry, in the grades 4–5 text complexity band proficiently, with scaffolding as needed at the high end of the</text:p>
            <text:p text:style-name="P9">range.</text:p>
          </table:table-cell>
          <table:table-cell table:style-name="RL.B2" office:value-type="string">
            <text:p text:style-name="P4">By the end of the year, read <text:soft-page-break/>and comprehend</text:p>
            <text:p text:style-name="P4">literature, including stories, dramas, and poetry, at the high end of the grades 4–5 text complexity band independently and proficiently.</text:p>
          </table:table-cell>
        </table:table-row>
      </table:table>
      <text:p text:style-name="Standard"/>
      <text:h text:style-name="Heading_20_2" text:outline-level="2">Reading Informational (RI)</text:h>
      <table:table table:name="ReadingInformational" table:style-name="ReadingInformational">
        <table:table-column table:style-name="ReadingInformational.A"/>
        <table:table-column table:style-name="ReadingInformational.B"/>
        <table:table-column table:style-name="ReadingInformational.C"/>
        <table:table-column table:style-name="ReadingInformational.D"/>
        <table:table-column table:style-name="ReadingInformational.E"/>
        <table:table-column table:style-name="ReadingInformational.F"/>
        <table:table-column table:style-name="ReadingInformational.G"/>
        <table:table-header-rows>
          <table:table-row>
            <table:table-cell table:style-name="ReadingInformational.A1" office:value-type="string">
              <text:p text:style-name="Table_20_Heading"/>
            </table:table-cell>
            <table:table-cell table:style-name="ReadingInformational.A1" office:value-type="string">
              <text:p text:style-name="Table_20_Heading">K</text:p>
            </table:table-cell>
            <table:table-cell table:style-name="ReadingInformational.C1" office:value-type="float" office:value="1">
              <text:p text:style-name="Table_20_Heading">1</text:p>
            </table:table-cell>
            <table:table-cell table:style-name="ReadingInformational.C1" office:value-type="float" office:value="2">
              <text:p text:style-name="Table_20_Heading">2</text:p>
            </table:table-cell>
            <table:table-cell table:style-name="ReadingInformational.C1" office:value-type="float" office:value="3">
              <text:p text:style-name="Table_20_Heading">3</text:p>
            </table:table-cell>
            <table:table-cell table:style-name="ReadingInformational.C1" office:value-type="float" office:value="4">
              <text:p text:style-name="Table_20_Heading">4</text:p>
            </table:table-cell>
            <table:table-cell table:style-name="ReadingInformational.G1" office:value-type="float" office:value="5">
              <text:p text:style-name="Table_20_Heading">5</text:p>
            </table:table-cell>
          </table:table-row>
        </table:table-header-rows>
        <table:table-row>
          <table:table-cell table:style-name="ReadingInformational.A2" office:value-type="float" office:value="1">
            <text:p text:style-name="Table_20_Contents">1</text:p>
          </table:table-cell>
          <table:table-cell table:style-name="ReadingInformational.B2" office:value-type="string">
            <text:p text:style-name="P13">With prompting and support, ask and answer</text:p>
            <text:p text:style-name="P12"><text:span text:style-name="T1">questions about key details in a text.</text:span></text:p>
          </table:table-cell>
          <table:table-cell table:style-name="ReadingInformational.B2" office:value-type="string">
            <text:p text:style-name="P13">Ask and answer questions about key details in a</text:p>
            <text:p text:style-name="P12"><text:span text:style-name="T1">text.</text:span></text:p>
          </table:table-cell>
          <table:table-cell table:style-name="ReadingInformational.B2" office:value-type="string">
            <text:p text:style-name="P13">Ask and answer such questions as <text:span text:style-name="T2">who, what,</text:span></text:p>
            <text:p text:style-name="P14"><text:span text:style-name="T2">where, when, why, </text:span>and <text:span text:style-name="T2">how </text:span>to demonstrate</text:p>
            <text:p text:style-name="P12"><text:span text:style-name="T1">understanding of key details in a text.</text:span></text:p>
          </table:table-cell>
          <table:table-cell table:style-name="ReadingInformational.B2" office:value-type="string">
            <text:p text:style-name="P13">Ask and answer questions to demonstrate</text:p>
            <text:p text:style-name="P14">understanding of a text, referring explicitly to the</text:p>
            <text:p text:style-name="P12"><text:span text:style-name="T1">text as the basis for the answers.</text:span></text:p>
          </table:table-cell>
          <table:table-cell table:style-name="ReadingInformational.B2" office:value-type="string">
            <text:p text:style-name="P13">Refer to details and examples in a text when</text:p>
            <text:p text:style-name="P14">explaining what the text says explicitly and when</text:p>
            <text:p text:style-name="P12"><text:span text:style-name="T1">drawing inferences from the text.</text:span></text:p>
          </table:table-cell>
          <table:table-cell table:style-name="ReadingInformational.G2" office:value-type="string">
            <text:p text:style-name="P13">Quote accurately from a text when explaining</text:p>
            <text:p text:style-name="P14">what the text says explicitly and when drawing</text:p>
            <text:p text:style-name="P12"><text:span text:style-name="T1">inferences from the text.</text:span></text:p>
          </table:table-cell>
        </table:table-row>
        <table:table-row>
          <table:table-cell table:style-name="ReadingInformational.A2" office:value-type="float" office:value="2">
            <text:p text:style-name="Table_20_Contents">2</text:p>
          </table:table-cell>
          <table:table-cell table:style-name="ReadingInformational.B2" office:value-type="string">
            <text:p text:style-name="P13">With prompting and support, identify the main</text:p>
            <text:p text:style-name="P12"><text:span text:style-name="T1">topic and retell key details of a text.</text:span></text:p>
          </table:table-cell>
          <table:table-cell table:style-name="ReadingInformational.B2" office:value-type="string">
            <text:p text:style-name="P13">Identify the main topic and retell key details of a</text:p>
            <text:p text:style-name="P12"><text:span text:style-name="T1">text.</text:span></text:p>
          </table:table-cell>
          <table:table-cell table:style-name="ReadingInformational.B2" office:value-type="string">
            <text:p text:style-name="P13">Identify the main topic of a multiparagraph text</text:p>
            <text:p text:style-name="P14">as well as the focus of specific paragraphs within</text:p>
            <text:p text:style-name="P12"><text:span text:style-name="T1">the text.</text:span></text:p>
          </table:table-cell>
          <table:table-cell table:style-name="ReadingInformational.B2" office:value-type="string">
            <text:p text:style-name="P13">Determine the main idea of a text; recount the</text:p>
            <text:p text:style-name="P14">key details and explain how they support the</text:p>
            <text:p text:style-name="P12"><text:span text:style-name="T1">main idea.</text:span></text:p>
          </table:table-cell>
          <table:table-cell table:style-name="ReadingInformational.B2" office:value-type="string">
            <text:p text:style-name="P13">Determine the main idea of a text and explain</text:p>
            <text:p text:style-name="P14">how it is supported by key details; summarize the</text:p>
            <text:p text:style-name="P12"><text:span text:style-name="T1">text.</text:span></text:p>
          </table:table-cell>
          <table:table-cell table:style-name="ReadingInformational.G2" office:value-type="string">
            <text:p text:style-name="P13">Determine two or more main ideas of a text and</text:p>
            <text:p text:style-name="P14">explain how they are supported by key details;</text:p>
            <text:p text:style-name="P12"><text:span text:style-name="T1">summarize the text.</text:span></text:p>
          </table:table-cell>
        </table:table-row>
        <table:table-row>
          <table:table-cell table:style-name="ReadingInformational.A2" office:value-type="float" office:value="3">
            <text:p text:style-name="Table_20_Contents">3</text:p>
          </table:table-cell>
          <table:table-cell table:style-name="ReadingInformational.B2" office:value-type="string">
            <text:p text:style-name="P13">With prompting and support, describe the</text:p>
            <text:p text:style-name="P14">connection between two individuals, events,</text:p>
            <text:p text:style-name="P12"><text:span text:style-name="T1">ideas, or pieces of information in a text.</text:span></text:p>
          </table:table-cell>
          <table:table-cell table:style-name="ReadingInformational.B2" office:value-type="string">
            <text:p text:style-name="P13">Describe the connection between two</text:p>
            <text:p text:style-name="P14">individuals, events, ideas, or pieces of information</text:p>
            <text:p text:style-name="P12"><text:span text:style-name="T1">in a text.</text:span></text:p>
          </table:table-cell>
          <table:table-cell table:style-name="ReadingInformational.B2" office:value-type="string">
            <text:p text:style-name="P13">Describe the connection between a series of</text:p>
            <text:p text:style-name="P14">historical events, scientific ideas or concepts, or</text:p>
            <text:p text:style-name="P12"><text:span text:style-name="T1">steps in technical procedures in a text.</text:span></text:p>
          </table:table-cell>
          <table:table-cell table:style-name="ReadingInformational.B2" office:value-type="string">
            <text:p text:style-name="P13">Describe the relationship between a series of</text:p>
            <text:p text:style-name="P14">historical events, scientific ideas or concepts,</text:p>
            <text:p text:style-name="P14">or steps in technical procedures in a text, using</text:p>
            <text:p text:style-name="P14">language that pertains to time, sequence, and</text:p>
            <text:p text:style-name="P12"><text:span text:style-name="T1">cause/effect</text:span></text:p>
          </table:table-cell>
          <table:table-cell table:style-name="ReadingInformational.B2" office:value-type="string">
            <text:p text:style-name="P13">Explain events, procedures, ideas, or concepts in</text:p>
            <text:p text:style-name="P14">a historical, scientific, or technical text, including</text:p>
            <text:p text:style-name="P14">what happened and why, based on specific</text:p>
            <text:p text:style-name="P12"><text:span text:style-name="T1">information in the text.</text:span></text:p>
          </table:table-cell>
          <table:table-cell table:style-name="ReadingInformational.G2" office:value-type="string">
            <text:p text:style-name="P13">Explain the relationships or interactions between</text:p>
            <text:p text:style-name="P14">two or more individuals, events, ideas, or</text:p>
            <text:p text:style-name="P14">concepts in a historical, scientific, or technical</text:p>
            <text:p text:style-name="P12"><text:span text:style-name="T1">text based on specific information in the text.</text:span></text:p>
          </table:table-cell>
        </table:table-row>
        <table:table-row>
          <table:table-cell table:style-name="ReadingInformational.A2" office:value-type="float" office:value="4">
            <text:p text:style-name="Table_20_Contents">4</text:p>
          </table:table-cell>
          <table:table-cell table:style-name="ReadingInformational.B2" office:value-type="string">
            <text:p text:style-name="P13">With prompting and support, ask and answer</text:p>
            <text:p text:style-name="P12"><text:span text:style-name="T1">questions about unknown words in a text.</text:span></text:p>
          </table:table-cell>
          <table:table-cell table:style-name="ReadingInformational.B2" office:value-type="string">
            <text:p text:style-name="P13">Ask and answer questions to help determine or</text:p>
            <text:p text:style-name="P14">clarify the meaning of words and phrases in a</text:p>
            <text:p text:style-name="P12"><text:span text:style-name="T1">text.</text:span></text:p>
          </table:table-cell>
          <table:table-cell table:style-name="ReadingInformational.B2" office:value-type="string">
            <text:p text:style-name="P13">Determine the meaning of words and phrases in a</text:p>
            <text:p text:style-name="P12"><text:span text:style-name="T1">text relevant to a </text:span><text:span text:style-name="T2">grade 2 topic or subject area</text:span><text:span text:style-name="T1">.</text:span></text:p>
          </table:table-cell>
          <table:table-cell table:style-name="ReadingInformational.B2" office:value-type="string">
            <text:p text:style-name="P13">Determine the meaning of general academic</text:p>
            <text:p text:style-name="P14">and domain-specific words and phrases in a text</text:p>
            <text:p text:style-name="P12"><text:span text:style-name="T1">relevant to a </text:span><text:span text:style-name="T2">grade 3 topic or subject area</text:span><text:span text:style-name="T1">.</text:span></text:p>
          </table:table-cell>
          <table:table-cell table:style-name="ReadingInformational.B2" office:value-type="string">
            <text:p text:style-name="P13">Determine the meaning of general academic</text:p>
            <text:p text:style-name="P14">and domain-specific words or phrases in a text</text:p>
            <text:p text:style-name="P12"><text:span text:style-name="T1">relevant to a </text:span><text:span text:style-name="T2">grade 4 topic or subject area</text:span><text:span text:style-name="T1">.</text:span></text:p>
          </table:table-cell>
          <table:table-cell table:style-name="ReadingInformational.G2" office:value-type="string">
            <text:p text:style-name="P13">Determine the meaning of general academic</text:p>
            <text:p text:style-name="P14">and domain-specific words and phrases in a text</text:p>
            <text:p text:style-name="P12"><text:span text:style-name="T1">relevant to a </text:span><text:span text:style-name="T2">grade 5 topic or subject area</text:span><text:span text:style-name="T1">.</text:span></text:p>
          </table:table-cell>
        </table:table-row>
        <table:table-row>
          <table:table-cell table:style-name="ReadingInformational.A2" office:value-type="float" office:value="5">
            <text:p text:style-name="Table_20_Contents">5</text:p>
          </table:table-cell>
          <table:table-cell table:style-name="ReadingInformational.B2" office:value-type="string">
            <text:p text:style-name="P13">Identify the front cover, back cover, and title</text:p>
            <text:p text:style-name="P12"><text:span text:style-name="T1">page of a book.</text:span></text:p>
          </table:table-cell>
          <table:table-cell table:style-name="ReadingInformational.B2" office:value-type="string">
            <text:p text:style-name="P13">Know and use various text features (e.g.,</text:p>
            <text:p text:style-name="P14">headings, tables of contents, glossaries,</text:p>
            <text:p text:style-name="P14">electronic menus, icons) to locate key facts or</text:p>
            <text:p text:style-name="P12"><text:span text:style-name="T1">information in a text.</text:span></text:p>
          </table:table-cell>
          <table:table-cell table:style-name="ReadingInformational.B2" office:value-type="string">
            <text:p text:style-name="P13">Know and use various text features (e.g.,</text:p>
            <text:p text:style-name="P14">captions, bold print, subheadings, glossaries,</text:p>
            <text:p text:style-name="P14">indexes, electronic menus, icons) to locate key</text:p>
            <text:p text:style-name="P12"><text:span text:style-name="T1">facts or information in a text efficiently.</text:span></text:p>
          </table:table-cell>
          <table:table-cell table:style-name="ReadingInformational.B2" office:value-type="string">
            <text:p text:style-name="P13">Use text features and search tools (e.g., key</text:p>
            <text:p text:style-name="P14">words, sidebars, hyperlinks) to locate information</text:p>
            <text:p text:style-name="P12"><text:span text:style-name="T1">relevant to a given topic efficiently</text:span></text:p>
          </table:table-cell>
          <table:table-cell table:style-name="ReadingInformational.B2" office:value-type="string">
            <text:p text:style-name="P13">Describe the overall structure (e.g., chronology,</text:p>
            <text:p text:style-name="P14">comparison, cause/effect, problem/solution) of</text:p>
            <text:p text:style-name="P14">events, ideas, concepts, or information in a text</text:p>
            <text:p text:style-name="P12"><text:span text:style-name="T1">or part of a text.</text:span></text:p>
          </table:table-cell>
          <table:table-cell table:style-name="ReadingInformational.G2" office:value-type="string">
            <text:p text:style-name="P13">Compare and contrast the overall structure</text:p>
            <text:p text:style-name="P14">(e.g., chronology, comparison, cause/effect,</text:p>
            <text:p text:style-name="P14">problem/solution) of events, ideas, concepts, or</text:p>
            <text:p text:style-name="P12"><text:span text:style-name="T1">information in two or more texts.</text:span></text:p>
          </table:table-cell>
        </table:table-row>
        <table:table-row>
          <table:table-cell table:style-name="ReadingInformational.A2" office:value-type="float" office:value="6">
            <text:p text:style-name="Table_20_Contents">6</text:p>
          </table:table-cell>
          <table:table-cell table:style-name="ReadingInformational.B2" office:value-type="string">
            <text:p text:style-name="P13">Name the author and illustrator of a text and</text:p>
            <text:p text:style-name="P14">define the role of each in presenting the ideas or</text:p>
            <text:p text:style-name="P12"><text:span text:style-name="T1">information in a text.</text:span></text:p>
          </table:table-cell>
          <table:table-cell table:style-name="ReadingInformational.B2" office:value-type="string">
            <text:p text:style-name="P13">Distinguish between information provided by</text:p>
            <text:p text:style-name="P14">pictures or other illustrations and information</text:p>
            <text:p text:style-name="P12"><text:span text:style-name="T1">provided by the words in a text.</text:span></text:p>
          </table:table-cell>
          <table:table-cell table:style-name="ReadingInformational.B2" office:value-type="string">
            <text:p text:style-name="P13">Identify the main purpose of a text, including</text:p>
            <text:p text:style-name="P14">what the author wants to answer, explain, or</text:p>
            <text:p text:style-name="P12"><text:span text:style-name="T1">describe.</text:span></text:p>
          </table:table-cell>
          <table:table-cell table:style-name="ReadingInformational.B2" office:value-type="string">
            <text:p text:style-name="P13">Distinguish their own point of view from that of</text:p>
            <text:p text:style-name="P12"><text:span text:style-name="T1">the author of a text.</text:span></text:p>
          </table:table-cell>
          <table:table-cell table:style-name="ReadingInformational.B2" office:value-type="string">
            <text:p text:style-name="P13">Compare and contrast a firsthand and</text:p>
            <text:p text:style-name="P14">secondhand account of the same event or</text:p>
            <text:p text:style-name="P14">topic; describe the differences in focus and the</text:p>
            <text:p text:style-name="P12"><text:span text:style-name="T1">information provided.</text:span></text:p>
          </table:table-cell>
          <table:table-cell table:style-name="ReadingInformational.G2" office:value-type="string">
            <text:p text:style-name="P13">Analyze multiple accounts of the same event</text:p>
            <text:p text:style-name="P14">or topic, noting important similarities and</text:p>
            <text:p text:style-name="P12"><text:span text:style-name="T1">differences in the point of view they represent</text:span></text:p>
          </table:table-cell>
        </table:table-row>
        <table:table-row>
          <table:table-cell table:style-name="ReadingInformational.A2" office:value-type="float" office:value="7">
            <text:p text:style-name="Table_20_Contents">7</text:p>
          </table:table-cell>
          <table:table-cell table:style-name="ReadingInformational.B2" office:value-type="string">
            <text:p text:style-name="P13">With prompting and support, describe the</text:p>
            <text:p text:style-name="P14">relationship between illustrations and the text</text:p>
            <text:p text:style-name="P14">in which they appear (e.g., what person, place,</text:p>
            <text:p text:style-name="P12"><text:span text:style-name="T1">thing, or idea in the text an illustration depicts).</text:span></text:p>
          </table:table-cell>
          <table:table-cell table:style-name="ReadingInformational.B2" office:value-type="string">
            <text:p text:style-name="P13">Use the illustrations and details in a text to</text:p>
            <text:p text:style-name="P12"><text:span text:style-name="T1">describe its key ideas</text:span></text:p>
          </table:table-cell>
          <table:table-cell table:style-name="ReadingInformational.B2" office:value-type="string">
            <text:p text:style-name="P13">Explain how specific images (e.g., a diagram</text:p>
            <text:p text:style-name="P14">showing how a machine works) contribute to and</text:p>
            <text:p text:style-name="P12"><text:span text:style-name="T1">clarify a text.</text:span></text:p>
          </table:table-cell>
          <table:table-cell table:style-name="ReadingInformational.B2" office:value-type="string">
            <text:p text:style-name="P13">Use information gained from illustrations (e.g.,</text:p>
            <text:p text:style-name="P14">maps, photographs) and the words in a text to</text:p>
            <text:p text:style-name="P14">demonstrate understanding of the text (e.g.,</text:p>
            <text:p text:style-name="P12"><text:span text:style-name="T1">where, when, why, and how key events occur).</text:span></text:p>
          </table:table-cell>
          <table:table-cell table:style-name="ReadingInformational.B2" office:value-type="string">
            <text:p text:style-name="P5">Interpret information presented visually, orally, or</text:p>
            <text:p text:style-name="P5">quantitatively (e.g., in charts, graphs, diagrams,</text:p>
            <text:p text:style-name="P5">time lines, animations, or interactive elements</text:p>
            <text:p text:style-name="P5">on Web pages) and explain how the information</text:p>
            <text:p text:style-name="P5">contributes to an understanding of the text in</text:p>
            <text:p text:style-name="P5">which it appears.</text:p>
          </table:table-cell>
          <table:table-cell table:style-name="ReadingInformational.G2" office:value-type="string">
            <text:p text:style-name="P13">Draw on information from multiple print or digital</text:p>
            <text:p text:style-name="P14">sources, demonstrating the ability to locate</text:p>
            <text:p text:style-name="P14">an answer to a question quickly or to solve a</text:p>
            <text:p text:style-name="P12"><text:span text:style-name="T1">problem efficiently.</text:span></text:p>
          </table:table-cell>
        </table:table-row>
        <table:table-row>
          <table:table-cell table:style-name="ReadingInformational.A2" office:value-type="float" office:value="8">
            <text:p text:style-name="Table_20_Contents">8</text:p>
          </table:table-cell>
          <table:table-cell table:style-name="ReadingInformational.B2" office:value-type="string">
            <text:p text:style-name="P13">With prompting and support, identify the</text:p>
            <text:p text:style-name="P14">reasons an author gives to support points in a</text:p>
            <text:p text:style-name="P12"><text:span text:style-name="T1">text.</text:span></text:p>
          </table:table-cell>
          <table:table-cell table:style-name="ReadingInformational.B2" office:value-type="string">
            <text:p text:style-name="P13">Identify the reasons an author gives to support</text:p>
            <text:p text:style-name="P12"><text:span text:style-name="T1">points in a text.</text:span></text:p>
          </table:table-cell>
          <table:table-cell table:style-name="ReadingInformational.B2" office:value-type="string">
            <text:p text:style-name="P13">Describe how reasons support specific points the</text:p>
            <text:p text:style-name="P12"><text:span text:style-name="T1">author makes in a text.</text:span></text:p>
          </table:table-cell>
          <table:table-cell table:style-name="ReadingInformational.B2" office:value-type="string">
            <text:p text:style-name="P13">Describe the logical connection between</text:p>
            <text:p text:style-name="P14">particular sentences and paragraphs in a text</text:p>
            <text:p text:style-name="P14">(e.g., comparison, cause/effect, first/second/third</text:p>
            <text:p text:style-name="P12"><text:span text:style-name="T1">in a sequence).</text:span></text:p>
          </table:table-cell>
          <table:table-cell table:style-name="ReadingInformational.B2" office:value-type="string">
            <text:p text:style-name="P13">Explain how an author uses reasons and evidence</text:p>
            <text:p text:style-name="P12"><text:span text:style-name="T1">to support particular points in a text.</text:span></text:p>
          </table:table-cell>
          <table:table-cell table:style-name="ReadingInformational.G2" office:value-type="string">
            <text:p text:style-name="P13">Explain how an author uses reasons and evidence</text:p>
            <text:p text:style-name="P14">to support particular points in a text, identifying</text:p>
            <text:p text:style-name="P14">which reasons and evidence support which</text:p>
            <text:p text:style-name="P12"><text:span text:style-name="T1">point(s).</text:span></text:p>
          </table:table-cell>
        </table:table-row>
        <table:table-row>
          <table:table-cell table:style-name="ReadingInformational.A2" office:value-type="float" office:value="9">
            <text:p text:style-name="Table_20_Contents">9</text:p>
          </table:table-cell>
          <table:table-cell table:style-name="ReadingInformational.B2" office:value-type="string">
            <text:p text:style-name="P13">With prompting and support, identify basic</text:p>
            <text:p text:style-name="P14">similarities in and differences between two</text:p>
            <text:p text:style-name="P14">texts on the same topic (e.g., in illustrations,</text:p>
            <text:p text:style-name="P12"><text:span text:style-name="T1">descriptions, or procedures).</text:span></text:p>
          </table:table-cell>
          <table:table-cell table:style-name="ReadingInformational.B2" office:value-type="string">
            <text:p text:style-name="P13">Identify basic similarities in and differences</text:p>
            <text:p text:style-name="P14">between two texts on the same topic (e.g., in</text:p>
            <text:p text:style-name="P12"><text:span text:style-name="T1">illustrations, descriptions, or procedures).</text:span></text:p>
          </table:table-cell>
          <table:table-cell table:style-name="ReadingInformational.B2" office:value-type="string">
            <text:p text:style-name="P13">Compare and contrast the most important points</text:p>
            <text:p text:style-name="P12"><text:span text:style-name="T1">presented by two texts on the same topic.</text:span></text:p>
          </table:table-cell>
          <table:table-cell table:style-name="ReadingInformational.B2" office:value-type="string">
            <text:p text:style-name="P13">Compare and contrast the most important points</text:p>
            <text:p text:style-name="P14">and key details presented in two texts on the</text:p>
            <text:p text:style-name="P12"><text:span text:style-name="T1">same topic.</text:span></text:p>
          </table:table-cell>
          <table:table-cell table:style-name="ReadingInformational.B2" office:value-type="string">
            <text:p text:style-name="P13">Integrate information from two texts on the same</text:p>
            <text:p text:style-name="P14">topic in order to write or speak about the subject</text:p>
            <text:p text:style-name="P12"><text:span text:style-name="T1">knowledgeably.</text:span></text:p>
          </table:table-cell>
          <table:table-cell table:style-name="ReadingInformational.G2" office:value-type="string">
            <text:p text:style-name="P13">Integrate information from several texts on the</text:p>
            <text:p text:style-name="P14">same topic in order to write or speak about the</text:p>
            <text:p text:style-name="P12"><text:span text:style-name="T1">subject knowledgeably.</text:span></text:p>
          </table:table-cell>
        </table:table-row>
        <table:table-row>
          <table:table-cell table:style-name="ReadingInformational.A2" office:value-type="float" office:value="10">
            <text:p text:style-name="Table_20_Contents">10</text:p>
          </table:table-cell>
          <table:table-cell table:style-name="ReadingInformational.B2" office:value-type="string">
            <text:p text:style-name="P13">Actively engage in group reading activities with</text:p>
            <text:p text:style-name="P12"><text:soft-page-break/><text:span text:style-name="T1">purpose and understanding.</text:span></text:p>
          </table:table-cell>
          <table:table-cell table:style-name="ReadingInformational.B2" office:value-type="string">
            <text:p text:style-name="P13">With prompting and support, read <text:soft-page-break/>informational</text:p>
            <text:p text:style-name="P12"><text:span text:style-name="T1">texts appropriately complex for grade 1.</text:span></text:p>
          </table:table-cell>
          <table:table-cell table:style-name="ReadingInformational.B2" office:value-type="string">
            <text:p text:style-name="P13">By the end of year, read and comprehend</text:p>
            <text:p text:style-name="P14"><text:soft-page-break/>informational texts, including history/social</text:p>
            <text:p text:style-name="P14">studies, science, and technical texts, in the</text:p>
            <text:p text:style-name="P14">grades 2–3 text complexity band proficiently,</text:p>
            <text:p text:style-name="P14">with scaffolding as needed at the high end of the</text:p>
            <text:p text:style-name="P12"><text:span text:style-name="T1">range.</text:span></text:p>
          </table:table-cell>
          <table:table-cell table:style-name="ReadingInformational.B2" office:value-type="string">
            <text:p text:style-name="P13">By the end of the year, read and comprehend</text:p>
            <text:p text:style-name="P14"><text:soft-page-break/>informational texts, including history/social</text:p>
            <text:p text:style-name="P14">studies, science, and technical texts, at the high</text:p>
            <text:p text:style-name="P14">end of the grades 2–3 text complexity band</text:p>
            <text:p text:style-name="P12"><text:span text:style-name="T1">independently and proficiently.</text:span></text:p>
          </table:table-cell>
          <table:table-cell table:style-name="ReadingInformational.B2" office:value-type="string">
            <text:p text:style-name="P13">By the end of year, read and comprehend</text:p>
            <text:p text:style-name="P14"><text:soft-page-break/>informational texts, including history/social studies,</text:p>
            <text:p text:style-name="P14">science, and technical texts, in the grades 4–5 text</text:p>
            <text:p text:style-name="P14">complexity band proficiently, with scaffolding as</text:p>
            <text:p text:style-name="P12"><text:span text:style-name="T1">needed at the high end of the range.</text:span></text:p>
          </table:table-cell>
          <table:table-cell table:style-name="ReadingInformational.G2" office:value-type="string">
            <text:p text:style-name="P13">By the end of the year, read and comprehend</text:p>
            <text:p text:style-name="P14"><text:soft-page-break/>informational texts, including history/social</text:p>
            <text:p text:style-name="P14">studies, science, and technical texts, at the high</text:p>
            <text:p text:style-name="P14">end of the grades 4–5 text complexity band</text:p>
            <text:p text:style-name="P12"><text:span text:style-name="T1">independently and proficiently.</text:span></text:p>
          </table:table-cell>
        </table:table-row>
      </table:table>
      <text:p text:style-name="Text_20_body"/>
      <text:h text:style-name="Heading_20_2" text:outline-level="2">Reading Foundational (RF)</text:h>
      <table:table table:name="ReadingFoundational" table:style-name="ReadingFoundational">
        <table:table-column table:style-name="ReadingFoundational.A"/>
        <table:table-column table:style-name="ReadingFoundational.B"/>
        <table:table-column table:style-name="ReadingFoundational.C"/>
        <table:table-column table:style-name="ReadingFoundational.D"/>
        <table:table-column table:style-name="ReadingFoundational.E"/>
        <table:table-column table:style-name="ReadingFoundational.F"/>
        <table:table-column table:style-name="ReadingFoundational.G"/>
        <table:table-header-rows>
          <table:table-row>
            <table:table-cell table:style-name="ReadingFoundational.A1" office:value-type="string">
              <text:p text:style-name="Table_20_Heading"/>
            </table:table-cell>
            <table:table-cell table:style-name="ReadingFoundational.A1" office:value-type="string">
              <text:p text:style-name="Table_20_Heading">k</text:p>
            </table:table-cell>
            <table:table-cell table:style-name="ReadingFoundational.C1" office:value-type="float" office:value="1">
              <text:p text:style-name="Table_20_Heading">1</text:p>
            </table:table-cell>
            <table:table-cell table:style-name="ReadingFoundational.C1" office:value-type="float" office:value="2">
              <text:p text:style-name="Table_20_Heading">2</text:p>
            </table:table-cell>
            <table:table-cell table:style-name="ReadingFoundational.C1" office:value-type="float" office:value="3">
              <text:p text:style-name="Table_20_Heading">3</text:p>
            </table:table-cell>
            <table:table-cell table:style-name="ReadingFoundational.C1" office:value-type="float" office:value="4">
              <text:p text:style-name="Table_20_Heading">4</text:p>
            </table:table-cell>
            <table:table-cell table:style-name="ReadingFoundational.G1" office:value-type="float" office:value="5">
              <text:p text:style-name="Table_20_Heading">5</text:p>
            </table:table-cell>
          </table:table-row>
        </table:table-header-rows>
        <table:table-row>
          <table:table-cell table:style-name="ReadingFoundational.A2" office:value-type="float" office:value="1">
            <text:p text:style-name="Table_20_Contents">1</text:p>
          </table:table-cell>
          <table:table-cell table:style-name="ReadingFoundational.B2" office:value-type="string">
            <text:p text:style-name="P14">Demonstrate understanding of the organization and basic features of print.</text:p>
            <text:p text:style-name="P14">a. Follow words from left to right, top to bottom, and page by page.</text:p>
            <text:p text:style-name="P14">b. Recognize that spoken words are represented in written language by</text:p>
            <text:p text:style-name="P14">specific sequences of letters.</text:p>
            <text:p text:style-name="P14">c. Understand that words are separated by spaces in print.</text:p>
            <text:p text:style-name="P12"><text:span text:style-name="T1">d. Recognize and name all upper- and lowercase letters of the alphabet.</text:span></text:p>
          </table:table-cell>
          <table:table-cell table:style-name="ReadingFoundational.B2" office:value-type="string">
            <text:p text:style-name="P14">Demonstrate understanding of the organization and basic features of print.</text:p>
            <text:p text:style-name="P14">a. Recognize the distinguishing features of a sentence (e.g., first word,</text:p>
            <text:p text:style-name="P12"><text:span text:style-name="T1">capitalization, ending punctuation).</text:span></text:p>
          </table:table-cell>
          <table:table-cell table:style-name="ReadingFoundational.B2" office:value-type="string">
            <text:p text:style-name="P5"/>
          </table:table-cell>
          <table:table-cell table:style-name="ReadingFoundational.B2" office:value-type="string">
            <text:p text:style-name="P5"/>
          </table:table-cell>
          <table:table-cell table:style-name="ReadingFoundational.B2" office:value-type="string">
            <text:p text:style-name="P5"/>
          </table:table-cell>
          <table:table-cell table:style-name="ReadingFoundational.G2" office:value-type="string">
            <text:p text:style-name="P5"/>
          </table:table-cell>
        </table:table-row>
        <table:table-row>
          <table:table-cell table:style-name="ReadingFoundational.A2" office:value-type="float" office:value="2">
            <text:p text:style-name="Table_20_Contents">2</text:p>
          </table:table-cell>
          <table:table-cell table:style-name="ReadingFoundational.B2" office:value-type="string">
            <text:p text:style-name="P14">Demonstrate understanding of spoken words, syllables, and sounds</text:p>
            <text:p text:style-name="P14">(phonemes).</text:p>
            <text:p text:style-name="P14">a. Recognize and produce rhyming words.</text:p>
            <text:p text:style-name="P14">b. Count, pronounce, blend, and segment syllables in spoken words.</text:p>
            <text:p text:style-name="P14">c. Blend and segment onsets and rimes of single-syllable spoken words.</text:p>
            <text:p text:style-name="P14">d. Isolate and pronounce the initial, medial vowel, and final sounds (phonemes)</text:p>
            <text:p text:style-name="P14">in three-phoneme (consonant-vowel-consonant, or CVC) words.* (This does</text:p>
            <text:p text:style-name="P14">not include CVCs ending with /l/, /r/, or /x/.)</text:p>
            <text:p text:style-name="P14">e. Add or substitute individual sounds (phonemes) in simple, one-syllable</text:p>
            <text:p text:style-name="P12"><text:span text:style-name="T1">words to make new words.</text:span></text:p>
          </table:table-cell>
          <table:table-cell table:style-name="ReadingFoundational.B2" office:value-type="string">
            <text:p text:style-name="P14">Demonstrate understanding of spoken words, syllables, and sounds</text:p>
            <text:p text:style-name="P14">(phonemes).</text:p>
            <text:p text:style-name="P14">a. Distinguish long from short vowel sounds in spoken single-syllable words.</text:p>
            <text:p text:style-name="P14">b. Orally produce single-syllable words by blending sounds (phonemes),</text:p>
            <text:p text:style-name="P14">including consonant blends.</text:p>
            <text:p text:style-name="P14">c. Isolate and pronounce initial, medial vowel, and final sounds (phonemes) in</text:p>
            <text:p text:style-name="P14">spoken single-syllable words.</text:p>
            <text:p text:style-name="P14">d. Segment spoken single-syllable words into their complete sequence of</text:p>
            <text:p text:style-name="P12"><text:span text:style-name="T1">individual sounds (phonemes).</text:span></text:p>
          </table:table-cell>
          <table:table-cell table:style-name="ReadingFoundational.B2" office:value-type="string">
            <text:p text:style-name="P5"/>
          </table:table-cell>
          <table:table-cell table:style-name="ReadingFoundational.B2" office:value-type="string">
            <text:p text:style-name="P5"/>
          </table:table-cell>
          <table:table-cell table:style-name="ReadingFoundational.B2" office:value-type="string">
            <text:p text:style-name="P5"/>
          </table:table-cell>
          <table:table-cell table:style-name="ReadingFoundational.G2" office:value-type="string">
            <text:p text:style-name="P5"/>
          </table:table-cell>
        </table:table-row>
        <table:table-row>
          <table:table-cell table:style-name="ReadingFoundational.A2" office:value-type="float" office:value="3">
            <text:p text:style-name="Table_20_Contents">3</text:p>
          </table:table-cell>
          <table:table-cell table:style-name="ReadingFoundational.B2" office:value-type="string">
            <text:p text:style-name="P14">Know and apply grade-level phonics and word</text:p>
            <text:p text:style-name="P14">analysis skills in decoding words.</text:p>
            <text:p text:style-name="P14">a. Demonstrate basic knowledge of one-to-one</text:p>
            <text:p text:style-name="P14">letter-sound correspondences by producing</text:p>
            <text:p text:style-name="P14">the primary sound or many of the most</text:p>
            <text:p text:style-name="P14">frequent sounds for each consonant.</text:p>
            <text:p text:style-name="P14">b. Associate the long and short sounds with</text:p>
            <text:p text:style-name="P14">common spellings (graphemes) for the five</text:p>
            <text:p text:style-name="P14">major vowels.</text:p>
            <text:p text:style-name="P14">c. Read common high-frequency words by sight</text:p>
            <text:p text:style-name="P14">(e.g., <text:span text:style-name="T2">the</text:span>, <text:span text:style-name="T2">of</text:span>, <text:span text:style-name="T2">to</text:span>, <text:span text:style-name="T2">you</text:span>, <text:soft-page-break/><text:span text:style-name="T2">she</text:span>, <text:span text:style-name="T2">my</text:span>, <text:span text:style-name="T2">is</text:span>, <text:span text:style-name="T2">are</text:span>, <text:span text:style-name="T2">do</text:span>, <text:span text:style-name="T2">does</text:span>).</text:p>
            <text:p text:style-name="P14">d. Distinguish between similarly spelled words by</text:p>
            <text:p text:style-name="P12"><text:span text:style-name="T1">identifying the sounds of the letters that differ.</text:span></text:p>
          </table:table-cell>
          <table:table-cell table:style-name="ReadingFoundational.B2" office:value-type="string">
            <text:p text:style-name="P14">Know and apply grade-level phonics and word</text:p>
            <text:p text:style-name="P14">analysis skills in decoding words.</text:p>
            <text:p text:style-name="P14">a. Know the spelling-sound correspondences for</text:p>
            <text:p text:style-name="P14">common consonant digraphs.</text:p>
            <text:p text:style-name="P14">b. Decode regularly spelled one-syllable words.</text:p>
            <text:p text:style-name="P14">c. Know final -e and common vowel team</text:p>
            <text:p text:style-name="P14">conventions for representing long vowel</text:p>
            <text:p text:style-name="P14">sounds.</text:p>
            <text:p text:style-name="P14">d. Use knowledge that every syllable must have</text:p>
            <text:p text:style-name="P14">a vowel sound to determine the number of</text:p>
            <text:p text:style-name="P14">syllables in a printed word.</text:p>
            <text:p text:style-name="P14">e. Decode two-syllable <text:soft-page-break/>words following basic</text:p>
            <text:p text:style-name="P14">patterns by breaking the words into syllables.</text:p>
            <text:p text:style-name="P14">f. Read words with inflectional endings.</text:p>
            <text:p text:style-name="P14">g. Recognize and read grade-appropriate</text:p>
            <text:p text:style-name="P12"><text:span text:style-name="T1">irregularly spelled words.</text:span></text:p>
          </table:table-cell>
          <table:table-cell table:style-name="ReadingFoundational.B2" office:value-type="string">
            <text:p text:style-name="P14">Know and apply grade-level phonics and word</text:p>
            <text:p text:style-name="P14">analysis skills in decoding words.</text:p>
            <text:p text:style-name="P14">a. Distinguish long and short vowels when</text:p>
            <text:p text:style-name="P14">reading regularly spelled one-syllable words.</text:p>
            <text:p text:style-name="P14">b. Know spelling-sound correspondences for</text:p>
            <text:p text:style-name="P14">additional common vowel teams.</text:p>
            <text:p text:style-name="P14">c. Decode regularly spelled two-syllable words</text:p>
            <text:p text:style-name="P14">with long vowels.</text:p>
            <text:p text:style-name="P14">d. Decode words with common prefixes and</text:p>
            <text:p text:style-name="P14">suffixes.</text:p>
            <text:p text:style-name="P14">e. Identify words with inconsistent but common</text:p>
            <text:p text:style-name="P14">spelling-sound <text:soft-page-break/>correspondences.</text:p>
            <text:p text:style-name="P14">f. Recognize and read grade-appropriate</text:p>
            <text:p text:style-name="P12"><text:span text:style-name="T1">irregularly spelled words.</text:span></text:p>
          </table:table-cell>
          <table:table-cell table:style-name="ReadingFoundational.B2" office:value-type="string">
            <text:p text:style-name="P14">Know and apply grade-level phonics and word</text:p>
            <text:p text:style-name="P14">analysis skills in decoding words.</text:p>
            <text:p text:style-name="P14">a. Identify and know the meaning of the most</text:p>
            <text:p text:style-name="P14">common prefixes and derivational suffixes.</text:p>
            <text:p text:style-name="P14">b. Decode words with common Latin suffixes.</text:p>
            <text:p text:style-name="P14">c. Decode multisyllable words.</text:p>
            <text:p text:style-name="P14">d. Read grade-appropriate irregularly spelled</text:p>
            <text:p text:style-name="P12"><text:span text:style-name="T1">words.</text:span></text:p>
          </table:table-cell>
          <table:table-cell table:style-name="ReadingFoundational.B2" office:value-type="string">
            <text:p text:style-name="P14">Know and apply grade-level phonics and word</text:p>
            <text:p text:style-name="P14">analysis skills in decoding words.</text:p>
            <text:p text:style-name="P14">a. Use combined knowledge of all letter-sound</text:p>
            <text:p text:style-name="P14">correspondences, syllabication patterns, and</text:p>
            <text:p text:style-name="P14">morphology (e.g., roots and affixes) to read</text:p>
            <text:p text:style-name="P14">accurately unfamiliar multisyllabic words in</text:p>
            <text:p text:style-name="P12"><text:span text:style-name="T1">context and out of context.</text:span></text:p>
          </table:table-cell>
          <table:table-cell table:style-name="ReadingFoundational.G2" office:value-type="string">
            <text:p text:style-name="P14">Know and apply grade-level phonics and word</text:p>
            <text:p text:style-name="P14">analysis skills in decoding words.</text:p>
            <text:p text:style-name="P14">a. Use combined knowledge of all letter-sound</text:p>
            <text:p text:style-name="P14">correspondences, syllabication patterns, and</text:p>
            <text:p text:style-name="P14">morphology (e.g., roots and affixes) to read</text:p>
            <text:p text:style-name="P14">accurately unfamiliar multisyllabic words in</text:p>
            <text:p text:style-name="P12"><text:span text:style-name="T1">context and out of context.</text:span></text:p>
          </table:table-cell>
        </table:table-row>
        <table:table-row>
          <table:table-cell table:style-name="ReadingFoundational.A2" office:value-type="float" office:value="4">
            <text:p text:style-name="Table_20_Contents">4</text:p>
          </table:table-cell>
          <table:table-cell table:style-name="ReadingFoundational.B2" office:value-type="string">
            <text:p text:style-name="P14">Read emergent-reader texts with purpose and</text:p>
            <text:p text:style-name="P12"><text:span text:style-name="T1">understanding.</text:span></text:p>
          </table:table-cell>
          <table:table-cell table:style-name="ReadingFoundational.B2" office:value-type="string">
            <text:p text:style-name="P14">Read with sufficient accuracy and fluency to</text:p>
            <text:p text:style-name="P14">support comprehension.</text:p>
            <text:p text:style-name="P14">a. Read on-level text with purpose and</text:p>
            <text:p text:style-name="P14">understanding.</text:p>
            <text:p text:style-name="P14">b. Read on-level text orally with accuracy,</text:p>
            <text:p text:style-name="P14">appropriate rate, and expression on successive</text:p>
            <text:p text:style-name="P14">readings.</text:p>
            <text:p text:style-name="P14">c. Use context to confirm or self-correct word</text:p>
            <text:p text:style-name="P14">recognition and understanding, rereading as</text:p>
            <text:p text:style-name="P12"><text:span text:style-name="T1">necessary.</text:span></text:p>
          </table:table-cell>
          <table:table-cell table:style-name="ReadingFoundational.B2" office:value-type="string">
            <text:p text:style-name="P14">Read with sufficient accuracy and fluency to</text:p>
            <text:p text:style-name="P14">support comprehension.</text:p>
            <text:p text:style-name="P14">a. Read on-level text with purpose and</text:p>
            <text:p text:style-name="P14">understanding.</text:p>
            <text:p text:style-name="P14">b. Read on-level text orally with accuracy,</text:p>
            <text:p text:style-name="P14">appropriate rate, and expression on successive</text:p>
            <text:p text:style-name="P14">readings.</text:p>
            <text:p text:style-name="P14">c. Use context to confirm or self-correct word</text:p>
            <text:p text:style-name="P14">recognition and understanding, rereading as</text:p>
            <text:p text:style-name="P12"><text:span text:style-name="T1">necessary.</text:span></text:p>
          </table:table-cell>
          <table:table-cell table:style-name="ReadingFoundational.B2" office:value-type="string">
            <text:p text:style-name="P14">Read with sufficient accuracy and fluency to</text:p>
            <text:p text:style-name="P14">support comprehension.</text:p>
            <text:p text:style-name="P14">a. Read on-level text with purpose and</text:p>
            <text:p text:style-name="P14">understanding.</text:p>
            <text:p text:style-name="P14">b. Read on-level prose and poetry orally with</text:p>
            <text:p text:style-name="P14">accuracy, appropriate rate, and expression on</text:p>
            <text:p text:style-name="P14">successive readings</text:p>
            <text:p text:style-name="P14">c. Use context to confirm or self-correct word</text:p>
            <text:p text:style-name="P14">recognition and understanding, rereading as</text:p>
            <text:p text:style-name="P12"><text:span text:style-name="T1">necessary.</text:span></text:p>
          </table:table-cell>
          <table:table-cell table:style-name="ReadingFoundational.B2" office:value-type="string">
            <text:p text:style-name="P14">Read with sufficient accuracy and fluency to</text:p>
            <text:p text:style-name="P14">support comprehension.</text:p>
            <text:p text:style-name="P14">a. Read on-level text with purpose and</text:p>
            <text:p text:style-name="P14">understanding.</text:p>
            <text:p text:style-name="P14">b. Read on-level prose and poetry orally with</text:p>
            <text:p text:style-name="P14">accuracy, appropriate rate, and expression on</text:p>
            <text:p text:style-name="P14">successive readings.</text:p>
            <text:p text:style-name="P14">c. Use context to confirm or self-correct word</text:p>
            <text:p text:style-name="P14">recognition and understanding, rereading as</text:p>
            <text:p text:style-name="P12"><text:span text:style-name="T1">necessary.</text:span></text:p>
          </table:table-cell>
          <table:table-cell table:style-name="ReadingFoundational.G2" office:value-type="string">
            <text:p text:style-name="P14">Read with sufficient accuracy and fluency to</text:p>
            <text:p text:style-name="P14">support comprehension.</text:p>
            <text:p text:style-name="P14">a. Read on-level text with purpose and</text:p>
            <text:p text:style-name="P14">understanding.</text:p>
            <text:p text:style-name="P14">b. Read on-level prose and poetry orally with</text:p>
            <text:p text:style-name="P14">accuracy, appropriate rate, and expression on</text:p>
            <text:p text:style-name="P14">successive readings.</text:p>
            <text:p text:style-name="P14">c. Use context to confirm or self-correct word</text:p>
            <text:p text:style-name="P14">recognition and understanding, rereading as</text:p>
            <text:p text:style-name="P12"><text:span text:style-name="T1">necessary.</text:span></text:p>
          </table:table-cell>
        </table:table-row>
      </table:table>
      <text:p text:style-name="Text_20_body"/>
      <text:h text:style-name="Heading_20_2" text:outline-level="2">Writing (W)</text:h>
      <table:table table:name="Writing" table:style-name="Writing">
        <table:table-column table:style-name="Writing.A"/>
        <table:table-column table:style-name="Writing.B" table:number-columns-repeated="2"/>
        <table:table-column table:style-name="Writing.D"/>
        <table:table-column table:style-name="Writing.B"/>
        <table:table-column table:style-name="Writing.F"/>
        <table:table-column table:style-name="Writing.G"/>
        <table:table-header-rows>
          <table:table-row>
            <table:table-cell table:style-name="Writing.A1" office:value-type="string">
              <text:p text:style-name="P26"/>
            </table:table-cell>
            <table:table-cell table:style-name="Writing.A1" office:value-type="string">
              <text:p text:style-name="Table_20_Heading">k</text:p>
            </table:table-cell>
            <table:table-cell table:style-name="Writing.C1" office:value-type="float" office:value="1">
              <text:p text:style-name="Table_20_Heading">1</text:p>
            </table:table-cell>
            <table:table-cell table:style-name="Writing.C1" office:value-type="float" office:value="2">
              <text:p text:style-name="Table_20_Heading">2</text:p>
            </table:table-cell>
            <table:table-cell table:style-name="Writing.C1" office:value-type="float" office:value="3">
              <text:p text:style-name="Table_20_Heading">3</text:p>
            </table:table-cell>
            <table:table-cell table:style-name="Writing.C1" office:value-type="float" office:value="4">
              <text:p text:style-name="Table_20_Heading">4</text:p>
            </table:table-cell>
            <table:table-cell table:style-name="Writing.G1" office:value-type="float" office:value="5">
              <text:p text:style-name="Table_20_Heading">5</text:p>
            </table:table-cell>
          </table:table-row>
        </table:table-header-rows>
        <table:table-row>
          <table:table-cell table:style-name="Writing.A2" office:value-type="string">
            <text:p text:style-name="P26"/>
          </table:table-cell>
          <table:table-cell table:style-name="Writing.B2" table:number-columns-spanned="6" office:value-type="string">
            <text:p text:style-name="P25">Text Types and Purpos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Writing.A3" office:value-type="float" office:value="1">
            <text:p text:style-name="P24">1</text:p>
          </table:table-cell>
          <table:table-cell table:style-name="Writing.A2" office:value-type="string">
            <text:p text:style-name="P14">Use a combination of drawing, dictating, and</text:p>
            <text:p text:style-name="P14">writing to compose opinion pieces in which they</text:p>
            <text:p text:style-name="P14">tell a reader the topic or the name of the book</text:p>
            <text:p text:style-name="P14">they are writing about and state an opinion or</text:p>
            <text:p text:style-name="P14">preference about the topic or book (e.g., <text:span text:style-name="T2">My</text:span></text:p>
            <text:p text:style-name="P12"><text:span text:style-name="T2">favorite book is . . .</text:span><text:span text:style-name="T1">).</text:span></text:p>
          </table:table-cell>
          <table:table-cell table:style-name="Writing.A2" office:value-type="string">
            <text:p text:style-name="P14">Write opinion pieces in which they introduce the</text:p>
            <text:p text:style-name="P14">topic or name the book they are writing about,</text:p>
            <text:p text:style-name="P14">state an opinion, supply a reason for the opinion,</text:p>
            <text:p text:style-name="P12"><text:span text:style-name="T1">and provide some sense of closure.</text:span></text:p>
          </table:table-cell>
          <table:table-cell table:style-name="Writing.A2" office:value-type="string">
            <text:p text:style-name="P14">Write opinion pieces in which they introduce the</text:p>
            <text:p text:style-name="P14">topic or book they are writing about, state an</text:p>
            <text:p text:style-name="P14">opinion, supply reasons that support the opinion,</text:p>
            <text:p text:style-name="P14">use linking words (e.g., <text:span text:style-name="T2">because</text:span>, <text:span text:style-name="T2">and</text:span>, <text:span text:style-name="T2">also</text:span>) to</text:p>
            <text:p text:style-name="P14">connect opinion and reasons, and provide a</text:p>
            <text:p text:style-name="P12"><text:span text:style-name="T1">concluding statement or section.</text:span></text:p>
          </table:table-cell>
          <table:table-cell table:style-name="Writing.A2" office:value-type="string">
            <text:p text:style-name="P14">Write opinion pieces on topics or texts, supporting</text:p>
            <text:p text:style-name="P14">a point of view with reasons.</text:p>
            <text:p text:style-name="P14">a. Introduce the topic or text they are writing</text:p>
            <text:p text:style-name="P14">about, state an opinion, and create an</text:p>
            <text:p text:style-name="P14">organizational structure that lists reasons.</text:p>
            <text:p text:style-name="P14">b. Provide reasons that support the opinion.</text:p>
            <text:p text:style-name="P14">c. Use linking words and phrases (e.g., <text:span text:style-name="T2">because</text:span>,</text:p>
            <text:p text:style-name="P14"><text:span text:style-name="T2">therefore</text:span>, <text:span text:style-name="T2">since</text:span>, <text:span text:style-name="T2">for example</text:span>) to connect</text:p>
            <text:p text:style-name="P14">opinion and reasons.</text:p>
            <text:p text:style-name="P12"><text:span text:style-name="T1">d. Provide a concluding statement or section.</text:span></text:p>
          </table:table-cell>
          <table:table-cell table:style-name="Writing.A2" office:value-type="string">
            <text:p text:style-name="P14">Write opinion pieces on topics or texts, supporting a</text:p>
            <text:p text:style-name="P14">point of view with reasons and information.</text:p>
            <text:p text:style-name="P14">a. Introduce a topic or text clearly, state an</text:p>
            <text:p text:style-name="P14">opinion, and create an organizational structure</text:p>
            <text:p text:style-name="P14">in which related ideas are grouped to support</text:p>
            <text:p text:style-name="P14">the writer’s purpose.</text:p>
            <text:p text:style-name="P14">b. Provide reasons that are supported by facts</text:p>
            <text:p text:style-name="P14">and details.</text:p>
            <text:p text:style-name="P14">c. Link opinion and reasons using words and</text:p>
            <text:p text:style-name="P14">phrases (e.g., <text:span text:style-name="T2">for instance</text:span>, <text:span text:style-name="T2">in order to</text:span>, <text:span text:style-name="T2">in</text:span></text:p>
            <text:p text:style-name="P14"><text:span text:style-name="T2">addition</text:span>).</text:p>
            <text:p text:style-name="P14">d. Provide a concluding statement or section</text:p>
            <text:p text:style-name="P12"><text:span text:style-name="T1">related to the opinion presented.</text:span></text:p>
          </table:table-cell>
          <table:table-cell table:style-name="Writing.B2" office:value-type="string">
            <text:p text:style-name="P14">Write opinion pieces on topics or texts, supporting a</text:p>
            <text:p text:style-name="P14">point of view with reasons and information.</text:p>
            <text:p text:style-name="P14">a. Introduce a topic or text clearly, state an</text:p>
            <text:p text:style-name="P14">opinion, and create an organizational structure</text:p>
            <text:p text:style-name="P14">in which ideas are logically grouped to support</text:p>
            <text:p text:style-name="P14">the writer’s purpose.</text:p>
            <text:p text:style-name="P14">b. Provide logically ordered reasons that are</text:p>
            <text:p text:style-name="P14">supported by facts and details.</text:p>
            <text:p text:style-name="P14">c. Link opinion and reasons using words, phrases,</text:p>
            <text:p text:style-name="P14">and clauses (e.g., <text:span text:style-name="T2">consequently</text:span>, <text:span text:style-name="T2">specifically</text:span>).</text:p>
            <text:p text:style-name="P14">d. Provide a concluding statement or section</text:p>
            <text:p text:style-name="P12"><text:span text:style-name="T1">related to the opinion presented.</text:span></text:p>
          </table:table-cell>
        </table:table-row>
        <table:table-row>
          <table:table-cell table:style-name="Writing.A3" office:value-type="float" office:value="2">
            <text:p text:style-name="P24">2</text:p>
          </table:table-cell>
          <table:table-cell table:style-name="Writing.A2" office:value-type="string">
            <text:p text:style-name="P14">Use a combination of drawing, dictating, and</text:p>
            <text:p text:style-name="P14">writing to compose informative/explanatory</text:p>
            <text:p text:style-name="P14">texts in which they name what they are writing</text:p>
            <text:p text:style-name="P14">about and supply some information about the</text:p>
            <text:p text:style-name="P12"><text:span text:style-name="T1">topic.</text:span></text:p>
          </table:table-cell>
          <table:table-cell table:style-name="Writing.A2" office:value-type="string">
            <text:p text:style-name="P14">Write informative/explanatory texts in which they</text:p>
            <text:p text:style-name="P14">name a topic, supply some facts about the topic,</text:p>
            <text:p text:style-name="P12"><text:span text:style-name="T1">and provide some sense of closure.</text:span></text:p>
          </table:table-cell>
          <table:table-cell table:style-name="Writing.A2" office:value-type="string">
            <text:p text:style-name="P14">Write informative/explanatory texts in which</text:p>
            <text:p text:style-name="P14">they introduce a topic, use facts and definitions</text:p>
            <text:p text:style-name="P14">to develop points, and provide a concluding</text:p>
            <text:p text:style-name="P12"><text:span text:style-name="T1">statement or section.</text:span></text:p>
          </table:table-cell>
          <table:table-cell table:style-name="Writing.A2" office:value-type="string">
            <text:p text:style-name="P14">Write informative/explanatory texts to examine a</text:p>
            <text:p text:style-name="P14">topic and convey ideas and information clearly.</text:p>
            <text:p text:style-name="P14">a. Introduce a topic and group related</text:p>
            <text:p text:style-name="P14">information together; include illustrations</text:p>
            <text:p text:style-name="P14">when useful to aiding comprehension.</text:p>
            <text:p text:style-name="P14">b. Develop the topic with facts, definitions, and</text:p>
            <text:p text:style-name="P14">details.</text:p>
            <text:p text:style-name="P14">c. Use linking words and phrases (e.g., <text:span text:style-name="T2">also</text:span>,</text:p>
            <text:p text:style-name="P14"><text:span text:style-name="T2">another</text:span>, <text:span text:style-name="T2">and</text:span>, <text:span text:style-name="T2">more</text:span>, <text:span text:style-name="T2">but</text:span>) to connect ideas</text:p>
            <text:p text:style-name="P14">within categories of information.</text:p>
            <text:p text:style-name="P12"><text:span text:style-name="T1">d. Provide a concluding statement or section.</text:span></text:p>
          </table:table-cell>
          <table:table-cell table:style-name="Writing.A2" office:value-type="string">
            <text:p text:style-name="P14">Write informative/explanatory texts to examine a</text:p>
            <text:p text:style-name="P14">topic and convey ideas and information clearly.</text:p>
            <text:p text:style-name="P14">a. Introduce a topic clearly and group related</text:p>
            <text:p text:style-name="P14">information in paragraphs and sections;</text:p>
            <text:p text:style-name="P14">include formatting (e.g., headings),</text:p>
            <text:p text:style-name="P14">illustrations, and multimedia when useful to</text:p>
            <text:p text:style-name="P14">aiding comprehension.</text:p>
            <text:p text:style-name="P14">b. Develop the topic with facts, definitions,</text:p>
            <text:p text:style-name="P14">concrete details, quotations, or other</text:p>
            <text:p text:style-name="P14">information and examples related to the topic.</text:p>
            <text:p text:style-name="P14">c. Link ideas within categories of information</text:p>
            <text:p text:style-name="P14">using words and phrases (e.g., <text:span text:style-name="T2">another</text:span>, <text:span text:style-name="T2">for</text:span></text:p>
            <text:p text:style-name="P14"><text:span text:style-name="T2">example</text:span>, <text:span text:style-name="T2">also</text:span>, <text:span text:style-name="T2">because</text:span>).</text:p>
            <text:p text:style-name="P14">d. Use precise language and domain-specific</text:p>
            <text:p text:style-name="P14">vocabulary to inform about or explain the</text:p>
            <text:p text:style-name="P14"><text:soft-page-break/>topic.</text:p>
            <text:p text:style-name="P14">e. Provide a concluding statement or section</text:p>
            <text:p text:style-name="P14">related to the information or explanation</text:p>
            <text:p text:style-name="P12"><text:span text:style-name="T1">presented.</text:span></text:p>
          </table:table-cell>
          <table:table-cell table:style-name="Writing.B2" office:value-type="string">
            <text:p text:style-name="P14">Write informative/explanatory texts to examine a</text:p>
            <text:p text:style-name="P14">topic and convey ideas and information clearly.</text:p>
            <text:p text:style-name="P14">a. Introduce a topic clearly, provide a general</text:p>
            <text:p text:style-name="P14">observation and focus, and group related</text:p>
            <text:p text:style-name="P14">information logically; include formatting (e.g.,</text:p>
            <text:p text:style-name="P14">headings), illustrations, and multimedia when</text:p>
            <text:p text:style-name="P14">useful to aiding comprehension.</text:p>
            <text:p text:style-name="P14">b. Develop the topic with facts, definitions,</text:p>
            <text:p text:style-name="P14">concrete details, quotations, or other</text:p>
            <text:p text:style-name="P14">information and examples related to the topic.</text:p>
            <text:p text:style-name="P14">c. Link ideas within and across categories of</text:p>
            <text:p text:style-name="P14">information using words, phrases, and clauses</text:p>
            <text:p text:style-name="P14">(e.g., <text:span text:style-name="T2">in contrast</text:span>, <text:span text:style-name="T2">especially</text:span>).</text:p>
            <text:p text:style-name="P14">d. Use precise language and domain-specific</text:p>
            <text:p text:style-name="P14">vocabulary to inform about or explain the</text:p>
            <text:p text:style-name="P14"><text:soft-page-break/>topic.</text:p>
            <text:p text:style-name="P14">e. Provide a concluding statement or section</text:p>
            <text:p text:style-name="P14">related to the information or explanation</text:p>
            <text:p text:style-name="P12"><text:span text:style-name="T1">presented.</text:span></text:p>
          </table:table-cell>
        </table:table-row>
        <table:table-row>
          <table:table-cell table:style-name="Writing.A3" office:value-type="float" office:value="3">
            <text:p text:style-name="P24">3</text:p>
          </table:table-cell>
          <table:table-cell table:style-name="Writing.A2" office:value-type="string">
            <text:p text:style-name="P14">Use a combination of drawing, dictating, and</text:p>
            <text:p text:style-name="P14">writing to narrate a single event or several</text:p>
            <text:p text:style-name="P14">loosely linked events, tell about the events in</text:p>
            <text:p text:style-name="P14">the order in which they occurred, and provide a</text:p>
            <text:p text:style-name="P12"><text:span text:style-name="T1">reaction to what happened.</text:span></text:p>
          </table:table-cell>
          <table:table-cell table:style-name="Writing.A2" office:value-type="string">
            <text:p text:style-name="P14">Write narratives in which they recount two or</text:p>
            <text:p text:style-name="P14">more appropriately sequenced events, include</text:p>
            <text:p text:style-name="P14">some details regarding what happened, use</text:p>
            <text:p text:style-name="P14">temporal words to signal event order, and</text:p>
            <text:p text:style-name="P12"><text:span text:style-name="T1">provide some sense of closure.</text:span></text:p>
          </table:table-cell>
          <table:table-cell table:style-name="Writing.A2" office:value-type="string">
            <text:p text:style-name="P14">Write narratives in which they recount a wellelaborated</text:p>
            <text:p text:style-name="P14">event or short sequence of events,</text:p>
            <text:p text:style-name="P14">include details to describe actions, thoughts,</text:p>
            <text:p text:style-name="P14">and feelings, use temporal words to signal event</text:p>
            <text:p text:style-name="P12"><text:span text:style-name="T1">order, and provide a sense of closure.</text:span></text:p>
          </table:table-cell>
          <table:table-cell table:style-name="Writing.A2" office:value-type="string">
            <text:p text:style-name="P14">Write narratives to develop real or imagined</text:p>
            <text:p text:style-name="P14">experiences or events using effective technique,</text:p>
            <text:p text:style-name="P14">descriptive details, and clear event sequences.</text:p>
            <text:p text:style-name="P14">a. Establish a situation and introduce a narrator</text:p>
            <text:p text:style-name="P14">and/or characters; organize an event sequence</text:p>
            <text:p text:style-name="P14">that unfolds naturally.</text:p>
            <text:p text:style-name="P14">b. Use dialogue and descriptions of actions,</text:p>
            <text:p text:style-name="P14">thoughts, and feelings to develop experiences</text:p>
            <text:p text:style-name="P14">and events or show the response of characters</text:p>
            <text:p text:style-name="P14">to situations.</text:p>
            <text:p text:style-name="P14">c. Use temporal words and phrases to signal</text:p>
            <text:p text:style-name="P14">event order.</text:p>
            <text:p text:style-name="P12"><text:span text:style-name="T1">d. Provide a sense of closure.</text:span></text:p>
          </table:table-cell>
          <table:table-cell table:style-name="Writing.A2" office:value-type="string">
            <text:p text:style-name="P14">Write narratives to develop real or imagined</text:p>
            <text:p text:style-name="P14">experiences or events using effective technique,</text:p>
            <text:p text:style-name="P14">descriptive details, and clear event sequences.</text:p>
            <text:p text:style-name="P14">a. Orient the reader by establishing a</text:p>
            <text:p text:style-name="P14">situationand introducing a narrator and/or</text:p>
            <text:p text:style-name="P14">characters; organize an event sequence that</text:p>
            <text:p text:style-name="P14">unfolds naturally.</text:p>
            <text:p text:style-name="P14">b. Use dialogue and description to develop</text:p>
            <text:p text:style-name="P14">experiences and events or show the responses</text:p>
            <text:p text:style-name="P14">of characters to situations.</text:p>
            <text:p text:style-name="P14">c. Use a variety of transitional words and phrases</text:p>
            <text:p text:style-name="P14">to manage the sequence of events.</text:p>
            <text:p text:style-name="P14">d. Use concrete words and phrases and sensory</text:p>
            <text:p text:style-name="P14">details to convey experiences and events</text:p>
            <text:p text:style-name="P14">precisely.</text:p>
            <text:p text:style-name="P14">e. Provide a conclusion that follows from the</text:p>
            <text:p text:style-name="P12"><text:span text:style-name="T1">narrated experiences or events.</text:span></text:p>
          </table:table-cell>
          <table:table-cell table:style-name="Writing.B2" office:value-type="string">
            <text:p text:style-name="P14">Write narratives to develop real or imagined</text:p>
            <text:p text:style-name="P14">experiences or events using effective technique,</text:p>
            <text:p text:style-name="P14">descriptive details, and clear event sequences.</text:p>
            <text:p text:style-name="P14">a. Orient the reader by establishing a situation</text:p>
            <text:p text:style-name="P14">and introducing a narrator and/or characters;</text:p>
            <text:p text:style-name="P14">organize an event sequence that unfolds</text:p>
            <text:p text:style-name="P14">naturally.</text:p>
            <text:p text:style-name="P14">b. Use narrative techniques, such as dialogue,</text:p>
            <text:p text:style-name="P14">description, and pacing, to develop</text:p>
            <text:p text:style-name="P14">experiences and events or show the responses</text:p>
            <text:p text:style-name="P14">of characters to situations.</text:p>
            <text:p text:style-name="P14">c. Use a variety of transitional words, phrases,</text:p>
            <text:p text:style-name="P14">and clauses to manage the sequence of events.</text:p>
            <text:p text:style-name="P14">d. Use concrete words and phrases and sensory</text:p>
            <text:p text:style-name="P14">details to convey experiences and events</text:p>
            <text:p text:style-name="P14">precisely.</text:p>
            <text:p text:style-name="P14">e. Provide a conclusion that follows from the</text:p>
            <text:p text:style-name="P12"><text:span text:style-name="T1">narrated experiences or events.</text:span></text:p>
          </table:table-cell>
        </table:table-row>
        <table:table-row>
          <table:table-cell table:style-name="Writing.A3">
            <text:p text:style-name="P24"/>
          </table:table-cell>
          <table:table-cell table:style-name="Writing.B2" table:number-columns-spanned="6" office:value-type="string">
            <text:p text:style-name="P17">Production and Distribution of Writ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Writing.A3" office:value-type="float" office:value="4">
            <text:p text:style-name="P24">4</text:p>
          </table:table-cell>
          <table:table-cell table:style-name="Writing.A2" office:value-type="string">
            <text:p text:style-name="P20">(Begins in grade 3)</text:p>
          </table:table-cell>
          <table:table-cell table:style-name="Writing.A2" office:value-type="string">
            <text:p text:style-name="P20">(Begins in grade 3)</text:p>
          </table:table-cell>
          <table:table-cell table:style-name="Writing.A2" office:value-type="string">
            <text:p text:style-name="P20">(Begins in grade 3)</text:p>
          </table:table-cell>
          <table:table-cell table:style-name="Writing.A2" office:value-type="string">
            <text:p text:style-name="P14">With guidance and support from adults,</text:p>
            <text:p text:style-name="P14">produce writing in which the development</text:p>
            <text:p text:style-name="P14">and organization are appropriate to task and</text:p>
            <text:p text:style-name="P14">purpose. (Grade-specific expectations for writing</text:p>
            <text:p text:style-name="P12"><text:span text:style-name="T1">types are defined in standards 1–3 above.)</text:span></text:p>
          </table:table-cell>
          <table:table-cell table:style-name="Writing.A2" office:value-type="string">
            <text:p text:style-name="P14">Produce clear and coherent writing in which the</text:p>
            <text:p text:style-name="P14">development and organization are appropriate</text:p>
            <text:p text:style-name="P14">to task, purpose, and audience. (Grade-specific</text:p>
            <text:p text:style-name="P14">expectations for writing types are defined in</text:p>
            <text:p text:style-name="P12"><text:span text:style-name="T1">standards 1–3 above.)</text:span></text:p>
          </table:table-cell>
          <table:table-cell table:style-name="Writing.B2" office:value-type="string">
            <text:p text:style-name="P14">Produce clear and coherent writing in which the</text:p>
            <text:p text:style-name="P14">development and organization are appropriate</text:p>
            <text:p text:style-name="P14">to task, purpose, and audience. (Grade-specific</text:p>
            <text:p text:style-name="P14">expectations for writing types are defined in</text:p>
            <text:p text:style-name="P12"><text:span text:style-name="T1">standards 1–3 above.)</text:span></text:p>
          </table:table-cell>
        </table:table-row>
        <table:table-row>
          <table:table-cell table:style-name="Writing.A3" office:value-type="float" office:value="5">
            <text:p text:style-name="P24">5</text:p>
          </table:table-cell>
          <table:table-cell table:style-name="Writing.A2" office:value-type="string">
            <text:p text:style-name="P14">With guidance and support from adults, respond</text:p>
            <text:p text:style-name="P14">to questions and suggestions from peers and</text:p>
            <text:p text:style-name="P12"><text:span text:style-name="T1">add details to strengthen writing as needed.</text:span></text:p>
          </table:table-cell>
          <table:table-cell table:style-name="Writing.A2" office:value-type="string">
            <text:p text:style-name="P14">With guidance and support from adults, focus on</text:p>
            <text:p text:style-name="P14">a topic, respond to questions and suggestions</text:p>
            <text:p text:style-name="P14">from peers, and add details to strengthen writing</text:p>
            <text:p text:style-name="P12"><text:span text:style-name="T1">as needed.</text:span></text:p>
          </table:table-cell>
          <table:table-cell table:style-name="Writing.A2" office:value-type="string">
            <text:p text:style-name="P14">With guidance and support from adults and</text:p>
            <text:p text:style-name="P14">peers, focus on a topic and strengthen writing as</text:p>
            <text:p text:style-name="P12"><text:span text:style-name="T1">needed by revising and editing.</text:span></text:p>
          </table:table-cell>
          <table:table-cell table:style-name="Writing.A2" office:value-type="string">
            <text:p text:style-name="P14">With guidance and support from peers and</text:p>
            <text:p text:style-name="P14">adults, develop and strengthen writing as needed</text:p>
            <text:p text:style-name="P14">by planning, revising, and editing. (Editing for</text:p>
            <text:p text:style-name="P14">conventions should demonstrate command of</text:p>
            <text:p text:style-name="P14">Language standards 1–3 up to and including</text:p>
            <text:p text:style-name="P12"><text:span text:style-name="T1">grade 3 on pages 28 and 29.)</text:span></text:p>
          </table:table-cell>
          <table:table-cell table:style-name="Writing.A2" office:value-type="string">
            <text:p text:style-name="P14">With guidance and support from peers and</text:p>
            <text:p text:style-name="P14">adults, develop and strengthen writing as needed</text:p>
            <text:p text:style-name="P14">by planning, revising, and editing. (Editing for</text:p>
            <text:p text:style-name="P14">conventions should demonstrate command of</text:p>
            <text:p text:style-name="P14">Language standards 1–3 up to and including</text:p>
            <text:p text:style-name="P12"><text:span text:style-name="T1">grade 4 on pages 28 and 29.)</text:span></text:p>
          </table:table-cell>
          <table:table-cell table:style-name="Writing.B2" office:value-type="string">
            <text:p text:style-name="P14">With guidance and support from peers and adults,</text:p>
            <text:p text:style-name="P14">develop and strengthen writing as needed by</text:p>
            <text:p text:style-name="P14">planning, revising, editing, rewriting, or trying a</text:p>
            <text:p text:style-name="P14">new approach. (Editing for conventions should</text:p>
            <text:p text:style-name="P14">demonstrate command of Language standards 1–3</text:p>
            <text:p text:style-name="P12"><text:span text:style-name="T1">up to and including grade 5 on pages 28 and 29.)</text:span></text:p>
          </table:table-cell>
        </table:table-row>
        <table:table-row>
          <table:table-cell table:style-name="Writing.A3" office:value-type="float" office:value="6">
            <text:p text:style-name="P24">6</text:p>
          </table:table-cell>
          <table:table-cell table:style-name="Writing.A2" office:value-type="string">
            <text:p text:style-name="P14">With guidance and support from adults, explore</text:p>
            <text:p text:style-name="P14">a variety of digital tools to produce and publish</text:p>
            <text:p text:style-name="P12"><text:span text:style-name="T1">writing, including in collaboration with peers.</text:span></text:p>
          </table:table-cell>
          <table:table-cell table:style-name="Writing.A2" office:value-type="string">
            <text:p text:style-name="P14">With guidance and support from adults, use a</text:p>
            <text:p text:style-name="P14">variety of digital tools to produce and publish</text:p>
            <text:p text:style-name="P12"><text:span text:style-name="T1">writing, including in collaboration with peers.</text:span></text:p>
          </table:table-cell>
          <table:table-cell table:style-name="Writing.A2" office:value-type="string">
            <text:p text:style-name="P14">With guidance and support from adults, use a</text:p>
            <text:p text:style-name="P14">variety of digital tools to produce and publish</text:p>
            <text:p text:style-name="P12"><text:span text:style-name="T1">writing, including in collaboration with peers.</text:span></text:p>
          </table:table-cell>
          <table:table-cell table:style-name="Writing.A2" office:value-type="string">
            <text:p text:style-name="P14">With guidance and support from adults, use</text:p>
            <text:p text:style-name="P14">technology to produce and publish writing (using</text:p>
            <text:p text:style-name="P14">keyboarding skills) as well as to interact and</text:p>
            <text:p text:style-name="P12"><text:span text:style-name="T1">collaborate with others.</text:span></text:p>
          </table:table-cell>
          <table:table-cell table:style-name="Writing.A2" office:value-type="string">
            <text:p text:style-name="P14">With some guidance and support from adults,</text:p>
            <text:p text:style-name="P14">use technology, including the Internet, to</text:p>
            <text:p text:style-name="P14">produce and publish writing as well as to interact</text:p>
            <text:p text:style-name="P14">and collaborate with others; demonstrate</text:p>
            <text:p text:style-name="P14">sufficient command of keyboarding skills to type</text:p>
            <text:p text:style-name="P12"><text:span text:style-name="T1">a minimum of one page in a single sitting.</text:span></text:p>
          </table:table-cell>
          <table:table-cell table:style-name="Writing.B2" office:value-type="string">
            <text:p text:style-name="P14">With some guidance and support from adults,</text:p>
            <text:p text:style-name="P14">use technology, including the Internet, to</text:p>
            <text:p text:style-name="P14">produce and publish writing as well as to interact</text:p>
            <text:p text:style-name="P14">and collaborate with others; demonstrate</text:p>
            <text:p text:style-name="P14">sufficient command of keyboarding skills to type</text:p>
            <text:p text:style-name="P12"><text:span text:style-name="T1">a minimum of two pages in a single sitting.</text:span></text:p>
          </table:table-cell>
        </table:table-row>
        <table:table-row>
          <table:table-cell table:style-name="Writing.A3">
            <text:p text:style-name="P24"/>
          </table:table-cell>
          <table:table-cell table:style-name="Writing.B2" table:number-columns-spanned="6" office:value-type="string">
            <text:p text:style-name="P17">Research to Build and Present Knowled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Writing.A3" office:value-type="float" office:value="7">
            <text:p text:style-name="P24">7</text:p>
          </table:table-cell>
          <table:table-cell table:style-name="Writing.A2" office:value-type="string">
            <text:p text:style-name="P14">Participate in shared research and writing</text:p>
            <text:p text:style-name="P14">projects (e.g., explore a number of books by</text:p>
            <text:p text:style-name="P14">a favorite author and express opinions about</text:p>
            <text:p text:style-name="P12"><text:span text:style-name="T1">them).</text:span></text:p>
          </table:table-cell>
          <table:table-cell table:style-name="Writing.A2" office:value-type="string">
            <text:p text:style-name="P14">Participate in shared research and writing</text:p>
            <text:p text:style-name="P14">projects (e.g., explore a number of “how-to”</text:p>
            <text:p text:style-name="P14">books on a given topic and use them to write a</text:p>
            <text:p text:style-name="P12"><text:span text:style-name="T1">sequence of instructions).</text:span></text:p>
          </table:table-cell>
          <table:table-cell table:style-name="Writing.A2" office:value-type="string">
            <text:p text:style-name="P14">Participate in shared research and writing</text:p>
            <text:p text:style-name="P14">projects (e.g., read a number of books on a</text:p>
            <text:p text:style-name="P14">single topic to produce a report; record science</text:p>
            <text:p text:style-name="P12"><text:span text:style-name="T1">observations).</text:span></text:p>
          </table:table-cell>
          <table:table-cell table:style-name="Writing.A2" office:value-type="string">
            <text:p text:style-name="P14">Conduct short research projects that build</text:p>
            <text:p text:style-name="P12"><text:span text:style-name="T1">knowledge about a topic.</text:span></text:p>
          </table:table-cell>
          <table:table-cell table:style-name="Writing.A2" office:value-type="string">
            <text:p text:style-name="P14">Conduct short research projects that build</text:p>
            <text:p text:style-name="P14">knowledge through investigation of different</text:p>
            <text:p text:style-name="P12"><text:span text:style-name="T1">aspects of a topic.</text:span></text:p>
          </table:table-cell>
          <table:table-cell table:style-name="Writing.B2" office:value-type="string">
            <text:p text:style-name="P14">Conduct short research projects that use several</text:p>
            <text:p text:style-name="P14">sources to build knowledge through investigation</text:p>
            <text:p text:style-name="P12"><text:span text:style-name="T1">of different aspects of a topic.</text:span></text:p>
          </table:table-cell>
        </table:table-row>
        <text:soft-page-break/>
        <table:table-row>
          <table:table-cell table:style-name="Writing.A3" office:value-type="float" office:value="8">
            <text:p text:style-name="P24">8</text:p>
          </table:table-cell>
          <table:table-cell table:style-name="Writing.A2" office:value-type="string">
            <text:p text:style-name="P14">With guidance and support from adults,</text:p>
            <text:p text:style-name="P14">recall information from experiences or gather</text:p>
            <text:p text:style-name="P14">information from provided sources to answer a</text:p>
            <text:p text:style-name="P12"><text:span text:style-name="T1">question.</text:span></text:p>
          </table:table-cell>
          <table:table-cell table:style-name="Writing.A2" office:value-type="string">
            <text:p text:style-name="P14">With guidance and support from adults,</text:p>
            <text:p text:style-name="P14">recall information from experiences or gather</text:p>
            <text:p text:style-name="P14">information from provided sources to answer a</text:p>
            <text:p text:style-name="P12"><text:span text:style-name="T1">question.</text:span></text:p>
          </table:table-cell>
          <table:table-cell table:style-name="Writing.A2" office:value-type="string">
            <text:p text:style-name="P14">Recall information from experiences or gather</text:p>
            <text:p text:style-name="P14">information from provided sources to answer a</text:p>
            <text:p text:style-name="P12"><text:span text:style-name="T1">question.</text:span></text:p>
          </table:table-cell>
          <table:table-cell table:style-name="Writing.A2" office:value-type="string">
            <text:p text:style-name="P14">Recall information from experiences or gather</text:p>
            <text:p text:style-name="P14">information from print and digital sources; take</text:p>
            <text:p text:style-name="P14">brief notes on sources and sort evidence into</text:p>
            <text:p text:style-name="P12"><text:span text:style-name="T1">provided categories</text:span></text:p>
          </table:table-cell>
          <table:table-cell table:style-name="Writing.A2" office:value-type="string">
            <text:p text:style-name="P14">Recall relevant information from experiences or</text:p>
            <text:p text:style-name="P14">gather relevant information from print and digital</text:p>
            <text:p text:style-name="P14">sources; take notes and categorize information,</text:p>
            <text:p text:style-name="P12"><text:span text:style-name="T1">and provide a list of sources</text:span></text:p>
          </table:table-cell>
          <table:table-cell table:style-name="Writing.B2" office:value-type="string">
            <text:p text:style-name="P14">Recall relevant information from experiences or</text:p>
            <text:p text:style-name="P14">gather relevant information from print and digital</text:p>
            <text:p text:style-name="P14">sources; summarize or paraphrase information</text:p>
            <text:p text:style-name="P14">in notes and finished work, and provide a list of</text:p>
            <text:p text:style-name="P12"><text:span text:style-name="T1">sources</text:span></text:p>
          </table:table-cell>
        </table:table-row>
        <table:table-row>
          <table:table-cell table:style-name="Writing.A3" office:value-type="float" office:value="9">
            <text:p text:style-name="P24">9</text:p>
          </table:table-cell>
          <table:table-cell table:style-name="Writing.A2" office:value-type="string">
            <text:p text:style-name="P20">(Begins in grade 4)</text:p>
          </table:table-cell>
          <table:table-cell table:style-name="Writing.A2" office:value-type="string">
            <text:p text:style-name="P20">(Begins in grade 4)</text:p>
          </table:table-cell>
          <table:table-cell table:style-name="Writing.A2" office:value-type="string">
            <text:p text:style-name="P20">(Begins in grade 4)</text:p>
          </table:table-cell>
          <table:table-cell table:style-name="Writing.A2" office:value-type="string">
            <text:p text:style-name="P20">(Begins in grade 4)</text:p>
          </table:table-cell>
          <table:table-cell table:style-name="Writing.A2" office:value-type="string">
            <text:p text:style-name="P14">Draw evidence from literary or informational</text:p>
            <text:p text:style-name="P14">texts to support analysis, reflection, and research.</text:p>
            <text:p text:style-name="P14">a. Apply <text:span text:style-name="T2">grade 4 Reading standards </text:span>to literature</text:p>
            <text:p text:style-name="P14">(e.g., “Describe in depth a character, setting,</text:p>
            <text:p text:style-name="P14">or event in a story or drama, drawing on</text:p>
            <text:p text:style-name="P14">specific details in the text [e.g., a character’s</text:p>
            <text:p text:style-name="P14">thoughts, words, or actions].”).</text:p>
            <text:p text:style-name="P14">b. Apply <text:span text:style-name="T2">grade 4 Reading standards </text:span>to</text:p>
            <text:p text:style-name="P14">informational texts (e.g., “Explain how an</text:p>
            <text:p text:style-name="P14">author uses reasons and evidence to support</text:p>
            <text:p text:style-name="P12"><text:span text:style-name="T1">particular points in a text”).</text:span></text:p>
          </table:table-cell>
          <table:table-cell table:style-name="Writing.B2" office:value-type="string">
            <text:p text:style-name="P14">Draw evidence from literary or informational texts</text:p>
            <text:p text:style-name="P14">to support analysis, reflection, and research.</text:p>
            <text:p text:style-name="P14">a. Apply <text:span text:style-name="T2">grade 5 Reading standards </text:span>to literature</text:p>
            <text:p text:style-name="P14">(e.g., “Compare and contrast two or more</text:p>
            <text:p text:style-name="P14">characters, settings, or events in a story or a</text:p>
            <text:p text:style-name="P14">drama, drawing on specific details in the text</text:p>
            <text:p text:style-name="P14">[e.g., how characters interact]”).</text:p>
            <text:p text:style-name="P14">b. Apply <text:span text:style-name="T2">grade 5 Reading standards </text:span>to</text:p>
            <text:p text:style-name="P14">informational texts (e.g., “Explain how</text:p>
            <text:p text:style-name="P14">an author uses reasons and evidence to</text:p>
            <text:p text:style-name="P14">support particular points in a text, identifying</text:p>
            <text:p text:style-name="P14">which reasons and evidence support which</text:p>
            <text:p text:style-name="P12"><text:span text:style-name="T1">point[s]”).</text:span></text:p>
          </table:table-cell>
        </table:table-row>
        <table:table-row>
          <table:table-cell table:style-name="Writing.A3">
            <text:p text:style-name="P24"/>
          </table:table-cell>
          <table:table-cell table:style-name="Writing.B2" table:number-columns-spanned="6" office:value-type="string">
            <text:p text:style-name="P18">Range of Writ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Writing.A3" office:value-type="float" office:value="10">
            <text:p text:style-name="P24">10</text:p>
          </table:table-cell>
          <table:table-cell table:style-name="Writing.A2" office:value-type="string">
            <text:p text:style-name="P20">(Begins in grade 3)</text:p>
          </table:table-cell>
          <table:table-cell table:style-name="Writing.A2" office:value-type="string">
            <text:p text:style-name="P20">(Begins in grade 3)</text:p>
          </table:table-cell>
          <table:table-cell table:style-name="Writing.A2" office:value-type="string">
            <text:p text:style-name="P20">(Begins in grade 3)</text:p>
          </table:table-cell>
          <table:table-cell table:style-name="Writing.A2" office:value-type="string">
            <text:p text:style-name="P14">Write routinely over extended time frames (time</text:p>
            <text:p text:style-name="P14">for research, reflection, and revision) and shorter</text:p>
            <text:p text:style-name="P14">time frames (a single sitting or a day or two) for</text:p>
            <text:p text:style-name="P14">a range of discipline-specific tasks, purposes, and</text:p>
            <text:p text:style-name="P12"><text:span text:style-name="T1">audiences.</text:span></text:p>
          </table:table-cell>
          <table:table-cell table:style-name="Writing.A2" office:value-type="string">
            <text:p text:style-name="P14">Write routinely over extended time frames (time</text:p>
            <text:p text:style-name="P14">for research, reflection, and revision) and shorter</text:p>
            <text:p text:style-name="P14">time frames (a single sitting or a day or two) for</text:p>
            <text:p text:style-name="P14">a range of discipline-specific tasks, purposes, and</text:p>
            <text:p text:style-name="P12"><text:span text:style-name="T1">audiences.</text:span></text:p>
          </table:table-cell>
          <table:table-cell table:style-name="Writing.B2" office:value-type="string">
            <text:p text:style-name="P14">Write routinely over extended time frames (time</text:p>
            <text:p text:style-name="P14">for research, reflection, and revision) and shorter</text:p>
            <text:p text:style-name="P14">time frames (a single sitting or a day or two) for</text:p>
            <text:p text:style-name="P14">a range of discipline-specific tasks, purposes, and</text:p>
            <text:p text:style-name="P12"><text:span text:style-name="T1">audiences.</text:span></text:p>
          </table:table-cell>
        </table:table-row>
      </table:table>
      <text:p text:style-name="Text_20_body"/>
      <text:h text:style-name="Heading_20_2" text:outline-level="2">Speaking and Listening (SL)</text:h>
      <table:table table:name="SpeakingListening" table:style-name="SpeakingListening">
        <table:table-column table:style-name="SpeakingListening.A"/>
        <table:table-column table:style-name="SpeakingListening.B" table:number-columns-repeated="2"/>
        <table:table-column table:style-name="SpeakingListening.D"/>
        <table:table-column table:style-name="SpeakingListening.E"/>
        <table:table-column table:style-name="SpeakingListening.F"/>
        <table:table-column table:style-name="SpeakingListening.G"/>
        <table:table-header-rows>
          <table:table-row>
            <table:table-cell table:style-name="SpeakingListening.A1" office:value-type="string">
              <text:p text:style-name="P26"/>
            </table:table-cell>
            <table:table-cell table:style-name="SpeakingListening.A1" office:value-type="string">
              <text:p text:style-name="Table_20_Heading">k</text:p>
            </table:table-cell>
            <table:table-cell table:style-name="SpeakingListening.C1" office:value-type="float" office:value="1">
              <text:p text:style-name="Table_20_Heading">1</text:p>
            </table:table-cell>
            <table:table-cell table:style-name="SpeakingListening.C1" office:value-type="float" office:value="2">
              <text:p text:style-name="Table_20_Heading">2</text:p>
            </table:table-cell>
            <table:table-cell table:style-name="SpeakingListening.C1" office:value-type="float" office:value="3">
              <text:p text:style-name="Table_20_Heading">3</text:p>
            </table:table-cell>
            <table:table-cell table:style-name="SpeakingListening.C1" office:value-type="float" office:value="4">
              <text:p text:style-name="Table_20_Heading">4</text:p>
            </table:table-cell>
            <table:table-cell table:style-name="SpeakingListening.G1" office:value-type="float" office:value="5">
              <text:p text:style-name="Table_20_Heading">5</text:p>
            </table:table-cell>
          </table:table-row>
        </table:table-header-rows>
        <table:table-row>
          <table:table-cell table:style-name="SpeakingListening.A2" office:value-type="string">
            <text:p text:style-name="P26"/>
          </table:table-cell>
          <table:table-cell table:style-name="SpeakingListening.B2" table:number-columns-spanned="6" office:value-type="string">
            <text:p text:style-name="P25">Comprehension and Collabor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peakingListening.A3" office:value-type="float" office:value="1">
            <text:p text:style-name="P24">1</text:p>
          </table:table-cell>
          <table:table-cell table:style-name="SpeakingListening.A2" office:value-type="string">
            <text:p text:style-name="P11">Participate in collaborative conversations with</text:p>
            <text:p text:style-name="P10"><text:span text:style-name="T3">diverse partners about </text:span><text:span text:style-name="T4">kindergarten topics and</text:span></text:p>
            <text:p text:style-name="P10"><text:span text:style-name="T4">texts </text:span><text:span text:style-name="T3">with peers and adults in small and larger</text:span></text:p>
            <text:p text:style-name="P11">groups.</text:p>
            <text:p text:style-name="P11">a. Follow agreed-upon rules for discussions (e.g.,</text:p>
            <text:p text:style-name="P11">listening to others and taking turns speaking</text:p>
            <text:p text:style-name="P11">about the topics and texts under discussion).</text:p>
            <text:p text:style-name="P11">b. Continue a conversation through multiple</text:p>
            <text:p text:style-name="P15"><text:span text:style-name="T5">exchanges.</text:span></text:p>
          </table:table-cell>
          <table:table-cell table:style-name="SpeakingListening.A2" office:value-type="string">
            <text:p text:style-name="P11">Participate in collaborative conversations with</text:p>
            <text:p text:style-name="P10"><text:span text:style-name="T3">diverse partners about </text:span><text:span text:style-name="T4">grade 1 topics and texts</text:span></text:p>
            <text:p text:style-name="P11">with peers and adults in small and larger groups.</text:p>
            <text:p text:style-name="P11">a. Follow agreed-upon rules for discussions (e.g.,</text:p>
            <text:p text:style-name="P11">listening to others with care, speaking one</text:p>
            <text:p text:style-name="P11">at a time about the topics and texts under</text:p>
            <text:p text:style-name="P11">discussion).</text:p>
            <text:p text:style-name="P11">b. Build on others’ talk in conversations by</text:p>
            <text:p text:style-name="P11">responding to the comments of <text:soft-page-break/>others through</text:p>
            <text:p text:style-name="P11">multiple exchanges.</text:p>
            <text:p text:style-name="P11">c. Ask questions to clear up any confusion about</text:p>
            <text:p text:style-name="P15"><text:span text:style-name="T5">the topics and texts under discussion.</text:span></text:p>
          </table:table-cell>
          <table:table-cell table:style-name="SpeakingListening.A2" office:value-type="string">
            <text:p text:style-name="P11">Participate in collaborative conversations with</text:p>
            <text:p text:style-name="P10"><text:span text:style-name="T3">diverse partners about </text:span><text:span text:style-name="T4">grade 2 topics and texts</text:span></text:p>
            <text:p text:style-name="P11">with peers and adults in small and larger groups.</text:p>
            <text:p text:style-name="P11">a. Follow agreed-upon rules for discussions (e.g.,</text:p>
            <text:p text:style-name="P11">gaining the floor in respectful ways, listening to</text:p>
            <text:p text:style-name="P11">others with care, speaking one at a time about</text:p>
            <text:p text:style-name="P11">the topics and texts under discussion).</text:p>
            <text:p text:style-name="P11">b. Build on others’ talk in conversations by <text:soft-page-break/>linking</text:p>
            <text:p text:style-name="P11">their comments to the remarks of others.</text:p>
            <text:p text:style-name="P11">c. Ask for clarification and further explanation</text:p>
            <text:p text:style-name="P11">as needed about the topics and texts under</text:p>
            <text:p text:style-name="P15"><text:span text:style-name="T5">discussion.</text:span></text:p>
          </table:table-cell>
          <table:table-cell table:style-name="SpeakingListening.A2" office:value-type="string">
            <text:p text:style-name="P11">Engage effectively in a range of collaborative</text:p>
            <text:p text:style-name="P11">discussions (one-on-one, in groups, and teacherled)</text:p>
            <text:p text:style-name="P10"><text:span text:style-name="T3">with diverse partners on </text:span><text:span text:style-name="T4">grade 3 topics and</text:span></text:p>
            <text:p text:style-name="P10"><text:span text:style-name="T4">texts</text:span><text:span text:style-name="T3">, building on others’ ideas and expressing</text:span></text:p>
            <text:p text:style-name="P11">their own clearly.</text:p>
            <text:p text:style-name="P11">a. Come to discussions prepared, having read</text:p>
            <text:p text:style-name="P11">or studied required material; explicitly draw</text:p>
            <text:p text:style-name="P11">on that preparation and other information</text:p>
            <text:p text:style-name="P11"><text:soft-page-break/>known about the topic to explore ideas under</text:p>
            <text:p text:style-name="P11">discussion.</text:p>
            <text:p text:style-name="P11">b. Follow agreed-upon rules for discussions (e.g.,</text:p>
            <text:p text:style-name="P11">gaining the floor in respectful ways, listening to</text:p>
            <text:p text:style-name="P11">others with care, speaking one at a time about</text:p>
            <text:p text:style-name="P11">the topics and texts under discussion).</text:p>
            <text:p text:style-name="P11">c. Ask questions to check understanding of</text:p>
            <text:p text:style-name="P11">information presented, stay on topic, and link</text:p>
            <text:p text:style-name="P11">their comments to the remarks of others.</text:p>
            <text:p text:style-name="P11">d. Explain their own ideas and understanding in</text:p>
            <text:p text:style-name="P15"><text:span text:style-name="T5">light of the discussion.</text:span></text:p>
          </table:table-cell>
          <table:table-cell table:style-name="SpeakingListening.A2" office:value-type="string">
            <text:p text:style-name="P11">Engage effectively in a range of collaborative</text:p>
            <text:p text:style-name="P11">discussions (one-on-one, in groups, and teacherled)</text:p>
            <text:p text:style-name="P10"><text:span text:style-name="T3">with diverse partners on </text:span><text:span text:style-name="T4">grade 4 topics and</text:span></text:p>
            <text:p text:style-name="P10"><text:span text:style-name="T4">texts</text:span><text:span text:style-name="T3">, building on others’ ideas and expressing</text:span></text:p>
            <text:p text:style-name="P11">their own clearly.</text:p>
            <text:p text:style-name="P11">a. Come to discussions prepared, having read</text:p>
            <text:p text:style-name="P11">or studied required material; explicitly draw</text:p>
            <text:p text:style-name="P11">on that preparation and other information</text:p>
            <text:p text:style-name="P11"><text:soft-page-break/>known about the topic to explore ideas under</text:p>
            <text:p text:style-name="P11">discussion.</text:p>
            <text:p text:style-name="P11">b. Follow agreed-upon rules for discussions and</text:p>
            <text:p text:style-name="P11">carry out assigned roles.</text:p>
            <text:p text:style-name="P11">c. Pose and respond to specific questions to</text:p>
            <text:p text:style-name="P11">clarify or follow up on information, and make</text:p>
            <text:p text:style-name="P11">comments that contribute to the discussion</text:p>
            <text:p text:style-name="P11">and link to the remarks of others.</text:p>
            <text:p text:style-name="P11">d. Review the key ideas expressed and explain</text:p>
            <text:p text:style-name="P11">their own ideas and understanding in light of</text:p>
            <text:p text:style-name="P15"><text:span text:style-name="T5">the discussion.</text:span></text:p>
          </table:table-cell>
          <table:table-cell table:style-name="SpeakingListening.B2" office:value-type="string">
            <text:p text:style-name="P11">Engage effectively in a range of collaborative</text:p>
            <text:p text:style-name="P11">discussions (one-on-one, in groups, and teacherled)</text:p>
            <text:p text:style-name="P10"><text:span text:style-name="T3">with diverse partners on </text:span><text:span text:style-name="T4">grade 5 topics and</text:span></text:p>
            <text:p text:style-name="P10"><text:span text:style-name="T4">texts</text:span><text:span text:style-name="T3">, building on others’ ideas and expressing</text:span></text:p>
            <text:p text:style-name="P11">their own clearly.</text:p>
            <text:p text:style-name="P11">a. Come to discussions prepared, having read</text:p>
            <text:p text:style-name="P11">or studied required material; explicitly draw</text:p>
            <text:p text:style-name="P11">on that preparation and other information</text:p>
            <text:p text:style-name="P11">known about the topic to explore ideas under</text:p>
            <text:p text:style-name="P11">discussion.</text:p>
            <text:p text:style-name="P11">b. Follow agreed-upon rules for discussions and</text:p>
            <text:p text:style-name="P11"><text:soft-page-break/>carry out assigned roles.</text:p>
            <text:p text:style-name="P11">c. Pose and respond to specific questions by</text:p>
            <text:p text:style-name="P11">making comments that contribute to the</text:p>
            <text:p text:style-name="P11">discussion and elaborate on the remarks of</text:p>
            <text:p text:style-name="P11">others.</text:p>
            <text:p text:style-name="P11">d. Review the key ideas expressed and draw</text:p>
            <text:p text:style-name="P11">conclusions in light of information and</text:p>
            <text:p text:style-name="P15"><text:span text:style-name="T5">knowledge gained from the discussions.</text:span></text:p>
          </table:table-cell>
        </table:table-row>
        <table:table-row>
          <table:table-cell table:style-name="SpeakingListening.A3" office:value-type="float" office:value="2">
            <text:p text:style-name="P24">2</text:p>
          </table:table-cell>
          <table:table-cell table:style-name="SpeakingListening.A2" office:value-type="string">
            <text:p text:style-name="P11">Confirm understanding of a text read aloud or</text:p>
            <text:p text:style-name="P11">information presented orally or through other</text:p>
            <text:p text:style-name="P11">media by asking and answering questions</text:p>
            <text:p text:style-name="P11">about key details and requesting clarification if</text:p>
            <text:p text:style-name="P15"><text:span text:style-name="T5">something is not understood.</text:span></text:p>
          </table:table-cell>
          <table:table-cell table:style-name="SpeakingListening.A2" office:value-type="string">
            <text:p text:style-name="P11">Ask and answer questions about key details in a</text:p>
            <text:p text:style-name="P11">text read aloud or information presented orally or</text:p>
            <text:p text:style-name="P15"><text:span text:style-name="T5">through other media.</text:span></text:p>
          </table:table-cell>
          <table:table-cell table:style-name="SpeakingListening.A2" office:value-type="string">
            <text:p text:style-name="P11">Recount or describe key ideas or details from a</text:p>
            <text:p text:style-name="P11">text read aloud or information presented orally or</text:p>
            <text:p text:style-name="P15"><text:span text:style-name="T5">through other media.</text:span></text:p>
          </table:table-cell>
          <table:table-cell table:style-name="SpeakingListening.A2" office:value-type="string">
            <text:p text:style-name="P11">Determine the main ideas and supporting details</text:p>
            <text:p text:style-name="P11">of a text read aloud or information presented in</text:p>
            <text:p text:style-name="P11">diverse media and formats, including visually,</text:p>
            <text:p text:style-name="P15"><text:span text:style-name="T5">quantitatively, and orally.</text:span></text:p>
          </table:table-cell>
          <table:table-cell table:style-name="SpeakingListening.A2" office:value-type="string">
            <text:p text:style-name="P11">Paraphrase portions of a text read aloud or</text:p>
            <text:p text:style-name="P11">information presented in diverse media and</text:p>
            <text:p text:style-name="P11">formats, including visually, quantitatively, and</text:p>
            <text:p text:style-name="P15"><text:span text:style-name="T5">orally.</text:span></text:p>
          </table:table-cell>
          <table:table-cell table:style-name="SpeakingListening.B2" office:value-type="string">
            <text:p text:style-name="P11">Summarize a written text read aloud or</text:p>
            <text:p text:style-name="P11">information presented in diverse media and</text:p>
            <text:p text:style-name="P11">formats, including visually, quantitatively, and</text:p>
            <text:p text:style-name="P15"><text:span text:style-name="T5">orally.</text:span></text:p>
          </table:table-cell>
        </table:table-row>
        <table:table-row>
          <table:table-cell table:style-name="SpeakingListening.A3" office:value-type="float" office:value="3">
            <text:p text:style-name="P24">3</text:p>
          </table:table-cell>
          <table:table-cell table:style-name="SpeakingListening.A2" office:value-type="string">
            <text:p text:style-name="P11">Ask and answer questions in order to seek help,</text:p>
            <text:p text:style-name="P11">get information, or clarify something that is not</text:p>
            <text:p text:style-name="P15"><text:span text:style-name="T5">understood.</text:span></text:p>
          </table:table-cell>
          <table:table-cell table:style-name="SpeakingListening.A2" office:value-type="string">
            <text:p text:style-name="P11">Ask and answer questions about what a speaker</text:p>
            <text:p text:style-name="P11">says in order to gather additional information or</text:p>
            <text:p text:style-name="P15"><text:span text:style-name="T5">clarify something that is not understood.</text:span></text:p>
          </table:table-cell>
          <table:table-cell table:style-name="SpeakingListening.A2" office:value-type="string">
            <text:p text:style-name="P11">Ask and answer questions about what a speaker</text:p>
            <text:p text:style-name="P11">says in order to clarify comprehension, gather</text:p>
            <text:p text:style-name="P11">additional information, or deepen understanding</text:p>
            <text:p text:style-name="P15"><text:span text:style-name="T5">of a topic or issue.</text:span></text:p>
          </table:table-cell>
          <table:table-cell table:style-name="SpeakingListening.A2" office:value-type="string">
            <text:p text:style-name="P11">Ask and answer questions about information from</text:p>
            <text:p text:style-name="P11">a speaker, offering appropriate elaboration and</text:p>
            <text:p text:style-name="P15"><text:span text:style-name="T5">detail.</text:span></text:p>
          </table:table-cell>
          <table:table-cell table:style-name="SpeakingListening.A2" office:value-type="string">
            <text:p text:style-name="P11">Identify the reasons and evidence a speaker</text:p>
            <text:p text:style-name="P15"><text:span text:style-name="T5">provides to support particular points.</text:span></text:p>
          </table:table-cell>
          <table:table-cell table:style-name="SpeakingListening.B2" office:value-type="string">
            <text:p text:style-name="P11">Summarize the points a speaker makes and</text:p>
            <text:p text:style-name="P11">explain how each claim is supported by reasons</text:p>
            <text:p text:style-name="P15"><text:span text:style-name="T5">and evidence.</text:span></text:p>
          </table:table-cell>
        </table:table-row>
        <table:table-row>
          <table:table-cell table:style-name="SpeakingListening.A3">
            <text:p text:style-name="P24"/>
          </table:table-cell>
          <table:table-cell table:style-name="SpeakingListening.B2" table:number-columns-spanned="6" office:value-type="string">
            <text:p text:style-name="P17">Presentation of Knowledge and Ide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peakingListening.A3" office:value-type="float" office:value="4">
            <text:p text:style-name="P24">4</text:p>
          </table:table-cell>
          <table:table-cell table:style-name="SpeakingListening.A2" office:value-type="string">
            <text:p text:style-name="P11">Describe familiar people, places, things, and</text:p>
            <text:p text:style-name="P11">events and, with prompting and support, provide</text:p>
            <text:p text:style-name="P15"><text:span text:style-name="T5">additional detail.</text:span></text:p>
          </table:table-cell>
          <table:table-cell table:style-name="SpeakingListening.A2" office:value-type="string">
            <text:p text:style-name="P11">Describe people, places, things, and events with</text:p>
            <text:p text:style-name="P11">relevant details, expressing ideas and feelings</text:p>
            <text:p text:style-name="P15"><text:span text:style-name="T5">clearly.</text:span></text:p>
          </table:table-cell>
          <table:table-cell table:style-name="SpeakingListening.A2" office:value-type="string">
            <text:p text:style-name="P11">Tell a story or recount an experience with</text:p>
            <text:p text:style-name="P11">appropriate facts and relevant, descriptive details,</text:p>
            <text:p text:style-name="P15"><text:span text:style-name="T5">speaking audibly in coherent sentences.</text:span></text:p>
          </table:table-cell>
          <table:table-cell table:style-name="SpeakingListening.A2" office:value-type="string">
            <text:p text:style-name="P11">Report on a topic or text, tell a story, or recount</text:p>
            <text:p text:style-name="P11">an experience with appropriate facts and relevant,</text:p>
            <text:p text:style-name="P11">descriptive details, speaking clearly at an</text:p>
            <text:p text:style-name="P15"><text:span text:style-name="T5">understandable pace.</text:span></text:p>
          </table:table-cell>
          <table:table-cell table:style-name="SpeakingListening.A2" office:value-type="string">
            <text:p text:style-name="P11">Report on a topic or text, tell a story, or recount</text:p>
            <text:p text:style-name="P11">an experience in an organized manner, using</text:p>
            <text:p text:style-name="P11">appropriate facts and relevant, descriptive details</text:p>
            <text:p text:style-name="P11">to support main ideas or themes; speak clearly at</text:p>
            <text:p text:style-name="P15"><text:soft-page-break/><text:span text:style-name="T5">an understandable pace.</text:span></text:p>
          </table:table-cell>
          <table:table-cell table:style-name="SpeakingListening.B2" office:value-type="string">
            <text:p text:style-name="P11">Report on a topic or text or present an opinion,</text:p>
            <text:p text:style-name="P11">sequencing ideas logically and using appropriate</text:p>
            <text:p text:style-name="P11">facts and relevant, descriptive details to support</text:p>
            <text:p text:style-name="P11">main ideas or themes; speak clearly at an</text:p>
            <text:p text:style-name="P15"><text:span text:style-name="T5">understandable pace.</text:span></text:p>
          </table:table-cell>
        </table:table-row>
        <table:table-row>
          <table:table-cell table:style-name="SpeakingListening.A3" office:value-type="float" office:value="5">
            <text:p text:style-name="P24">5</text:p>
          </table:table-cell>
          <table:table-cell table:style-name="SpeakingListening.A2" office:value-type="string">
            <text:p text:style-name="P11">Add drawings or other visual displays to</text:p>
            <text:p text:style-name="P11">descriptions as desired to provide additional</text:p>
            <text:p text:style-name="P15"><text:span text:style-name="T5">detail.</text:span></text:p>
          </table:table-cell>
          <table:table-cell table:style-name="SpeakingListening.A2" office:value-type="string">
            <text:p text:style-name="P11">Add drawings or other visual displays to</text:p>
            <text:p text:style-name="P11">descriptions when appropriate to clarify ideas,</text:p>
            <text:p text:style-name="P15"><text:span text:style-name="T5">thoughts, and feelings.</text:span></text:p>
          </table:table-cell>
          <table:table-cell table:style-name="SpeakingListening.A2" office:value-type="string">
            <text:p text:style-name="P11">Create audio recordings of stories or poems;</text:p>
            <text:p text:style-name="P11">add drawings or other visual displays to stories</text:p>
            <text:p text:style-name="P11">or recounts of experiences when appropriate to</text:p>
            <text:p text:style-name="P15"><text:span text:style-name="T5">clarify ideas, thoughts, and feelings.</text:span></text:p>
          </table:table-cell>
          <table:table-cell table:style-name="SpeakingListening.A2" office:value-type="string">
            <text:p text:style-name="P11">Create engaging audio recordings of stories</text:p>
            <text:p text:style-name="P11">or poems that demonstrate fluid reading at an</text:p>
            <text:p text:style-name="P11">understandable pace; add visual displays when</text:p>
            <text:p text:style-name="P11">appropriate to emphasize or enhance certain facts</text:p>
            <text:p text:style-name="P15"><text:span text:style-name="T5">or details.</text:span></text:p>
          </table:table-cell>
          <table:table-cell table:style-name="SpeakingListening.A2" office:value-type="string">
            <text:p text:style-name="P11">Add audio recordings and visual displays to</text:p>
            <text:p text:style-name="P11">presentations when appropriate to enhance the</text:p>
            <text:p text:style-name="P15"><text:span text:style-name="T5">development of main ideas or themes.</text:span></text:p>
          </table:table-cell>
          <table:table-cell table:style-name="SpeakingListening.B2" office:value-type="string">
            <text:p text:style-name="P11">Include multimedia components (e.g., graphics,</text:p>
            <text:p text:style-name="P11">sound) and visual displays in presentations when</text:p>
            <text:p text:style-name="P11">appropriate to enhance the development of main</text:p>
            <text:p text:style-name="P15"><text:span text:style-name="T5">ideas or themes.</text:span></text:p>
          </table:table-cell>
        </table:table-row>
        <table:table-row>
          <table:table-cell table:style-name="SpeakingListening.A3" office:value-type="float" office:value="6">
            <text:p text:style-name="P24">6</text:p>
          </table:table-cell>
          <table:table-cell table:style-name="SpeakingListening.A2" office:value-type="string">
            <text:p text:style-name="P11">Speak audibly and express thoughts, feelings, and</text:p>
            <text:p text:style-name="P15"><text:span text:style-name="T5">ideas clearly.</text:span></text:p>
          </table:table-cell>
          <table:table-cell table:style-name="SpeakingListening.A2" office:value-type="string">
            <text:p text:style-name="P11">Produce complete sentences when appropriate</text:p>
            <text:p text:style-name="P11">to task and situation. (See grade 1 Language</text:p>
            <text:p text:style-name="P11">standards 1 and 3 on page 26 for specific</text:p>
            <text:p text:style-name="P15"><text:span text:style-name="T5">expectations.)</text:span></text:p>
          </table:table-cell>
          <table:table-cell table:style-name="SpeakingListening.A2" office:value-type="string">
            <text:p text:style-name="P11">Produce complete sentences when appropriate to</text:p>
            <text:p text:style-name="P11">task and situation in order to provide requested</text:p>
            <text:p text:style-name="P11">detail or clarification. (See grade 2 Language</text:p>
            <text:p text:style-name="P11">standards 1 and 3 on pages 26 and 27 for specific</text:p>
            <text:p text:style-name="P15"><text:span text:style-name="T5">expectations.)</text:span></text:p>
          </table:table-cell>
          <table:table-cell table:style-name="SpeakingListening.A2" office:value-type="string">
            <text:p text:style-name="P11">Speak in complete sentences when appropriate to</text:p>
            <text:p text:style-name="P11">task and situation in order to provide requested</text:p>
            <text:p text:style-name="P11">detail or clarification. (See grade 3 Language</text:p>
            <text:p text:style-name="P11">standards 1 and 3 on pages 28 and 29 for specific</text:p>
            <text:p text:style-name="P15"><text:span text:style-name="T5">expectations.)</text:span></text:p>
          </table:table-cell>
          <table:table-cell table:style-name="SpeakingListening.A2" office:value-type="string">
            <text:p text:style-name="P11">Differentiate between contexts that call for formal</text:p>
            <text:p text:style-name="P11">English (e.g., presenting ideas) and situations</text:p>
            <text:p text:style-name="P11">where informal discourse is appropriate (e.g.,</text:p>
            <text:p text:style-name="P11">small-group discussion); use formal English when</text:p>
            <text:p text:style-name="P11">appropriate to task and situation. (See grade 4</text:p>
            <text:p text:style-name="P11">Language standards 1 on pages 28 and 29 for</text:p>
            <text:p text:style-name="P15"><text:span text:style-name="T5">specific expectations.)</text:span></text:p>
          </table:table-cell>
          <table:table-cell table:style-name="SpeakingListening.B2" office:value-type="string">
            <text:p text:style-name="P11">Adapt speech to a variety of contexts and tasks,</text:p>
            <text:p text:style-name="P11">using formal English when appropriate to task and</text:p>
            <text:p text:style-name="P11">situation. (See grade 5 Language standards 1 and</text:p>
            <text:p text:style-name="P15"><text:span text:style-name="T5">3 on pages 28 and 29 for specific expectations</text:span></text:p>
          </table:table-cell>
        </table:table-row>
      </table:table>
      <text:p text:style-name="Text_20_body"/>
      <text:h text:style-name="Heading_20_2" text:outline-level="2">Language (L)</text:h>
      <table:table table:name="Language" table:style-name="Language">
        <table:table-column table:style-name="Language.A"/>
        <table:table-column table:style-name="Language.B"/>
        <table:table-column table:style-name="Language.C"/>
        <table:table-column table:style-name="Language.D"/>
        <table:table-column table:style-name="Language.E"/>
        <table:table-column table:style-name="Language.C"/>
        <table:table-column table:style-name="Language.G"/>
        <table:table-row>
          <table:table-cell table:style-name="Language.A1" office:value-type="string">
            <text:p text:style-name="P24"/>
          </table:table-cell>
          <table:table-cell table:style-name="Language.A1" office:value-type="string">
            <text:p text:style-name="P24">k</text:p>
          </table:table-cell>
          <table:table-cell table:style-name="Language.C1" office:value-type="float" office:value="1">
            <text:p text:style-name="P24">1</text:p>
          </table:table-cell>
          <table:table-cell table:style-name="Language.C1" office:value-type="float" office:value="2">
            <text:p text:style-name="P24">2</text:p>
          </table:table-cell>
          <table:table-cell table:style-name="Language.C1" office:value-type="float" office:value="3">
            <text:p text:style-name="P24">3</text:p>
          </table:table-cell>
          <table:table-cell table:style-name="Language.C1" office:value-type="float" office:value="4">
            <text:p text:style-name="P24">4</text:p>
          </table:table-cell>
          <table:table-cell table:style-name="Language.G1" office:value-type="float" office:value="5">
            <text:p text:style-name="P24">5</text:p>
          </table:table-cell>
        </table:table-row>
        <table:table-row>
          <table:table-cell table:style-name="Language.A2" office:value-type="string">
            <text:p text:style-name="P24"/>
          </table:table-cell>
          <table:table-cell table:style-name="Language.B2" table:number-columns-spanned="6" office:value-type="string">
            <text:p text:style-name="P22">Conventions of Standard Englis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Language.A3" office:value-type="float" office:value="1">
            <text:p text:style-name="P24">1</text:p>
          </table:table-cell>
          <table:table-cell table:style-name="Language.A2" office:value-type="string">
            <text:p text:style-name="P11">Demonstrate command of the conventions of</text:p>
            <text:p text:style-name="P11">standard English grammar and usage when</text:p>
            <text:p text:style-name="P11">writing or speaking.</text:p>
            <text:p text:style-name="P11">a. Print many upper- and lowercase letters.</text:p>
            <text:p text:style-name="P11">b. Use frequently occurring nouns and verbs.</text:p>
            <text:p text:style-name="P11">c. Form regular plural nouns orally by adding /s/</text:p>
            <text:p text:style-name="P10"><text:span text:style-name="T3">or /es/ (e.g., </text:span><text:span text:style-name="T4">dog, dogs</text:span><text:span text:style-name="T3">; </text:span><text:span text:style-name="T4">wish, wishes</text:span><text:span text:style-name="T3">).</text:span></text:p>
            <text:p text:style-name="P11">d. Understand and use question words</text:p>
            <text:p text:style-name="P10"><text:soft-page-break/><text:span text:style-name="T3">(interrogatives) (e.g., </text:span><text:span text:style-name="T4">who, what, where, when,</text:span></text:p>
            <text:p text:style-name="P10"><text:span text:style-name="T4">why, how</text:span><text:span text:style-name="T3">).</text:span></text:p>
            <text:p text:style-name="P11">e. Use the most frequently occurring</text:p>
            <text:p text:style-name="P10"><text:span text:style-name="T3">prepositions (e.g., </text:span><text:span text:style-name="T4">to, from, in, out, on, off, for,</text:span></text:p>
            <text:p text:style-name="P10"><text:span text:style-name="T4">of, by, with</text:span><text:span text:style-name="T3">).</text:span></text:p>
            <text:p text:style-name="P11">f. Produce and expand complete sentences in</text:p>
            <text:p text:style-name="P15"><text:span text:style-name="T5">shared language activities.</text:span></text:p>
          </table:table-cell>
          <table:table-cell table:style-name="Language.A2" office:value-type="string">
            <text:p text:style-name="P11">Demonstrate command of the conventions of</text:p>
            <text:p text:style-name="P11">standard English grammar and usage when</text:p>
            <text:p text:style-name="P11">writing or speaking.</text:p>
            <text:p text:style-name="P11">a. Print all upper- and lowercase letters.</text:p>
            <text:p text:style-name="P11">b. Use common, proper, and possessive nouns.</text:p>
            <text:p text:style-name="P11">c. Use singular and plural nouns with matching</text:p>
            <text:p text:style-name="P10"><text:span text:style-name="T3">verbs in basic sentences (e.g., </text:span><text:span text:style-name="T4">He hops</text:span><text:span text:style-name="T3">; </text:span><text:span text:style-name="T4">We</text:span></text:p>
            <text:p text:style-name="P10"><text:span text:style-name="T4">hop</text:span><text:span text:style-name="T3">).</text:span></text:p>
            <text:p text:style-name="P11"><text:soft-page-break/>d. Use personal, possessive, and indefinite</text:p>
            <text:p text:style-name="P10"><text:span text:style-name="T3">pronouns (e.g., </text:span><text:span text:style-name="T4">I, me, my; they, them, their;</text:span></text:p>
            <text:p text:style-name="P10"><text:span text:style-name="T4">anyone, everything</text:span><text:span text:style-name="T3">).</text:span></text:p>
            <text:p text:style-name="P11">e. Use verbs to convey a sense of past, present,</text:p>
            <text:p text:style-name="P10"><text:span text:style-name="T3">and future (e.g., Y</text:span><text:span text:style-name="T4">esterday I walked home;</text:span></text:p>
            <text:p text:style-name="P16">Today I walk home; Tomorrow I will walk</text:p>
            <text:p text:style-name="P10"><text:span text:style-name="T4">home</text:span><text:span text:style-name="T3">).</text:span></text:p>
            <text:p text:style-name="P11">f. Use frequently occurring adjectives.</text:p>
            <text:p text:style-name="P11">g. Use frequently occurring conjunctions (e.g.,</text:p>
            <text:p text:style-name="P10"><text:span text:style-name="T4">and, but, or, so, because</text:span><text:span text:style-name="T3">).</text:span></text:p>
            <text:p text:style-name="P11">h. Use determiners (e.g., articles,</text:p>
            <text:p text:style-name="P11">demonstratives).</text:p>
            <text:p text:style-name="P11">i. Use frequently occurring prepositions (e.g.,</text:p>
            <text:p text:style-name="P10"><text:span text:style-name="T4">during, beyond, toward</text:span><text:span text:style-name="T3">).</text:span></text:p>
            <text:p text:style-name="P11">j. Produce and expand complete simple</text:p>
            <text:p text:style-name="P11">and compound declarative, interrogative,</text:p>
            <text:p text:style-name="P11">imperative, and exclamatory sentences in</text:p>
            <text:p text:style-name="P15"><text:span text:style-name="T5">response to prompts</text:span></text:p>
          </table:table-cell>
          <table:table-cell table:style-name="Language.A2" office:value-type="string">
            <text:p text:style-name="P11">Demonstrate command of the conventions of</text:p>
            <text:p text:style-name="P11">standard English grammar and usage when writing</text:p>
            <text:p text:style-name="P11">or speaking.</text:p>
            <text:p text:style-name="P10"><text:span text:style-name="T3">a. Use collective nouns (e.g., </text:span><text:span text:style-name="T4">group</text:span><text:span text:style-name="T3">).</text:span></text:p>
            <text:p text:style-name="P11">b. Form and use frequently occurring irregular</text:p>
            <text:p text:style-name="P10"><text:span text:style-name="T3">plural nouns (e.g., </text:span><text:span text:style-name="T4">feet, children, teeth, mice,</text:span></text:p>
            <text:p text:style-name="P10"><text:span text:style-name="T4">fish</text:span><text:span text:style-name="T3">).</text:span></text:p>
            <text:p text:style-name="P10"><text:span text:style-name="T3">c. Use reflexive pronouns (e.g., </text:span><text:span text:style-name="T4">myself, ourselves</text:span><text:span text:style-name="T3">).</text:span></text:p>
            <text:p text:style-name="P11">d. Form and use <text:soft-page-break/>the past tense of frequently</text:p>
            <text:p text:style-name="P10"><text:span text:style-name="T3">occurring irregular verbs (e.g., </text:span><text:span text:style-name="T4">sat, hid, told</text:span><text:span text:style-name="T3">).</text:span></text:p>
            <text:p text:style-name="P11">e. Use adjectives and adverbs, and choose</text:p>
            <text:p text:style-name="P11">between them depending on what is to be</text:p>
            <text:p text:style-name="P11">modified.</text:p>
            <text:p text:style-name="P11">f. Produce, expand, and rearrange complete</text:p>
            <text:p text:style-name="P10"><text:span text:style-name="T3">simple and compound sentences (e.g., </text:span><text:span text:style-name="T4">The boy</text:span></text:p>
            <text:p text:style-name="P16">watched the movie; The little boy watched the</text:p>
            <text:p text:style-name="P16">movie; The action movie was watched by the</text:p>
            <text:p text:style-name="P15"><text:span text:style-name="T4">little boy</text:span><text:span text:style-name="T5">).</text:span></text:p>
          </table:table-cell>
          <table:table-cell table:style-name="Language.A2" office:value-type="string">
            <text:p text:style-name="P11">Demonstrate command of the conventions of</text:p>
            <text:p text:style-name="P11">standard English grammar and usage when</text:p>
            <text:p text:style-name="P11">writing or speaking.</text:p>
            <text:p text:style-name="P11">a. Explain the function of nouns, pronouns, verbs,</text:p>
            <text:p text:style-name="P11">adjectives, and adverbs in general and their</text:p>
            <text:p text:style-name="P11">functions in particular sentences.</text:p>
            <text:p text:style-name="P11">b. Form and use regular and irregular plural</text:p>
            <text:p text:style-name="P11">nouns.</text:p>
            <text:p text:style-name="P10"><text:soft-page-break/><text:span text:style-name="T3">c. Use abstract nouns (e.g., </text:span><text:span text:style-name="T4">childhood</text:span><text:span text:style-name="T3">).</text:span></text:p>
            <text:p text:style-name="P11">d. Form and use regular and irregular verbs.</text:p>
            <text:p text:style-name="P10"><text:span text:style-name="T3">e. Form and use the simple (e.g., </text:span><text:span text:style-name="T4">I walked; I walk;</text:span></text:p>
            <text:p text:style-name="P10"><text:span text:style-name="T4">I will walk</text:span><text:span text:style-name="T3">) verb tenses.</text:span></text:p>
            <text:p text:style-name="P11">f. Ensure subject-verb and pronoun-antecedent</text:p>
            <text:p text:style-name="P11">agreement.*</text:p>
            <text:p text:style-name="P11">g. Form and use comparative and superlative</text:p>
            <text:p text:style-name="P11">adjectives and adverbs, and choose between</text:p>
            <text:p text:style-name="P11">them depending on what is to be modified.</text:p>
            <text:p text:style-name="P11">h. Use coordinating and subordinating</text:p>
            <text:p text:style-name="P11">conjunctions.</text:p>
            <text:p text:style-name="P11">i. Produce simple, compound, and complex</text:p>
            <text:p text:style-name="P15"><text:span text:style-name="T5">sentences.</text:span></text:p>
          </table:table-cell>
          <table:table-cell table:style-name="Language.A2" office:value-type="string">
            <text:p text:style-name="P11">Demonstrate command of the conventions of</text:p>
            <text:p text:style-name="P11">standard English grammar and usage when</text:p>
            <text:p text:style-name="P11">writing or speaking.</text:p>
            <text:p text:style-name="P10"><text:span text:style-name="T3">a. Use relative pronouns (</text:span><text:span text:style-name="T4">who, whose, whom,</text:span></text:p>
            <text:p text:style-name="P10"><text:span text:style-name="T4">which, that</text:span><text:span text:style-name="T3">) and relative adverbs (</text:span><text:span text:style-name="T4">where,</text:span></text:p>
            <text:p text:style-name="P10"><text:span text:style-name="T4">when, why</text:span><text:span text:style-name="T3">).</text:span></text:p>
            <text:p text:style-name="P10"><text:span text:style-name="T3">b. Form and use the progressive (e.g.</text:span><text:span text:style-name="T4">, I was</text:span></text:p>
            <text:p text:style-name="P10"><text:span text:style-name="T4">walking; I am walking; I will be walking</text:span><text:span text:style-name="T3">) verb</text:span></text:p>
            <text:p text:style-name="P11"><text:soft-page-break/>tenses.</text:p>
            <text:p text:style-name="P10"><text:span text:style-name="T3">c. Use modal auxiliaries (e.g., </text:span><text:span text:style-name="T4">can, may, must</text:span><text:span text:style-name="T3">) to</text:span></text:p>
            <text:p text:style-name="P11">convey various conditions.</text:p>
            <text:p text:style-name="P11">d. Order adjectives within sentences according</text:p>
            <text:p text:style-name="P10"><text:span text:style-name="T3">to conventional patterns (e.g., </text:span><text:span text:style-name="T4">a small red bag</text:span></text:p>
            <text:p text:style-name="P10"><text:span text:style-name="T3">rather than </text:span><text:span text:style-name="T4">a red small bag</text:span><text:span text:style-name="T3">).</text:span></text:p>
            <text:p text:style-name="P11">e. Form and use prepositional phrases.</text:p>
            <text:p text:style-name="P11">f. Produce complete sentences, recognizing</text:p>
            <text:p text:style-name="P11">and correcting inappropriate fragments and</text:p>
            <text:p text:style-name="P11">run-ons.*</text:p>
            <text:p text:style-name="P11">g. Correctly use frequently confused words (e.g.,</text:p>
            <text:p text:style-name="P15"><text:span text:style-name="T4">to, too, two; there, their</text:span><text:span text:style-name="T5">).*</text:span></text:p>
          </table:table-cell>
          <table:table-cell table:style-name="Language.B2" office:value-type="string">
            <text:p text:style-name="P11">Demonstrate command of the conventions of</text:p>
            <text:p text:style-name="P11">standard English grammar and usage when writing</text:p>
            <text:p text:style-name="P11">or speaking.</text:p>
            <text:p text:style-name="P11">a. Explain the function of conjunctions,</text:p>
            <text:p text:style-name="P11">prepositions, and interjections in general and</text:p>
            <text:p text:style-name="P11">their function in particular sentences.</text:p>
            <text:p text:style-name="P10"><text:span text:style-name="T3">b. Form and use the perfect (e.g., </text:span><text:span text:style-name="T4">I had walked; I</text:span></text:p>
            <text:p text:style-name="P10"><text:span text:style-name="T4">have walked; I will have walked</text:span><text:span text:style-name="T3">) verb tenses.</text:span></text:p>
            <text:p text:style-name="P11">c. Use verb tense to convey various times,</text:p>
            <text:p text:style-name="P11"><text:soft-page-break/>sequences, states, and conditions.</text:p>
            <text:p text:style-name="P11">d. Recognize and correct inappropriate shifts in</text:p>
            <text:p text:style-name="P11">verb tense.*</text:p>
            <text:p text:style-name="P10"><text:span text:style-name="T3">e. Use correlative conjunctions (e.g., </text:span><text:span text:style-name="T4">either/or,</text:span></text:p>
            <text:p text:style-name="P15"><text:span text:style-name="T4">neither/nor</text:span><text:span text:style-name="T5">).</text:span></text:p>
          </table:table-cell>
        </table:table-row>
        <table:table-row>
          <table:table-cell table:style-name="Language.A3" office:value-type="float" office:value="2">
            <text:p text:style-name="P24">2</text:p>
          </table:table-cell>
          <table:table-cell table:style-name="Language.A2" office:value-type="string">
            <text:p text:style-name="P11">Demonstrate command of the conventions of</text:p>
            <text:p text:style-name="P11">standard English capitalization, punctuation, and</text:p>
            <text:p text:style-name="P11">spelling when writing.</text:p>
            <text:p text:style-name="P11">a. Capitalize the first word in a sentence and the</text:p>
            <text:p text:style-name="P10"><text:span text:style-name="T3">pronoun </text:span><text:span text:style-name="T4">I</text:span><text:span text:style-name="T3">.</text:span></text:p>
            <text:p text:style-name="P11">b. Recognize and name end punctuation.</text:p>
            <text:p text:style-name="P11">c. Write a letter or letters for most consonant</text:p>
            <text:p text:style-name="P11">and short-vowel sounds (phonemes).</text:p>
            <text:p text:style-name="P11">d. Spell simple words phonetically, drawing on</text:p>
            <text:p text:style-name="P15"><text:span text:style-name="T5">knowledge of sound-letter relationships.</text:span></text:p>
          </table:table-cell>
          <table:table-cell table:style-name="Language.A2" office:value-type="string">
            <text:p text:style-name="P11">Demonstrate command of the conventions of</text:p>
            <text:p text:style-name="P11">standard English capitalization, punctuation, and</text:p>
            <text:p text:style-name="P11">spelling when writing.</text:p>
            <text:p text:style-name="P11">a. Capitalize dates and names of people.</text:p>
            <text:p text:style-name="P11">b. Use end punctuation for sentences.</text:p>
            <text:p text:style-name="P11">c. Use commas in dates and to separate single</text:p>
            <text:p text:style-name="P11">words in a series.</text:p>
            <text:p text:style-name="P11">d. Use conventional spelling for words with</text:p>
            <text:p text:style-name="P11">common spelling patterns and for frequently</text:p>
            <text:p text:style-name="P11">occurring irregular words.</text:p>
            <text:p text:style-name="P11">e. Spell untaught words phonetically, drawing on</text:p>
            <text:p text:style-name="P15"><text:span text:style-name="T5">phonemic </text:span><text:soft-page-break/><text:span text:style-name="T5">awareness and spelling conventions.</text:span></text:p>
          </table:table-cell>
          <table:table-cell table:style-name="Language.A2" office:value-type="string">
            <text:p text:style-name="P11">Demonstrate command of the conventions of</text:p>
            <text:p text:style-name="P11">standard English capitalization, punctuation, and</text:p>
            <text:p text:style-name="P11">spelling when writing.</text:p>
            <text:p text:style-name="P11">a. Capitalize holidays, product names, and</text:p>
            <text:p text:style-name="P11">geographic names.</text:p>
            <text:p text:style-name="P11">b. Use commas in greetings and closings of</text:p>
            <text:p text:style-name="P11">letters.</text:p>
            <text:p text:style-name="P11">c. Use an apostrophe to form contractions and</text:p>
            <text:p text:style-name="P11">frequently occurring possessives.</text:p>
            <text:p text:style-name="P11">d. Generalize learned spelling patterns when</text:p>
            <text:p text:style-name="P10"><text:span text:style-name="T3">writing words (e.g., cage </text:span><text:span text:style-name="T6">→ </text:span><text:span text:style-name="T3">badge; boy </text:span><text:span text:style-name="T6">→ </text:span><text:span text:style-name="T3">boil).</text:span></text:p>
            <text:p text:style-name="P11">e. Consult <text:soft-page-break/>reference materials, including</text:p>
            <text:p text:style-name="P11">beginning dictionaries, as needed to check and</text:p>
            <text:p text:style-name="P15"><text:span text:style-name="T5">correct spellings.</text:span></text:p>
          </table:table-cell>
          <table:table-cell table:style-name="Language.A2" office:value-type="string">
            <text:p text:style-name="P11">Demonstrate command of the conventions of</text:p>
            <text:p text:style-name="P11">standard English capitalization, punctuation, and</text:p>
            <text:p text:style-name="P11">spelling when writing.</text:p>
            <text:p text:style-name="P11">a. Capitalize appropriate words in titles.</text:p>
            <text:p text:style-name="P11">b. Use commas in addresses.</text:p>
            <text:p text:style-name="P11">c. Use commas and quotation marks in dialogue.</text:p>
            <text:p text:style-name="P11">d. Form and use possessives.</text:p>
            <text:p text:style-name="P11">e. Use conventional spelling for high-frequency</text:p>
            <text:p text:style-name="P11">and other studied words and for adding</text:p>
            <text:p text:style-name="P10"><text:span text:style-name="T3">suffixes to base words (e.g., </text:span><text:span text:style-name="T4">sitting, smiled,</text:span></text:p>
            <text:p text:style-name="P10"><text:span text:style-name="T4">cries, happiness</text:span><text:span text:style-name="T3">).</text:span></text:p>
            <text:p text:style-name="P11">f. Use spelling patterns and generalizations</text:p>
            <text:p text:style-name="P11"><text:soft-page-break/>(e.g., word families, position-based spellings,</text:p>
            <text:p text:style-name="P11">syllable patterns, ending rules, meaningful</text:p>
            <text:p text:style-name="P11">word parts) in writing words.</text:p>
            <text:p text:style-name="P11">g. Consult reference materials, including</text:p>
            <text:p text:style-name="P11">beginning dictionaries, as needed to check</text:p>
            <text:p text:style-name="P15"><text:span text:style-name="T5">and correct spellings.</text:span></text:p>
          </table:table-cell>
          <table:table-cell table:style-name="Language.A2" office:value-type="string">
            <text:p text:style-name="P11">Demonstrate command of the conventions of</text:p>
            <text:p text:style-name="P11">standard English capitalization, punctuation, and</text:p>
            <text:p text:style-name="P11">spelling when writing.</text:p>
            <text:p text:style-name="P11">a. Use correct capitalization.</text:p>
            <text:p text:style-name="P11">b. Use commas and quotation marks to mark</text:p>
            <text:p text:style-name="P11">direct speech and quotations from a text.</text:p>
            <text:p text:style-name="P11">c. Use a comma before a coordinating</text:p>
            <text:p text:style-name="P11">conjunction in a compound sentence.</text:p>
            <text:p text:style-name="P11">d. Spell grade-appropriate words correctly,</text:p>
            <text:p text:style-name="P15"><text:span text:style-name="T5">consulting references as needed.</text:span></text:p>
          </table:table-cell>
          <table:table-cell table:style-name="Language.B2" office:value-type="string">
            <text:p text:style-name="P11">Demonstrate command of the conventions of</text:p>
            <text:p text:style-name="P11">standard English capitalization, punctuation, and</text:p>
            <text:p text:style-name="P11">spelling when writing.</text:p>
            <text:p text:style-name="P11">a. Use punctuation to separate items in a series.*</text:p>
            <text:p text:style-name="P11">b. Use a comma to separate an introductory</text:p>
            <text:p text:style-name="P11">element from the rest of the sentence.</text:p>
            <text:p text:style-name="P10"><text:span text:style-name="T3">c. Use a comma to set off the words </text:span><text:span text:style-name="T4">yes </text:span><text:span text:style-name="T3">and </text:span><text:span text:style-name="T4">no</text:span></text:p>
            <text:p text:style-name="P10"><text:span text:style-name="T3">(e.g., </text:span><text:span text:style-name="T4">Yes, thank you</text:span><text:span text:style-name="T3">), to set off a tag question</text:span></text:p>
            <text:p text:style-name="P10"><text:span text:style-name="T3">from the rest of the sentence (e.g., </text:span><text:span text:style-name="T4">It’s true, isn’t</text:span></text:p>
            <text:p text:style-name="P10"><text:span text:style-name="T4">it?</text:span><text:span text:style-name="T3">), and to indicate direct address (e.g., </text:span><text:span text:style-name="T4">Is that</text:span></text:p>
            <text:p text:style-name="P10"><text:span text:style-name="T4">you, Steve?</text:span><text:span text:style-name="T3">).</text:span></text:p>
            <text:p text:style-name="P11">d. Use underlining, quotation marks, or italics to</text:p>
            <text:p text:style-name="P11">indicate titles of works.</text:p>
            <text:p text:style-name="P11">e. Spell grade-<text:soft-page-break/>appropriate words correctly,</text:p>
            <text:p text:style-name="P15"><text:span text:style-name="T5">consulting references as needed.</text:span></text:p>
          </table:table-cell>
        </table:table-row>
        <table:table-row>
          <table:table-cell table:style-name="Language.A3">
            <text:p text:style-name="P24"/>
          </table:table-cell>
          <table:table-cell table:style-name="Language.B2" table:number-columns-spanned="6" office:value-type="string">
            <text:p text:style-name="P23">Knowledge of Langua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Language.A3" office:value-type="float" office:value="3">
            <text:p text:style-name="P24">3</text:p>
          </table:table-cell>
          <table:table-cell table:style-name="Language.A2" office:value-type="string">
            <text:p text:style-name="P21">(Begins in grade 2)</text:p>
          </table:table-cell>
          <table:table-cell table:style-name="Language.A2" office:value-type="string">
            <text:p text:style-name="P21">(Begins in grade 2)</text:p>
          </table:table-cell>
          <table:table-cell table:style-name="Language.A2" office:value-type="string">
            <text:p text:style-name="P11">Use knowledge of language and its conventions</text:p>
            <text:p text:style-name="P11">when writing, speaking, reading, or listening.</text:p>
            <text:p text:style-name="P15"><text:span text:style-name="T5">a. Compare formal and informal uses of English.</text:span></text:p>
          </table:table-cell>
          <table:table-cell table:style-name="Language.A2" office:value-type="string">
            <text:p text:style-name="P11">Use knowledge of language and its conventions</text:p>
            <text:p text:style-name="P11">when writing, speaking, reading, or listening.</text:p>
            <text:p text:style-name="P11">a. Choose words and phrases for effect.*</text:p>
            <text:p text:style-name="P11">b. Recognize and observe differences between</text:p>
            <text:p text:style-name="P11">the conventions of spoken and written</text:p>
            <text:p text:style-name="P15"><text:span text:style-name="T5">standard English.</text:span></text:p>
          </table:table-cell>
          <table:table-cell table:style-name="Language.A2" office:value-type="string">
            <text:p text:style-name="P11">Use knowledge of language and its conventions</text:p>
            <text:p text:style-name="P11">when writing, speaking, reading, or listening.</text:p>
            <text:p text:style-name="P11">a. Choose words and phrases to convey ideas</text:p>
            <text:p text:style-name="P11">precisely.*</text:p>
            <text:p text:style-name="P11">b. Choose punctuation for effect.*</text:p>
            <text:p text:style-name="P11">c. Differentiate between contexts that call</text:p>
            <text:p text:style-name="P11">for formal English (e.g., presenting ideas)</text:p>
            <text:p text:style-name="P11">and situations where informal discourse is</text:p>
            <text:p text:style-name="P15"><text:span text:style-name="T5">appropriate (e.g., small-group discussion).</text:span></text:p>
          </table:table-cell>
          <table:table-cell table:style-name="Language.B2" office:value-type="string">
            <text:p text:style-name="P11">Use knowledge of language and its conventions</text:p>
            <text:p text:style-name="P11">when writing, speaking, reading, or listening.</text:p>
            <text:p text:style-name="P11">a. Expand, combine, and reduce sentences for</text:p>
            <text:p text:style-name="P11">meaning, reader/listener interest, and style.</text:p>
            <text:p text:style-name="P11">b. Compare and contrast the varieties of English</text:p>
            <text:p text:style-name="P11">(e.g., dialects, registers) used in stories, dramas,</text:p>
            <text:p text:style-name="P15"><text:span text:style-name="T5">or poems.</text:span></text:p>
          </table:table-cell>
        </table:table-row>
        <table:table-row>
          <table:table-cell table:style-name="Language.A3">
            <text:p text:style-name="P24"/>
          </table:table-cell>
          <table:table-cell table:style-name="Language.B2" table:number-columns-spanned="6" office:value-type="string">
            <text:p text:style-name="P17">Vocabulary Acquisition and U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Language.A3" office:value-type="float" office:value="4">
            <text:p text:style-name="P24">4</text:p>
          </table:table-cell>
          <table:table-cell table:style-name="Language.A2" office:value-type="string">
            <text:p text:style-name="P11">multiple-meaning words and phrases based on</text:p>
            <text:p text:style-name="P16">kindergarten reading and content.</text:p>
            <text:p text:style-name="P11">a. Identify new meanings for familiar words and</text:p>
            <text:p text:style-name="P10"><text:span text:style-name="T3">apply them accurately (e.g., knowing </text:span><text:span text:style-name="T4">duck </text:span><text:span text:style-name="T3">is a</text:span></text:p>
            <text:p text:style-name="P10"><text:span text:style-name="T3">bird and learning the verb </text:span><text:span text:style-name="T4">to duck</text:span><text:span text:style-name="T3">).</text:span></text:p>
            <text:p text:style-name="P11">b. Use the most frequently occurring inflections</text:p>
            <text:p text:style-name="P10"><text:span text:style-name="T3">and affixes (e.g., -</text:span><text:span text:style-name="T4">ed</text:span><text:span text:style-name="T3">, -</text:span><text:span text:style-name="T4">s</text:span><text:span text:style-name="T3">, </text:span><text:span text:style-name="T4">re</text:span><text:span text:style-name="T3">-, </text:span><text:span text:style-name="T4">un</text:span><text:span text:style-name="T3">-, </text:span><text:span text:style-name="T4">pre</text:span><text:span text:style-name="T3">-, -</text:span><text:span text:style-name="T4">ful</text:span><text:span text:style-name="T3">,</text:span></text:p>
            <text:p text:style-name="P10"><text:span text:style-name="T3">-</text:span><text:span text:style-name="T4">less</text:span><text:span text:style-name="T3">) as a clue to the meaning of an unknown</text:span></text:p>
            <text:p text:style-name="P15"><text:span text:style-name="T5">word.</text:span></text:p>
          </table:table-cell>
          <table:table-cell table:style-name="Language.A2" office:value-type="string">
            <text:p text:style-name="P11">Determine or clarify the meaning of unknown</text:p>
            <text:p text:style-name="P11">and multiple-meaning words and phrases based</text:p>
            <text:p text:style-name="P10"><text:span text:style-name="T3">on </text:span><text:span text:style-name="T4">grade 1 reading and content</text:span><text:span text:style-name="T3">, choosing flexibly</text:span></text:p>
            <text:p text:style-name="P11">from an array of strategies.</text:p>
            <text:p text:style-name="P11">a. Use sentence-level context as a clue to the</text:p>
            <text:p text:style-name="P11">meaning of a word or phrase.</text:p>
            <text:p text:style-name="P11">b. Use frequently occurring affixes as a clue to</text:p>
            <text:p text:style-name="P11">the meaning of a word.</text:p>
            <text:p text:style-name="P11">c. Identify frequently occurring root words (e.g.,</text:p>
            <text:p text:style-name="P10"><text:span text:style-name="T4">look</text:span><text:span text:style-name="T3">) and their inflectional forms </text:span><text:soft-page-break/><text:span text:style-name="T3">(e.g., </text:span><text:span text:style-name="T4">looks</text:span><text:span text:style-name="T3">,</text:span></text:p>
            <text:p text:style-name="P15"><text:span text:style-name="T4">looked</text:span><text:span text:style-name="T5">, </text:span><text:span text:style-name="T4">looking</text:span><text:span text:style-name="T5">).</text:span></text:p>
          </table:table-cell>
          <table:table-cell table:style-name="Language.A2" office:value-type="string">
            <text:p text:style-name="P11">multiple-meaning words and phrases based on</text:p>
            <text:p text:style-name="P10"><text:span text:style-name="T4">grade 2 reading and content</text:span><text:span text:style-name="T3">, choosing flexibly</text:span></text:p>
            <text:p text:style-name="P11">from an array of strategies.</text:p>
            <text:p text:style-name="P11">a. Use sentence-level context as a clue to the</text:p>
            <text:p text:style-name="P11">meaning of a word or phrase.</text:p>
            <text:p text:style-name="P11">b. Determine the meaning of the new word</text:p>
            <text:p text:style-name="P11">formed when a known prefix is added to a</text:p>
            <text:p text:style-name="P10"><text:span text:style-name="T3">known word (e.g., </text:span><text:span text:style-name="T4">happy</text:span><text:span text:style-name="T3">/</text:span><text:span text:style-name="T4">unhappy</text:span><text:span text:style-name="T3">, </text:span><text:span text:style-name="T4">tell</text:span><text:span text:style-name="T3">/</text:span><text:span text:style-name="T4">retell</text:span><text:span text:style-name="T3">).</text:span></text:p>
            <text:p text:style-name="P11">c. Use a known root word as a clue to the</text:p>
            <text:p text:style-name="P11">meaning of an unknown word with the same</text:p>
            <text:p text:style-name="P10"><text:span text:style-name="T3">root (e.g., </text:span><text:span text:style-name="T4">addition</text:span><text:span text:style-name="T3">, </text:span><text:soft-page-break/><text:span text:style-name="T4">additional</text:span><text:span text:style-name="T3">).</text:span></text:p>
            <text:p text:style-name="P11">d. Use knowledge of the meaning of individual</text:p>
            <text:p text:style-name="P11">words to predict the meaning of compound</text:p>
            <text:p text:style-name="P10"><text:span text:style-name="T3">words (e.g., </text:span><text:span text:style-name="T4">birdhouse, lighthouse, housefly;</text:span></text:p>
            <text:p text:style-name="P10"><text:span text:style-name="T4">bookshelf, notebook, bookmark</text:span><text:span text:style-name="T3">).</text:span></text:p>
            <text:p text:style-name="P11">e. Use glossaries and beginning dictionaries, both</text:p>
            <text:p text:style-name="P11">print and digital, to determine or clarify the</text:p>
            <text:p text:style-name="P15"><text:span text:style-name="T5">meaning of words and phrases.</text:span></text:p>
          </table:table-cell>
          <table:table-cell table:style-name="Language.A2" office:value-type="string">
            <text:p text:style-name="P11">and multiple-meaning word and phrases based</text:p>
            <text:p text:style-name="P10"><text:span text:style-name="T3">on </text:span><text:span text:style-name="T4">grade 3 reading and content, </text:span><text:span text:style-name="T3">choosing flexibly</text:span></text:p>
            <text:p text:style-name="P11">from a range of strategies.</text:p>
            <text:p text:style-name="P11">a. Use sentence-level context as a clue to the</text:p>
            <text:p text:style-name="P11">meaning of a word or phrase.</text:p>
            <text:p text:style-name="P11">b. Determine the meaning of the new word</text:p>
            <text:p text:style-name="P11">formed when a known affix is added to a</text:p>
            <text:p text:style-name="P10"><text:span text:style-name="T3">known word (e.g., </text:span><text:span text:style-name="T4">agreeable/disagreeable,</text:span></text:p>
            <text:p text:style-name="P16">comfortable/uncomfortable, care/careless,</text:p>
            <text:p text:style-name="P10"><text:span text:style-name="T4">heat/preheat</text:span><text:span text:style-name="T3">).</text:span></text:p>
            <text:p text:style-name="P11">c. Use a known root word as a clue to the</text:p>
            <text:p text:style-name="P11">meaning of an <text:soft-page-break/>unknown word with the same</text:p>
            <text:p text:style-name="P10"><text:span text:style-name="T3">root (e.g., </text:span><text:span text:style-name="T4">company, companion</text:span><text:span text:style-name="T3">).</text:span></text:p>
            <text:p text:style-name="P11">d. Use glossaries or beginning dictionaries, both</text:p>
            <text:p text:style-name="P11">print and digital, to determine or clarify the</text:p>
            <text:p text:style-name="P15"><text:span text:style-name="T5">precise meaning of key words and phrases.</text:span></text:p>
          </table:table-cell>
          <table:table-cell table:style-name="Language.A2" office:value-type="string">
            <text:p text:style-name="P11">Determine or clarify the meaning of unknown and</text:p>
            <text:p text:style-name="P11">multiple-meaning words and phrases based on</text:p>
            <text:p text:style-name="P10"><text:span text:style-name="T4">grade 4 reading and content, </text:span><text:span text:style-name="T3">choosing flexibly</text:span></text:p>
            <text:p text:style-name="P11">from a range of strategies.</text:p>
            <text:p text:style-name="P11">a. Use context (e.g., definitions, examples, or</text:p>
            <text:p text:style-name="P11">restatements in text) as a clue to the meaning</text:p>
            <text:p text:style-name="P11">of a word or phrase.</text:p>
            <text:p text:style-name="P11">b. Use common, grade-appropriate Greek and</text:p>
            <text:p text:style-name="P11">Latin affixes and roots as clues to the meaning</text:p>
            <text:p text:style-name="P10"><text:span text:style-name="T3">of a word (e.g., </text:span><text:span text:style-name="T4">telegraph, photograph,</text:span></text:p>
            <text:p text:style-name="P10"><text:soft-page-break/><text:span text:style-name="T4">autograph</text:span><text:span text:style-name="T3">).</text:span></text:p>
            <text:p text:style-name="P11">c. Consult reference materials (e.g., dictionaries,</text:p>
            <text:p text:style-name="P11">glossaries, thesauruses), both print and digital,</text:p>
            <text:p text:style-name="P11">to find the pronunciation and determine or</text:p>
            <text:p text:style-name="P11">clarify the precise meaning of key words and</text:p>
            <text:p text:style-name="P15"><text:span text:style-name="T5">phrases.</text:span></text:p>
          </table:table-cell>
          <table:table-cell table:style-name="Language.B2" office:value-type="string">
            <text:p text:style-name="P11">Determine or clarify the meaning of unknown and</text:p>
            <text:p text:style-name="P11">multiple-meaning words and phrases based on</text:p>
            <text:p text:style-name="P10"><text:span text:style-name="T4">grade 5 reading and content, </text:span><text:span text:style-name="T3">choosing flexibly</text:span></text:p>
            <text:p text:style-name="P11">from a range of strategies.</text:p>
            <text:p text:style-name="P11">a. Use context (e.g., cause/effect relationships</text:p>
            <text:p text:style-name="P11">and comparisons in text) as a clue to the</text:p>
            <text:p text:style-name="P11">meaning of a word or phrase.</text:p>
            <text:p text:style-name="P11">b. Use common, grade-appropriate Greek and</text:p>
            <text:p text:style-name="P11">Latin affixes and roots as clues to the meaning</text:p>
            <text:p text:style-name="P10"><text:span text:style-name="T3">of a word (e.g., </text:span><text:span text:style-name="T4">photograph, photosynthesis</text:span><text:span text:style-name="T3">).</text:span></text:p>
            <text:p text:style-name="P11">c. Consult reference materials (e.g., dictionaries,</text:p>
            <text:p text:style-name="P11"><text:soft-page-break/>glossaries, thesauruses), both print and digital,</text:p>
            <text:p text:style-name="P11">to find the pronunciation and determine or</text:p>
            <text:p text:style-name="P11">clarify the precise meaning of key words and</text:p>
            <text:p text:style-name="P15"><text:span text:style-name="T5">phrases.</text:span></text:p>
          </table:table-cell>
        </table:table-row>
        <table:table-row>
          <table:table-cell table:style-name="Language.A3" office:value-type="float" office:value="5">
            <text:p text:style-name="P24">5</text:p>
          </table:table-cell>
          <table:table-cell table:style-name="Language.A2" office:value-type="string">
            <text:p text:style-name="P11">With guidance and support from adults, explore</text:p>
            <text:p text:style-name="P11">word relationships and nuances in word meanings.</text:p>
            <text:p text:style-name="P11">a. Sort common objects into categories (e.g.,</text:p>
            <text:p text:style-name="P11">shapes, foods) to gain a sense of the concepts</text:p>
            <text:p text:style-name="P11">the categories represent.</text:p>
            <text:p text:style-name="P11">b. Demonstrate understanding of frequently</text:p>
            <text:p text:style-name="P11">occurring verbs and adjectives by relating</text:p>
            <text:p text:style-name="P11">them to their opposites (antonyms).</text:p>
            <text:p text:style-name="P11">c. Identify real-life connections between words</text:p>
            <text:p text:style-name="P11">and their use (e.g., note places at school that</text:p>
            <text:p text:style-name="P10"><text:span text:style-name="T3">are </text:span><text:span text:style-name="T4">colorful</text:span><text:span text:style-name="T3">).</text:span></text:p>
            <text:p text:style-name="P11">d. Distinguish shades of meaning among verbs</text:p>
            <text:p text:style-name="P11">describing the same general action (e.g.,</text:p>
            <text:p text:style-name="P10"><text:span text:style-name="T4">walk, march, strut, prance</text:span><text:span text:style-name="T3">) by acting out the</text:span></text:p>
            <text:p text:style-name="P15"><text:span text:style-name="T5">meanings.</text:span></text:p>
          </table:table-cell>
          <table:table-cell table:style-name="Language.A2" office:value-type="string">
            <text:p text:style-name="P11">With guidance and support from adults,</text:p>
            <text:p text:style-name="P11">demonstrate understanding of word relationships</text:p>
            <text:p text:style-name="P11">and nuances in word meanings.</text:p>
            <text:p text:style-name="P11">a. Sort words into categories (e.g., colors,</text:p>
            <text:p text:style-name="P11">clothing) to gain a sense of the concepts the</text:p>
            <text:p text:style-name="P11">categories represent.</text:p>
            <text:p text:style-name="P11">b. Define words by category and by one or more</text:p>
            <text:p text:style-name="P10"><text:span text:style-name="T3">key attributes (e.g., a </text:span><text:span text:style-name="T4">duck </text:span><text:span text:style-name="T3">is a bird that swims;</text:span></text:p>
            <text:p text:style-name="P10"><text:span text:style-name="T3">a </text:span><text:span text:style-name="T4">tiger </text:span><text:span text:style-name="T3">is a large cat with stripes).</text:span></text:p>
            <text:p text:style-name="P11">c. Identify real-life connections between words</text:p>
            <text:p text:style-name="P11">and their use (e.g., note places at home that</text:p>
            <text:p text:style-name="P10"><text:span text:style-name="T3">are </text:span><text:span text:style-name="T4">cozy</text:span><text:span text:style-name="T3">).</text:span></text:p>
            <text:p text:style-name="P11">d. Distinguish shades of meaning among verbs</text:p>
            <text:p text:style-name="P10"><text:span text:style-name="T3">differing in manner (e.g., </text:span><text:span text:style-name="T4">look, peek, glance,</text:span></text:p>
            <text:p text:style-name="P10"><text:span text:style-name="T4">stare, glare, scowl</text:span><text:span text:style-name="T3">) and adjectives differing in</text:span></text:p>
            <text:p text:style-name="P10"><text:span text:style-name="T3">intensity (e.g., </text:span><text:span text:style-name="T4">large, gigantic</text:span><text:span text:style-name="T3">) by defining or</text:span></text:p>
            <text:p text:style-name="P15"><text:span text:style-name="T5">choosing them or by acting out the meanings.</text:span></text:p>
          </table:table-cell>
          <table:table-cell table:style-name="Language.A2" office:value-type="string">
            <text:p text:style-name="P11">Demonstrate understanding of word relationships</text:p>
            <text:p text:style-name="P11">and nuances in word meanings.</text:p>
            <text:p text:style-name="P11">a. Identify real-life connections between words</text:p>
            <text:p text:style-name="P11">and their use (e.g., describe foods that are</text:p>
            <text:p text:style-name="P10"><text:span text:style-name="T4">spicy </text:span><text:span text:style-name="T3">or </text:span><text:span text:style-name="T4">juicy</text:span><text:span text:style-name="T3">).</text:span></text:p>
            <text:p text:style-name="P11">b. Distinguish shades of meaning among closely</text:p>
            <text:p text:style-name="P10"><text:span text:style-name="T3">related verbs (e.g., </text:span><text:span text:style-name="T4">toss, throw, hurl</text:span><text:span text:style-name="T3">) and closely</text:span></text:p>
            <text:p text:style-name="P10"><text:span text:style-name="T3">related adjectives (e.g., </text:span><text:span text:style-name="T4">thin, slender, skinny,</text:span></text:p>
            <text:p text:style-name="P15"><text:span text:style-name="T4">scrawny</text:span><text:span text:style-name="T5">).</text:span></text:p>
          </table:table-cell>
          <table:table-cell table:style-name="Language.A2" office:value-type="string">
            <text:p text:style-name="P11">Demonstrate understanding of word relationships</text:p>
            <text:p text:style-name="P11">and nuances in word meanings.</text:p>
            <text:p text:style-name="P11">a. Distinguish the literal and nonliteral meanings</text:p>
            <text:p text:style-name="P10"><text:span text:style-name="T3">of words and phrases in context (e.g., </text:span><text:span text:style-name="T4">take</text:span></text:p>
            <text:p text:style-name="P10"><text:span text:style-name="T4">steps</text:span><text:span text:style-name="T3">).</text:span></text:p>
            <text:p text:style-name="P11">b. Identify real-life connections between words</text:p>
            <text:p text:style-name="P11">and their use (e.g., describe people who are</text:p>
            <text:p text:style-name="P10"><text:span text:style-name="T4">friendly </text:span><text:span text:style-name="T3">or </text:span><text:span text:style-name="T4">helpful</text:span><text:span text:style-name="T3">).</text:span></text:p>
            <text:p text:style-name="P11">c. Distinguish shades of meaning among related</text:p>
            <text:p text:style-name="P11">words that describe states of mind or degrees</text:p>
            <text:p text:style-name="P10"><text:span text:style-name="T3">of certainty (e.g., </text:span><text:span text:style-name="T4">knew, believed, suspected,</text:span></text:p>
            <text:p text:style-name="P15"><text:span text:style-name="T4">heard, wondered</text:span><text:span text:style-name="T5">).</text:span></text:p>
          </table:table-cell>
          <table:table-cell table:style-name="Language.A2" office:value-type="string">
            <text:p text:style-name="P11">Demonstrate understanding of figurative</text:p>
            <text:p text:style-name="P11">language, word relationships, and nuances in word</text:p>
            <text:p text:style-name="P11">meanings.</text:p>
            <text:p text:style-name="P11">a. Explain the meaning of simple similes and</text:p>
            <text:p text:style-name="P10"><text:span text:style-name="T3">metaphors (e.g., </text:span><text:span text:style-name="T4">as pretty as a picture</text:span><text:span text:style-name="T3">) in</text:span></text:p>
            <text:p text:style-name="P11">context.</text:p>
            <text:p text:style-name="P11">b. Recognize and explain the meaning of</text:p>
            <text:p text:style-name="P11">common idioms, adages, and proverbs.</text:p>
            <text:p text:style-name="P11">c. Demonstrate understanding of words by</text:p>
            <text:p text:style-name="P11">relating them to their opposites (antonyms)</text:p>
            <text:p text:style-name="P11">and to words with similar but not identical</text:p>
            <text:p text:style-name="P15"><text:span text:style-name="T5">meanings (synonyms).</text:span></text:p>
          </table:table-cell>
          <table:table-cell table:style-name="Language.B2" office:value-type="string">
            <text:p text:style-name="P11">Demonstrate understanding of figurative language,</text:p>
            <text:p text:style-name="P11">word relationships, and nuances in word meanings.</text:p>
            <text:p text:style-name="P11">a. Interpret figurative language, including similes</text:p>
            <text:p text:style-name="P11">and metaphors, in context.</text:p>
            <text:p text:style-name="P11">b. Recognize and explain the meaning of common</text:p>
            <text:p text:style-name="P11">idioms, adages, and proverbs.</text:p>
            <text:p text:style-name="P11">c. Use the relationship between particular words</text:p>
            <text:p text:style-name="P11">(e.g., synonyms, antonyms, homographs) to</text:p>
            <text:p text:style-name="P15"><text:span text:style-name="T5">better understand each of the words.</text:span></text:p>
          </table:table-cell>
        </table:table-row>
        <table:table-row>
          <table:table-cell table:style-name="Language.A3" office:value-type="float" office:value="6">
            <text:p text:style-name="P24">6</text:p>
          </table:table-cell>
          <table:table-cell table:style-name="Language.A2" office:value-type="string">
            <text:p text:style-name="P11">Use words and phrases acquired through</text:p>
            <text:p text:style-name="P11">conversations, reading and being read to, and</text:p>
            <text:p text:style-name="P15"><text:span text:style-name="T5">responding to texts.</text:span></text:p>
          </table:table-cell>
          <table:table-cell table:style-name="Language.A2" office:value-type="string">
            <text:p text:style-name="P11">Use words and phrases acquired through</text:p>
            <text:p text:style-name="P11">conversations, reading and being read to, and</text:p>
            <text:p text:style-name="P11">responding to texts, including <text:soft-page-break/>using frequently</text:p>
            <text:p text:style-name="P11">occurring conjunctions to signal simple</text:p>
            <text:p text:style-name="P15"><text:span text:style-name="T5">relationships (e.g., </text:span><text:span text:style-name="T4">because</text:span><text:span text:style-name="T5">).</text:span></text:p>
          </table:table-cell>
          <table:table-cell table:style-name="Language.A2" office:value-type="string">
            <text:p text:style-name="P11">Use words and phrases acquired through</text:p>
            <text:p text:style-name="P11">conversations, reading and being read to, and</text:p>
            <text:p text:style-name="P11">responding to texts, including <text:soft-page-break/>using adjectives</text:p>
            <text:p text:style-name="P10"><text:span text:style-name="T3">and adverbs to describe (e.g., </text:span><text:span text:style-name="T4">When other kids are</text:span></text:p>
            <text:p text:style-name="P15"><text:span text:style-name="T4">happy that makes me happy</text:span><text:span text:style-name="T5">).</text:span></text:p>
          </table:table-cell>
          <table:table-cell table:style-name="Language.A2" office:value-type="string">
            <text:p text:style-name="P11">Acquire and use accurately grade-appropriate</text:p>
            <text:p text:style-name="P11">conversational, general academic, and domainspecific</text:p>
            <text:p text:style-name="P11">words and <text:soft-page-break/>phrases, including those that</text:p>
            <text:p text:style-name="P11">signal spatial and temporal relationships (e.g.,</text:p>
            <text:p text:style-name="P15"><text:span text:style-name="T4">After dinner that night we went looking for them</text:span><text:span text:style-name="T5">).</text:span></text:p>
          </table:table-cell>
          <table:table-cell table:style-name="Language.A2" office:value-type="string">
            <text:p text:style-name="P11">Acquire and use accurately grade-appropriate</text:p>
            <text:p text:style-name="P11">general academic and domain-specific words</text:p>
            <text:p text:style-name="P11">and phrases, including those <text:soft-page-break/>that signal precise</text:p>
            <text:p text:style-name="P10"><text:span text:style-name="T3">actions, emotions, or states of being (e.g., </text:span><text:span text:style-name="T4">quizzed,</text:span></text:p>
            <text:p text:style-name="P10"><text:span text:style-name="T4">whined, stammered</text:span><text:span text:style-name="T3">) and that are basic to a</text:span></text:p>
            <text:p text:style-name="P10"><text:span text:style-name="T3">particular topic (e.g., </text:span><text:span text:style-name="T4">wildlife, conservation, </text:span><text:span text:style-name="T3">and</text:span></text:p>
            <text:p text:style-name="P15"><text:span text:style-name="T4">endangered </text:span><text:span text:style-name="T5">when discussing animal preservation).</text:span></text:p>
          </table:table-cell>
          <table:table-cell table:style-name="Language.B2" office:value-type="string">
            <text:p text:style-name="P11">Acquire and use accurately grade-appropriate</text:p>
            <text:p text:style-name="P11">general academic and domain-specific words</text:p>
            <text:p text:style-name="P11">and phrases, including those that signal contrast,</text:p>
            <text:p text:style-name="P11"><text:soft-page-break/>addition, and other logical relationships (e.g.,</text:p>
            <text:p text:style-name="P16">however, although, nevertheless, similarly,</text:p>
            <text:p text:style-name="P15"><text:span text:style-name="T4">moreover, in addition</text:span><text:span text:style-name="T5">)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otham-Book" svg:font-family="Gotham-Book"/>
    <style:font-face style:name="Mangal1" svg:font-family="Mangal"/>
    <style:font-face style:name="Symbol" svg:font-family="Symbol"/>
    <style:font-face style:name="Gotham-BookItalic" svg:font-family="Gotham-BookItalic" style:font-family-generic="swiss"/>
    <style:font-face style:name="Gotham-Medium" svg:font-family="Gotham-Medium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16T18:14:47.99</meta:creation-date>
    <dc:date>2012-12-17T19:51:56.81</dc:date>
    <meta:editing-duration>P1DT1H14M37S</meta:editing-duration>
    <meta:editing-cycles>20</meta:editing-cycles>
    <meta:generator>OpenOffice.org/3.3$Win32 OpenOffice.org_project/330m20$Build-9567</meta:generator>
    <meta:document-statistic meta:table-count="6" meta:image-count="0" meta:object-count="0" meta:page-count="12" meta:paragraph-count="1531" meta:word-count="9112" meta:character-count="57930"/>
  </office:meta>
</office:document-meta>
</file>